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end" fo:margin-left="0cm"/>
      <style:text-properties fo:font-weight="bold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cm"/>
      <style:text-properties fo:font-weight="bold"/>
    </style:style>
    <style:style style:name="ce12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ffff99"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weight="bold"/>
    </style:style>
    <style:style style:name="ce17" style:family="table-cell" style:parent-style-name="Defaul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default-cell-style-name="ce10"/>
        <table:table-column table:style-name="co3" table:default-cell-style-name="ce10"/>
        <table:table-column table:style-name="co1" table:number-columns-repeated="19" table:default-cell-style-name="ce1"/>
        <table:table-column table:style-name="co1" table:number-columns-repeated="233" table:default-cell-style-name="Default"/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Frequency:</text:p>
          </table:table-cell>
          <table:table-cell office:value-type="float" office:value="8">
            <text:p>8</text:p>
          </table:table-cell>
          <table:table-cell table:style-name="ce15" office:value-type="string">
            <text:p>Mhz</text:p>
          </table:table-cell>
          <table:table-cell table:number-columns-repeated="252"/>
        </table:table-row>
        <table:table-row table:style-name="ro1">
          <table:table-cell/>
          <table:table-cell table:style-name="ce4" office:value-type="string">
            <text:p>Bitrate:</text:p>
          </table:table-cell>
          <table:table-cell office:value-type="float" office:value="10">
            <text:p>10</text:p>
          </table:table-cell>
          <table:table-cell table:style-name="ce15" office:value-type="string">
            <text:p>kbit/s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BRP</text:p>
          </table:table-cell>
          <table:table-cell table:style-name="ce5" office:value-type="string">
            <text:p>Tq</text:p>
          </table:table-cell>
          <table:table-cell table:style-name="ce11" office:value-type="string">
            <text:p>4*tq</text:p>
          </table:table-cell>
          <table:table-cell table:style-name="ce11" office:value-type="string">
            <text:p>5*tq</text:p>
          </table:table-cell>
          <table:table-cell table:style-name="ce16" office:value-type="string">
            <text:p>6*tq</text:p>
          </table:table-cell>
          <table:table-cell table:style-name="ce16" office:value-type="string">
            <text:p>7*tq</text:p>
          </table:table-cell>
          <table:table-cell table:style-name="ce2" office:value-type="string">
            <text:p>8*tq</text:p>
          </table:table-cell>
          <table:table-cell table:style-name="ce2" office:value-type="string">
            <text:p>9*tq</text:p>
          </table:table-cell>
          <table:table-cell table:style-name="ce2" office:value-type="string">
            <text:p>10*tq</text:p>
          </table:table-cell>
          <table:table-cell table:style-name="ce2" office:value-type="string">
            <text:p>11*tq</text:p>
          </table:table-cell>
          <table:table-cell table:style-name="ce2" office:value-type="string">
            <text:p>12*tq</text:p>
          </table:table-cell>
          <table:table-cell table:style-name="ce2" office:value-type="string">
            <text:p>13*tq</text:p>
          </table:table-cell>
          <table:table-cell table:style-name="ce2" office:value-type="string">
            <text:p>14*tq</text:p>
          </table:table-cell>
          <table:table-cell table:style-name="ce2" office:value-type="string">
            <text:p>15*tq</text:p>
          </table:table-cell>
          <table:table-cell table:style-name="ce2" office:value-type="string">
            <text:p>16*tq</text:p>
          </table:table-cell>
          <table:table-cell table:style-name="ce2" office:value-type="string">
            <text:p>17*tq</text:p>
          </table:table-cell>
          <table:table-cell table:style-name="ce2" office:value-type="string">
            <text:p>18*tq</text:p>
          </table:table-cell>
          <table:table-cell table:style-name="ce2" office:value-type="string">
            <text:p>19*tq</text:p>
          </table:table-cell>
          <table:table-cell table:style-name="ce2" office:value-type="string">
            <text:p>20*tq</text:p>
          </table:table-cell>
          <table:table-cell table:style-name="ce2" office:value-type="string">
            <text:p>21*tq</text:p>
          </table:table-cell>
          <table:table-cell table:style-name="ce2" office:value-type="string">
            <text:p>22*tq</text:p>
          </table:table-cell>
          <table:table-cell table:style-name="ce2" office:value-type="string">
            <text:p>23*tq</text:p>
          </table:table-cell>
          <table:table-cell table:number-columns-repeated="2" table:style-name="ce2" office:value-type="string">
            <text:p>24*tq</text:p>
          </table:table-cell>
          <table:table-cell table:style-name="ce17" table:number-columns-repeated="232"/>
        </table:table-row>
        <table:table-row table:style-name="ro1">
          <table:table-cell office:value-type="float" office:value="0">
            <text:p>0</text:p>
          </table:table-cell>
          <table:table-cell table:formula="oooc:=(1 + [.A8])*(1/(frequency*1000000))" office:value-type="float" office:value="0.000000125">
            <text:p>1,25E-07</text:p>
          </table:table-cell>
          <table:table-cell table:style-name="ce12" table:formula="oooc:=(bitrate * 1000) - ( 1/(4*[.B8]))" office:value-type="float" office:value="-1990000">
            <text:p>-1990000</text:p>
          </table:table-cell>
          <table:table-cell table:style-name="ce12" table:formula="oooc:=(bitrate * 1000) -(1/(5*[.B8]))" office:value-type="float" office:value="-1590000">
            <text:p>-1590000</text:p>
          </table:table-cell>
          <table:table-cell table:style-name="ce12" table:formula="oooc:=(bitrate * 1000) -(1/(6*[.B8]))" office:value-type="float" office:value="-1323333.33333333">
            <text:p>-1323333</text:p>
          </table:table-cell>
          <table:table-cell table:style-name="ce12" table:formula="oooc:=(bitrate * 1000) -(1/(7*[.B8]))" office:value-type="float" office:value="-1132857.14285714">
            <text:p>-1132857</text:p>
          </table:table-cell>
          <table:table-cell table:style-name="ce10" table:formula="oooc:=(bitrate * 1000) -(1/(8*[.B8]))" office:value-type="float" office:value="-990000">
            <text:p>-990000</text:p>
          </table:table-cell>
          <table:table-cell table:style-name="ce10" table:formula="oooc:=(bitrate * 1000) -(1/(9*[.B8]))" office:value-type="float" office:value="-878888.888888889">
            <text:p>-878889</text:p>
          </table:table-cell>
          <table:table-cell table:style-name="ce10" table:formula="oooc:=(bitrate * 1000) -(1/(10*[.B8]))" office:value-type="float" office:value="-790000">
            <text:p>-790000</text:p>
          </table:table-cell>
          <table:table-cell table:style-name="ce10" table:formula="oooc:=(bitrate * 1000) -(1/(11*[.B8]))" office:value-type="float" office:value="-717272.727272727">
            <text:p>-717273</text:p>
          </table:table-cell>
          <table:table-cell table:style-name="ce10" table:formula="oooc:=(bitrate * 1000) -(1/(12*[.B8]))" office:value-type="float" office:value="-656666.666666667">
            <text:p>-656667</text:p>
          </table:table-cell>
          <table:table-cell table:style-name="ce10" table:formula="oooc:=(bitrate * 1000) -(1/(13*[.B8]))" office:value-type="float" office:value="-605384.615384615">
            <text:p>-605385</text:p>
          </table:table-cell>
          <table:table-cell table:style-name="ce10" table:formula="oooc:=(bitrate * 1000) -(1/(14*[.B8]))" office:value-type="float" office:value="-561428.571428572">
            <text:p>-561429</text:p>
          </table:table-cell>
          <table:table-cell table:style-name="ce10" table:formula="oooc:=(bitrate * 1000) -(1/(15*[.B8]))" office:value-type="float" office:value="-523333.333333333">
            <text:p>-523333</text:p>
          </table:table-cell>
          <table:table-cell table:style-name="ce10" table:formula="oooc:=(bitrate * 1000) -(1/(16*[.B8]))" office:value-type="float" office:value="-490000">
            <text:p>-490000</text:p>
          </table:table-cell>
          <table:table-cell table:style-name="ce10" table:formula="oooc:=(bitrate * 1000) -(1/(17*[.B8]))" office:value-type="float" office:value="-460588.235294118">
            <text:p>-460588</text:p>
          </table:table-cell>
          <table:table-cell table:style-name="ce10" table:formula="oooc:=(bitrate * 1000) -(1/(18*[.B8]))" office:value-type="float" office:value="-434444.444444444">
            <text:p>-434444</text:p>
          </table:table-cell>
          <table:table-cell table:style-name="ce10" table:formula="oooc:=(bitrate * 1000) -(1/(19*[.B8]))" office:value-type="float" office:value="-411052.631578947">
            <text:p>-411053</text:p>
          </table:table-cell>
          <table:table-cell table:style-name="ce10" table:formula="oooc:=(bitrate * 1000) -(1/(20*[.B8]))" office:value-type="float" office:value="-390000">
            <text:p>-390000</text:p>
          </table:table-cell>
          <table:table-cell table:style-name="ce10" table:formula="oooc:=(bitrate * 1000) -(1/(21*[.B8]))" office:value-type="float" office:value="-370952.380952381">
            <text:p>-370952</text:p>
          </table:table-cell>
          <table:table-cell table:style-name="ce10" table:formula="oooc:=(bitrate * 1000) -(1/(22*[.B8]))" office:value-type="float" office:value="-353636.363636364">
            <text:p>-353636</text:p>
          </table:table-cell>
          <table:table-cell table:style-name="ce10" table:formula="oooc:=(bitrate * 1000) -(1/(23*[.B8]))" office:value-type="float" office:value="-337826.086956522">
            <text:p>-337826</text:p>
          </table:table-cell>
          <table:table-cell table:style-name="ce10" table:formula="oooc:=(bitrate * 1000) -(1/(24*[.B8]))" office:value-type="float" office:value="-323333.333333333">
            <text:p>-323333</text:p>
          </table:table-cell>
          <table:table-cell table:style-name="ce10" table:formula="oooc:=(bitrate * 1000) -(1/(25*[.B8]))" office:value-type="float" office:value="-310000">
            <text:p>-310000</text:p>
          </table:table-cell>
          <table:table-cell table:number-columns-repeated="232"/>
        </table:table-row>
        <table:table-row table:style-name="ro1">
          <table:table-cell office:value-type="float" office:value="1">
            <text:p>1</text:p>
          </table:table-cell>
          <table:table-cell table:formula="oooc:=(1+[.A9])*(1/(frequency*1000000))" office:value-type="float" office:value="0.00000025">
            <text:p>2,50E-07</text:p>
          </table:table-cell>
          <table:table-cell table:style-name="ce12" table:formula="oooc:=(bitrate * 1000) - ( 1/(4*[.B9]))" office:value-type="float" office:value="-990000">
            <text:p>-990000</text:p>
          </table:table-cell>
          <table:table-cell table:style-name="ce12" table:formula="oooc:=(bitrate * 1000) -(1/(5*[.B9]))" office:value-type="float" office:value="-790000">
            <text:p>-790000</text:p>
          </table:table-cell>
          <table:table-cell table:style-name="ce12" table:formula="oooc:=(bitrate * 1000) -(1/(6*[.B9]))" office:value-type="float" office:value="-656666.666666667">
            <text:p>-656667</text:p>
          </table:table-cell>
          <table:table-cell table:style-name="ce12" table:formula="oooc:=(bitrate * 1000) -(1/(7*[.B9]))" office:value-type="float" office:value="-561428.571428572">
            <text:p>-561429</text:p>
          </table:table-cell>
          <table:table-cell table:style-name="ce10" table:formula="oooc:=(bitrate * 1000) -(1/(8*[.B9]))" office:value-type="float" office:value="-490000">
            <text:p>-490000</text:p>
          </table:table-cell>
          <table:table-cell table:style-name="ce10" table:formula="oooc:=(bitrate * 1000) -(1/(9*[.B9]))" office:value-type="float" office:value="-434444.444444444">
            <text:p>-434444</text:p>
          </table:table-cell>
          <table:table-cell table:style-name="ce10" table:formula="oooc:=(bitrate * 1000) -(1/(10*[.B9]))" office:value-type="float" office:value="-390000">
            <text:p>-390000</text:p>
          </table:table-cell>
          <table:table-cell table:style-name="ce10" table:formula="oooc:=(bitrate * 1000) -(1/(11*[.B9]))" office:value-type="float" office:value="-353636.363636364">
            <text:p>-353636</text:p>
          </table:table-cell>
          <table:table-cell table:style-name="ce10" table:formula="oooc:=(bitrate * 1000) -(1/(12*[.B9]))" office:value-type="float" office:value="-323333.333333333">
            <text:p>-323333</text:p>
          </table:table-cell>
          <table:table-cell table:style-name="ce10" table:formula="oooc:=(bitrate * 1000) -(1/(13*[.B9]))" office:value-type="float" office:value="-297692.307692308">
            <text:p>-297692</text:p>
          </table:table-cell>
          <table:table-cell table:style-name="ce10" table:formula="oooc:=(bitrate * 1000) -(1/(14*[.B9]))" office:value-type="float" office:value="-275714.285714286">
            <text:p>-275714</text:p>
          </table:table-cell>
          <table:table-cell table:style-name="ce10" table:formula="oooc:=(bitrate * 1000) -(1/(15*[.B9]))" office:value-type="float" office:value="-256666.666666667">
            <text:p>-256667</text:p>
          </table:table-cell>
          <table:table-cell table:style-name="ce10" table:formula="oooc:=(bitrate * 1000) -(1/(16*[.B9]))" office:value-type="float" office:value="-240000">
            <text:p>-240000</text:p>
          </table:table-cell>
          <table:table-cell table:style-name="ce10" table:formula="oooc:=(bitrate * 1000) -(1/(17*[.B9]))" office:value-type="float" office:value="-225294.117647059">
            <text:p>-225294</text:p>
          </table:table-cell>
          <table:table-cell table:style-name="ce10" table:formula="oooc:=(bitrate * 1000) -(1/(18*[.B9]))" office:value-type="float" office:value="-212222.222222222">
            <text:p>-212222</text:p>
          </table:table-cell>
          <table:table-cell table:style-name="ce10" table:formula="oooc:=(bitrate * 1000) -(1/(19*[.B9]))" office:value-type="float" office:value="-200526.315789474">
            <text:p>-200526</text:p>
          </table:table-cell>
          <table:table-cell table:style-name="ce10" table:formula="oooc:=(bitrate * 1000) -(1/(20*[.B9]))" office:value-type="float" office:value="-190000">
            <text:p>-190000</text:p>
          </table:table-cell>
          <table:table-cell table:style-name="ce10" table:formula="oooc:=(bitrate * 1000) -(1/(21*[.B9]))" office:value-type="float" office:value="-180476.19047619">
            <text:p>-180476</text:p>
          </table:table-cell>
          <table:table-cell table:style-name="ce10" table:formula="oooc:=(bitrate * 1000) -(1/(22*[.B9]))" office:value-type="float" office:value="-171818.181818182">
            <text:p>-171818</text:p>
          </table:table-cell>
          <table:table-cell table:style-name="ce10" table:formula="oooc:=(bitrate * 1000) -(1/(23*[.B9]))" office:value-type="float" office:value="-163913.043478261">
            <text:p>-163913</text:p>
          </table:table-cell>
          <table:table-cell table:style-name="ce10" table:formula="oooc:=(bitrate * 1000) -(1/(24*[.B9]))" office:value-type="float" office:value="-156666.666666667">
            <text:p>-156667</text:p>
          </table:table-cell>
          <table:table-cell table:style-name="ce10" table:formula="oooc:=(bitrate * 1000) -(1/(25*[.B9]))" office:value-type="float" office:value="-150000">
            <text:p>-150000</text:p>
          </table:table-cell>
          <table:table-cell table:number-columns-repeated="232"/>
        </table:table-row>
        <table:table-row table:style-name="ro1">
          <table:table-cell office:value-type="float" office:value="2">
            <text:p>2</text:p>
          </table:table-cell>
          <table:table-cell table:formula="oooc:=(1+[.A10])*(1/(frequency*1000000))" office:value-type="float" office:value="0.000000375">
            <text:p>3,75E-07</text:p>
          </table:table-cell>
          <table:table-cell table:style-name="ce12" table:formula="oooc:=(bitrate * 1000) - ( 1/(4*[.B10]))" office:value-type="float" office:value="-656666.666666667">
            <text:p>-656667</text:p>
          </table:table-cell>
          <table:table-cell table:style-name="ce12" table:formula="oooc:=(bitrate * 1000) -(1/(5*[.B10]))" office:value-type="float" office:value="-523333.333333333">
            <text:p>-523333</text:p>
          </table:table-cell>
          <table:table-cell table:style-name="ce12" table:formula="oooc:=(bitrate * 1000) -(1/(6*[.B10]))" office:value-type="float" office:value="-434444.444444444">
            <text:p>-434444</text:p>
          </table:table-cell>
          <table:table-cell table:style-name="ce12" table:formula="oooc:=(bitrate * 1000) -(1/(7*[.B10]))" office:value-type="float" office:value="-370952.380952381">
            <text:p>-370952</text:p>
          </table:table-cell>
          <table:table-cell table:style-name="ce10" table:formula="oooc:=(bitrate * 1000) -(1/(8*[.B10]))" office:value-type="float" office:value="-323333.333333333">
            <text:p>-323333</text:p>
          </table:table-cell>
          <table:table-cell table:style-name="ce10" table:formula="oooc:=(bitrate * 1000) -(1/(9*[.B10]))" office:value-type="float" office:value="-286296.296296296">
            <text:p>-286296</text:p>
          </table:table-cell>
          <table:table-cell table:style-name="ce10" table:formula="oooc:=(bitrate * 1000) -(1/(10*[.B10]))" office:value-type="float" office:value="-256666.666666667">
            <text:p>-256667</text:p>
          </table:table-cell>
          <table:table-cell table:style-name="ce10" table:formula="oooc:=(bitrate * 1000) -(1/(11*[.B10]))" office:value-type="float" office:value="-232424.242424242">
            <text:p>-232424</text:p>
          </table:table-cell>
          <table:table-cell table:style-name="ce10" table:formula="oooc:=(bitrate * 1000) -(1/(12*[.B10]))" office:value-type="float" office:value="-212222.222222222">
            <text:p>-212222</text:p>
          </table:table-cell>
          <table:table-cell table:style-name="ce10" table:formula="oooc:=(bitrate * 1000) -(1/(13*[.B10]))" office:value-type="float" office:value="-195128.205128205">
            <text:p>-195128</text:p>
          </table:table-cell>
          <table:table-cell table:style-name="ce10" table:formula="oooc:=(bitrate * 1000) -(1/(14*[.B10]))" office:value-type="float" office:value="-180476.19047619">
            <text:p>-180476</text:p>
          </table:table-cell>
          <table:table-cell table:style-name="ce10" table:formula="oooc:=(bitrate * 1000) -(1/(15*[.B10]))" office:value-type="float" office:value="-167777.777777778">
            <text:p>-167778</text:p>
          </table:table-cell>
          <table:table-cell table:style-name="ce10" table:formula="oooc:=(bitrate * 1000) -(1/(16*[.B10]))" office:value-type="float" office:value="-156666.666666667">
            <text:p>-156667</text:p>
          </table:table-cell>
          <table:table-cell table:style-name="ce10" table:formula="oooc:=(bitrate * 1000) -(1/(17*[.B10]))" office:value-type="float" office:value="-146862.745098039">
            <text:p>-146863</text:p>
          </table:table-cell>
          <table:table-cell table:style-name="ce10" table:formula="oooc:=(bitrate * 1000) -(1/(18*[.B10]))" office:value-type="float" office:value="-138148.148148148">
            <text:p>-138148</text:p>
          </table:table-cell>
          <table:table-cell table:style-name="ce10" table:formula="oooc:=(bitrate * 1000) -(1/(19*[.B10]))" office:value-type="float" office:value="-130350.877192982">
            <text:p>-130351</text:p>
          </table:table-cell>
          <table:table-cell table:style-name="ce10" table:formula="oooc:=(bitrate * 1000) -(1/(20*[.B10]))" office:value-type="float" office:value="-123333.333333333">
            <text:p>-123333</text:p>
          </table:table-cell>
          <table:table-cell table:style-name="ce10" table:formula="oooc:=(bitrate * 1000) -(1/(21*[.B10]))" office:value-type="float" office:value="-116984.126984127">
            <text:p>-116984</text:p>
          </table:table-cell>
          <table:table-cell table:style-name="ce10" table:formula="oooc:=(bitrate * 1000) -(1/(22*[.B10]))" office:value-type="float" office:value="-111212.121212121">
            <text:p>-111212</text:p>
          </table:table-cell>
          <table:table-cell table:style-name="ce10" table:formula="oooc:=(bitrate * 1000) -(1/(23*[.B10]))" office:value-type="float" office:value="-105942.028985507">
            <text:p>-105942</text:p>
          </table:table-cell>
          <table:table-cell table:style-name="ce10" table:formula="oooc:=(bitrate * 1000) -(1/(24*[.B10]))" office:value-type="float" office:value="-101111.111111111">
            <text:p>-101111</text:p>
          </table:table-cell>
          <table:table-cell table:style-name="ce10" table:formula="oooc:=(bitrate * 1000) -(1/(25*[.B10]))" office:value-type="float" office:value="-96666.6666666667">
            <text:p>-96667</text:p>
          </table:table-cell>
          <table:table-cell table:number-columns-repeated="232"/>
        </table:table-row>
        <table:table-row table:style-name="ro1">
          <table:table-cell office:value-type="float" office:value="3">
            <text:p>3</text:p>
          </table:table-cell>
          <table:table-cell table:formula="oooc:=(1+[.A11])*(1/(frequency*1000000))" office:value-type="float" office:value="0.0000005">
            <text:p>5,00E-07</text:p>
          </table:table-cell>
          <table:table-cell table:style-name="ce12" table:formula="oooc:=(bitrate * 1000) - ( 1/(4*[.B11]))" office:value-type="float" office:value="-490000">
            <text:p>-490000</text:p>
          </table:table-cell>
          <table:table-cell table:style-name="ce12" table:formula="oooc:=(bitrate * 1000) -(1/(5*[.B11]))" office:value-type="float" office:value="-390000">
            <text:p>-390000</text:p>
          </table:table-cell>
          <table:table-cell table:style-name="ce12" table:formula="oooc:=(bitrate * 1000) -(1/(6*[.B11]))" office:value-type="float" office:value="-323333.333333333">
            <text:p>-323333</text:p>
          </table:table-cell>
          <table:table-cell table:style-name="ce12" table:formula="oooc:=(bitrate * 1000) -(1/(7*[.B11]))" office:value-type="float" office:value="-275714.285714286">
            <text:p>-275714</text:p>
          </table:table-cell>
          <table:table-cell table:style-name="ce10" table:formula="oooc:=(bitrate * 1000) -(1/(8*[.B11]))" office:value-type="float" office:value="-240000">
            <text:p>-240000</text:p>
          </table:table-cell>
          <table:table-cell table:style-name="ce10" table:formula="oooc:=(bitrate * 1000) -(1/(9*[.B11]))" office:value-type="float" office:value="-212222.222222222">
            <text:p>-212222</text:p>
          </table:table-cell>
          <table:table-cell table:style-name="ce10" table:formula="oooc:=(bitrate * 1000) -(1/(10*[.B11]))" office:value-type="float" office:value="-190000">
            <text:p>-190000</text:p>
          </table:table-cell>
          <table:table-cell table:style-name="ce10" table:formula="oooc:=(bitrate * 1000) -(1/(11*[.B11]))" office:value-type="float" office:value="-171818.181818182">
            <text:p>-171818</text:p>
          </table:table-cell>
          <table:table-cell table:style-name="ce10" table:formula="oooc:=(bitrate * 1000) -(1/(12*[.B11]))" office:value-type="float" office:value="-156666.666666667">
            <text:p>-156667</text:p>
          </table:table-cell>
          <table:table-cell table:style-name="ce10" table:formula="oooc:=(bitrate * 1000) -(1/(13*[.B11]))" office:value-type="float" office:value="-143846.153846154">
            <text:p>-143846</text:p>
          </table:table-cell>
          <table:table-cell table:style-name="ce10" table:formula="oooc:=(bitrate * 1000) -(1/(14*[.B11]))" office:value-type="float" office:value="-132857.142857143">
            <text:p>-132857</text:p>
          </table:table-cell>
          <table:table-cell table:style-name="ce10" table:formula="oooc:=(bitrate * 1000) -(1/(15*[.B11]))" office:value-type="float" office:value="-123333.333333333">
            <text:p>-123333</text:p>
          </table:table-cell>
          <table:table-cell table:style-name="ce10" table:formula="oooc:=(bitrate * 1000) -(1/(16*[.B11]))" office:value-type="float" office:value="-115000">
            <text:p>-115000</text:p>
          </table:table-cell>
          <table:table-cell table:style-name="ce10" table:formula="oooc:=(bitrate * 1000) -(1/(17*[.B11]))" office:value-type="float" office:value="-107647.058823529">
            <text:p>-107647</text:p>
          </table:table-cell>
          <table:table-cell table:style-name="ce10" table:formula="oooc:=(bitrate * 1000) -(1/(18*[.B11]))" office:value-type="float" office:value="-101111.111111111">
            <text:p>-101111</text:p>
          </table:table-cell>
          <table:table-cell table:style-name="ce10" table:formula="oooc:=(bitrate * 1000) -(1/(19*[.B11]))" office:value-type="float" office:value="-95263.1578947369">
            <text:p>-95263</text:p>
          </table:table-cell>
          <table:table-cell table:style-name="ce10" table:formula="oooc:=(bitrate * 1000) -(1/(20*[.B11]))" office:value-type="float" office:value="-90000">
            <text:p>-90000</text:p>
          </table:table-cell>
          <table:table-cell table:style-name="ce10" table:formula="oooc:=(bitrate * 1000) -(1/(21*[.B11]))" office:value-type="float" office:value="-85238.0952380952">
            <text:p>-85238</text:p>
          </table:table-cell>
          <table:table-cell table:style-name="ce10" table:formula="oooc:=(bitrate * 1000) -(1/(22*[.B11]))" office:value-type="float" office:value="-80909.0909090909">
            <text:p>-80909</text:p>
          </table:table-cell>
          <table:table-cell table:style-name="ce10" table:formula="oooc:=(bitrate * 1000) -(1/(23*[.B11]))" office:value-type="float" office:value="-76956.5217391304">
            <text:p>-76957</text:p>
          </table:table-cell>
          <table:table-cell table:style-name="ce10" table:formula="oooc:=(bitrate * 1000) -(1/(24*[.B11]))" office:value-type="float" office:value="-73333.3333333333">
            <text:p>-73333</text:p>
          </table:table-cell>
          <table:table-cell table:style-name="ce10" table:formula="oooc:=(bitrate * 1000) -(1/(25*[.B11]))" office:value-type="float" office:value="-70000">
            <text:p>-70000</text:p>
          </table:table-cell>
          <table:table-cell table:number-columns-repeated="232"/>
        </table:table-row>
        <table:table-row table:style-name="ro1">
          <table:table-cell office:value-type="float" office:value="4">
            <text:p>4</text:p>
          </table:table-cell>
          <table:table-cell table:formula="oooc:=(1+[.A12])*(1/(frequency*1000000))" office:value-type="float" office:value="0.000000625">
            <text:p>6,25E-07</text:p>
          </table:table-cell>
          <table:table-cell table:style-name="ce12" table:formula="oooc:=(bitrate * 1000) - ( 1/(4*[.B12]))" office:value-type="float" office:value="-390000">
            <text:p>-390000</text:p>
          </table:table-cell>
          <table:table-cell table:style-name="ce12" table:formula="oooc:=(bitrate * 1000) -(1/(5*[.B12]))" office:value-type="float" office:value="-310000">
            <text:p>-310000</text:p>
          </table:table-cell>
          <table:table-cell table:style-name="ce12" table:formula="oooc:=(bitrate * 1000) -(1/(6*[.B12]))" office:value-type="float" office:value="-256666.666666667">
            <text:p>-256667</text:p>
          </table:table-cell>
          <table:table-cell table:style-name="ce12" table:formula="oooc:=(bitrate * 1000) -(1/(7*[.B12]))" office:value-type="float" office:value="-218571.428571429">
            <text:p>-218571</text:p>
          </table:table-cell>
          <table:table-cell table:style-name="ce10" table:formula="oooc:=(bitrate * 1000) -(1/(8*[.B12]))" office:value-type="float" office:value="-190000">
            <text:p>-190000</text:p>
          </table:table-cell>
          <table:table-cell table:style-name="ce10" table:formula="oooc:=(bitrate * 1000) -(1/(9*[.B12]))" office:value-type="float" office:value="-167777.777777778">
            <text:p>-167778</text:p>
          </table:table-cell>
          <table:table-cell table:style-name="ce10" table:formula="oooc:=(bitrate * 1000) -(1/(10*[.B12]))" office:value-type="float" office:value="-150000">
            <text:p>-150000</text:p>
          </table:table-cell>
          <table:table-cell table:style-name="ce10" table:formula="oooc:=(bitrate * 1000) -(1/(11*[.B12]))" office:value-type="float" office:value="-135454.545454545">
            <text:p>-135455</text:p>
          </table:table-cell>
          <table:table-cell table:style-name="ce10" table:formula="oooc:=(bitrate * 1000) -(1/(12*[.B12]))" office:value-type="float" office:value="-123333.333333333">
            <text:p>-123333</text:p>
          </table:table-cell>
          <table:table-cell table:style-name="ce10" table:formula="oooc:=(bitrate * 1000) -(1/(13*[.B12]))" office:value-type="float" office:value="-113076.923076923">
            <text:p>-113077</text:p>
          </table:table-cell>
          <table:table-cell table:style-name="ce10" table:formula="oooc:=(bitrate * 1000) -(1/(14*[.B12]))" office:value-type="float" office:value="-104285.714285714">
            <text:p>-104286</text:p>
          </table:table-cell>
          <table:table-cell table:style-name="ce10" table:formula="oooc:=(bitrate * 1000) -(1/(15*[.B12]))" office:value-type="float" office:value="-96666.6666666667">
            <text:p>-96667</text:p>
          </table:table-cell>
          <table:table-cell table:style-name="ce10" table:formula="oooc:=(bitrate * 1000) -(1/(16*[.B12]))" office:value-type="float" office:value="-90000">
            <text:p>-90000</text:p>
          </table:table-cell>
          <table:table-cell table:style-name="ce10" table:formula="oooc:=(bitrate * 1000) -(1/(17*[.B12]))" office:value-type="float" office:value="-84117.6470588235">
            <text:p>-84118</text:p>
          </table:table-cell>
          <table:table-cell table:style-name="ce10" table:formula="oooc:=(bitrate * 1000) -(1/(18*[.B12]))" office:value-type="float" office:value="-78888.8888888889">
            <text:p>-78889</text:p>
          </table:table-cell>
          <table:table-cell table:style-name="ce10" table:formula="oooc:=(bitrate * 1000) -(1/(19*[.B12]))" office:value-type="float" office:value="-74210.5263157895">
            <text:p>-74211</text:p>
          </table:table-cell>
          <table:table-cell table:style-name="ce10" table:formula="oooc:=(bitrate * 1000) -(1/(20*[.B12]))" office:value-type="float" office:value="-70000">
            <text:p>-70000</text:p>
          </table:table-cell>
          <table:table-cell table:style-name="ce10" table:formula="oooc:=(bitrate * 1000) -(1/(21*[.B12]))" office:value-type="float" office:value="-66190.4761904762">
            <text:p>-66190</text:p>
          </table:table-cell>
          <table:table-cell table:style-name="ce10" table:formula="oooc:=(bitrate * 1000) -(1/(22*[.B12]))" office:value-type="float" office:value="-62727.2727272727">
            <text:p>-62727</text:p>
          </table:table-cell>
          <table:table-cell table:style-name="ce10" table:formula="oooc:=(bitrate * 1000) -(1/(23*[.B12]))" office:value-type="float" office:value="-59565.2173913044">
            <text:p>-59565</text:p>
          </table:table-cell>
          <table:table-cell table:style-name="ce10" table:formula="oooc:=(bitrate * 1000) -(1/(24*[.B12]))" office:value-type="float" office:value="-56666.6666666667">
            <text:p>-56667</text:p>
          </table:table-cell>
          <table:table-cell table:style-name="ce10" table:formula="oooc:=(bitrate * 1000) -(1/(25*[.B12]))" office:value-type="float" office:value="-54000">
            <text:p>-54000</text:p>
          </table:table-cell>
          <table:table-cell table:number-columns-repeated="232"/>
        </table:table-row>
        <table:table-row table:style-name="ro1">
          <table:table-cell office:value-type="float" office:value="5">
            <text:p>5</text:p>
          </table:table-cell>
          <table:table-cell table:formula="oooc:=(1+[.A13])*(1/(frequency*1000000))" office:value-type="float" office:value="0.00000075">
            <text:p>7,50E-07</text:p>
          </table:table-cell>
          <table:table-cell table:style-name="ce12" table:formula="oooc:=(bitrate * 1000) - ( 1/(4*[.B13]))" office:value-type="float" office:value="-323333.333333333">
            <text:p>-323333</text:p>
          </table:table-cell>
          <table:table-cell table:style-name="ce12" table:formula="oooc:=(bitrate * 1000) -(1/(5*[.B13]))" office:value-type="float" office:value="-256666.666666667">
            <text:p>-256667</text:p>
          </table:table-cell>
          <table:table-cell table:style-name="ce12" table:formula="oooc:=(bitrate * 1000) -(1/(6*[.B13]))" office:value-type="float" office:value="-212222.222222222">
            <text:p>-212222</text:p>
          </table:table-cell>
          <table:table-cell table:style-name="ce12" table:formula="oooc:=(bitrate * 1000) -(1/(7*[.B13]))" office:value-type="float" office:value="-180476.19047619">
            <text:p>-180476</text:p>
          </table:table-cell>
          <table:table-cell table:style-name="ce10" table:formula="oooc:=(bitrate * 1000) -(1/(8*[.B13]))" office:value-type="float" office:value="-156666.666666667">
            <text:p>-156667</text:p>
          </table:table-cell>
          <table:table-cell table:style-name="ce10" table:formula="oooc:=(bitrate * 1000) -(1/(9*[.B13]))" office:value-type="float" office:value="-138148.148148148">
            <text:p>-138148</text:p>
          </table:table-cell>
          <table:table-cell table:style-name="ce10" table:formula="oooc:=(bitrate * 1000) -(1/(10*[.B13]))" office:value-type="float" office:value="-123333.333333333">
            <text:p>-123333</text:p>
          </table:table-cell>
          <table:table-cell table:style-name="ce10" table:formula="oooc:=(bitrate * 1000) -(1/(11*[.B13]))" office:value-type="float" office:value="-111212.121212121">
            <text:p>-111212</text:p>
          </table:table-cell>
          <table:table-cell table:style-name="ce10" table:formula="oooc:=(bitrate * 1000) -(1/(12*[.B13]))" office:value-type="float" office:value="-101111.111111111">
            <text:p>-101111</text:p>
          </table:table-cell>
          <table:table-cell table:style-name="ce10" table:formula="oooc:=(bitrate * 1000) -(1/(13*[.B13]))" office:value-type="float" office:value="-92564.1025641026">
            <text:p>-92564</text:p>
          </table:table-cell>
          <table:table-cell table:style-name="ce10" table:formula="oooc:=(bitrate * 1000) -(1/(14*[.B13]))" office:value-type="float" office:value="-85238.0952380952">
            <text:p>-85238</text:p>
          </table:table-cell>
          <table:table-cell table:style-name="ce10" table:formula="oooc:=(bitrate * 1000) -(1/(15*[.B13]))" office:value-type="float" office:value="-78888.8888888889">
            <text:p>-78889</text:p>
          </table:table-cell>
          <table:table-cell table:style-name="ce10" table:formula="oooc:=(bitrate * 1000) -(1/(16*[.B13]))" office:value-type="float" office:value="-73333.3333333333">
            <text:p>-73333</text:p>
          </table:table-cell>
          <table:table-cell table:style-name="ce10" table:formula="oooc:=(bitrate * 1000) -(1/(17*[.B13]))" office:value-type="float" office:value="-68431.3725490196">
            <text:p>-68431</text:p>
          </table:table-cell>
          <table:table-cell table:style-name="ce10" table:formula="oooc:=(bitrate * 1000) -(1/(18*[.B13]))" office:value-type="float" office:value="-64074.0740740741">
            <text:p>-64074</text:p>
          </table:table-cell>
          <table:table-cell table:style-name="ce10" table:formula="oooc:=(bitrate * 1000) -(1/(19*[.B13]))" office:value-type="float" office:value="-60175.4385964912">
            <text:p>-60175</text:p>
          </table:table-cell>
          <table:table-cell table:style-name="ce10" table:formula="oooc:=(bitrate * 1000) -(1/(20*[.B13]))" office:value-type="float" office:value="-56666.6666666667">
            <text:p>-56667</text:p>
          </table:table-cell>
          <table:table-cell table:style-name="ce10" table:formula="oooc:=(bitrate * 1000) -(1/(21*[.B13]))" office:value-type="float" office:value="-53492.0634920635">
            <text:p>-53492</text:p>
          </table:table-cell>
          <table:table-cell table:style-name="ce10" table:formula="oooc:=(bitrate * 1000) -(1/(22*[.B13]))" office:value-type="float" office:value="-50606.0606060606">
            <text:p>-50606</text:p>
          </table:table-cell>
          <table:table-cell table:style-name="ce10" table:formula="oooc:=(bitrate * 1000) -(1/(23*[.B13]))" office:value-type="float" office:value="-47971.0144927536">
            <text:p>-47971</text:p>
          </table:table-cell>
          <table:table-cell table:style-name="ce10" table:formula="oooc:=(bitrate * 1000) -(1/(24*[.B13]))" office:value-type="float" office:value="-45555.5555555556">
            <text:p>-45556</text:p>
          </table:table-cell>
          <table:table-cell table:style-name="ce10" table:formula="oooc:=(bitrate * 1000) -(1/(25*[.B13]))" office:value-type="float" office:value="-43333.3333333333">
            <text:p>-43333</text:p>
          </table:table-cell>
          <table:table-cell table:number-columns-repeated="232"/>
        </table:table-row>
        <table:table-row table:style-name="ro1">
          <table:table-cell office:value-type="float" office:value="6">
            <text:p>6</text:p>
          </table:table-cell>
          <table:table-cell table:formula="oooc:=(1+[.A14])*(1/(frequency*1000000))" office:value-type="float" office:value="0.000000875">
            <text:p>8,75E-07</text:p>
          </table:table-cell>
          <table:table-cell table:style-name="ce12" table:formula="oooc:=(bitrate * 1000) - ( 1/(4*[.B14]))" office:value-type="float" office:value="-275714.285714286">
            <text:p>-275714</text:p>
          </table:table-cell>
          <table:table-cell table:style-name="ce12" table:formula="oooc:=(bitrate * 1000) -(1/(5*[.B14]))" office:value-type="float" office:value="-218571.428571429">
            <text:p>-218571</text:p>
          </table:table-cell>
          <table:table-cell table:style-name="ce12" table:formula="oooc:=(bitrate * 1000) -(1/(6*[.B14]))" office:value-type="float" office:value="-180476.19047619">
            <text:p>-180476</text:p>
          </table:table-cell>
          <table:table-cell table:style-name="ce12" table:formula="oooc:=(bitrate * 1000) -(1/(7*[.B14]))" office:value-type="float" office:value="-153265.306122449">
            <text:p>-153265</text:p>
          </table:table-cell>
          <table:table-cell table:style-name="ce10" table:formula="oooc:=(bitrate * 1000) -(1/(8*[.B14]))" office:value-type="float" office:value="-132857.142857143">
            <text:p>-132857</text:p>
          </table:table-cell>
          <table:table-cell table:style-name="ce10" table:formula="oooc:=(bitrate * 1000) -(1/(9*[.B14]))" office:value-type="float" office:value="-116984.126984127">
            <text:p>-116984</text:p>
          </table:table-cell>
          <table:table-cell table:style-name="ce10" table:formula="oooc:=(bitrate * 1000) -(1/(10*[.B14]))" office:value-type="float" office:value="-104285.714285714">
            <text:p>-104286</text:p>
          </table:table-cell>
          <table:table-cell table:style-name="ce10" table:formula="oooc:=(bitrate * 1000) -(1/(11*[.B14]))" office:value-type="float" office:value="-93896.1038961039">
            <text:p>-93896</text:p>
          </table:table-cell>
          <table:table-cell table:style-name="ce10" table:formula="oooc:=(bitrate * 1000) -(1/(12*[.B14]))" office:value-type="float" office:value="-85238.0952380952">
            <text:p>-85238</text:p>
          </table:table-cell>
          <table:table-cell table:style-name="ce10" table:formula="oooc:=(bitrate * 1000) -(1/(13*[.B14]))" office:value-type="float" office:value="-77912.0879120879">
            <text:p>-77912</text:p>
          </table:table-cell>
          <table:table-cell table:style-name="ce10" table:formula="oooc:=(bitrate * 1000) -(1/(14*[.B14]))" office:value-type="float" office:value="-71632.6530612245">
            <text:p>-71633</text:p>
          </table:table-cell>
          <table:table-cell table:style-name="ce10" table:formula="oooc:=(bitrate * 1000) -(1/(15*[.B14]))" office:value-type="float" office:value="-66190.4761904762">
            <text:p>-66190</text:p>
          </table:table-cell>
          <table:table-cell table:style-name="ce10" table:formula="oooc:=(bitrate * 1000) -(1/(16*[.B14]))" office:value-type="float" office:value="-61428.5714285714">
            <text:p>-61429</text:p>
          </table:table-cell>
          <table:table-cell table:style-name="ce10" table:formula="oooc:=(bitrate * 1000) -(1/(17*[.B14]))" office:value-type="float" office:value="-57226.8907563025">
            <text:p>-57227</text:p>
          </table:table-cell>
          <table:table-cell table:style-name="ce10" table:formula="oooc:=(bitrate * 1000) -(1/(18*[.B14]))" office:value-type="float" office:value="-53492.0634920635">
            <text:p>-53492</text:p>
          </table:table-cell>
          <table:table-cell table:style-name="ce10" table:formula="oooc:=(bitrate * 1000) -(1/(19*[.B14]))" office:value-type="float" office:value="-50150.3759398496">
            <text:p>-50150</text:p>
          </table:table-cell>
          <table:table-cell table:style-name="ce10" table:formula="oooc:=(bitrate * 1000) -(1/(20*[.B14]))" office:value-type="float" office:value="-47142.8571428571">
            <text:p>-47143</text:p>
          </table:table-cell>
          <table:table-cell table:style-name="ce10" table:formula="oooc:=(bitrate * 1000) -(1/(21*[.B14]))" office:value-type="float" office:value="-44421.768707483">
            <text:p>-44422</text:p>
          </table:table-cell>
          <table:table-cell table:style-name="ce10" table:formula="oooc:=(bitrate * 1000) -(1/(22*[.B14]))" office:value-type="float" office:value="-41948.051948052">
            <text:p>-41948</text:p>
          </table:table-cell>
          <table:table-cell table:style-name="ce10" table:formula="oooc:=(bitrate * 1000) -(1/(23*[.B14]))" office:value-type="float" office:value="-39689.4409937888">
            <text:p>-39689</text:p>
          </table:table-cell>
          <table:table-cell table:style-name="ce10" table:formula="oooc:=(bitrate * 1000) -(1/(24*[.B14]))" office:value-type="float" office:value="-37619.0476190476">
            <text:p>-37619</text:p>
          </table:table-cell>
          <table:table-cell table:style-name="ce10" table:formula="oooc:=(bitrate * 1000) -(1/(25*[.B14]))" office:value-type="float" office:value="-35714.2857142857">
            <text:p>-35714</text:p>
          </table:table-cell>
          <table:table-cell table:number-columns-repeated="232"/>
        </table:table-row>
        <table:table-row table:style-name="ro1">
          <table:table-cell office:value-type="float" office:value="7">
            <text:p>7</text:p>
          </table:table-cell>
          <table:table-cell table:formula="oooc:=(1+[.A15])*(1/(frequency*1000000))" office:value-type="float" office:value="0.000001">
            <text:p>1,00E-06</text:p>
          </table:table-cell>
          <table:table-cell table:style-name="ce12" table:formula="oooc:=(bitrate * 1000) - ( 1/(4*[.B15]))" office:value-type="float" office:value="-240000">
            <text:p>-240000</text:p>
          </table:table-cell>
          <table:table-cell table:style-name="ce12" table:formula="oooc:=(bitrate * 1000) -(1/(5*[.B15]))" office:value-type="float" office:value="-190000">
            <text:p>-190000</text:p>
          </table:table-cell>
          <table:table-cell table:style-name="ce12" table:formula="oooc:=(bitrate * 1000) -(1/(6*[.B15]))" office:value-type="float" office:value="-156666.666666667">
            <text:p>-156667</text:p>
          </table:table-cell>
          <table:table-cell table:style-name="ce12" table:formula="oooc:=(bitrate * 1000) -(1/(7*[.B15]))" office:value-type="float" office:value="-132857.142857143">
            <text:p>-132857</text:p>
          </table:table-cell>
          <table:table-cell table:style-name="ce10" table:formula="oooc:=(bitrate * 1000) -(1/(8*[.B15]))" office:value-type="float" office:value="-115000">
            <text:p>-115000</text:p>
          </table:table-cell>
          <table:table-cell table:style-name="ce10" table:formula="oooc:=(bitrate * 1000) -(1/(9*[.B15]))" office:value-type="float" office:value="-101111.111111111">
            <text:p>-101111</text:p>
          </table:table-cell>
          <table:table-cell table:style-name="ce10" table:formula="oooc:=(bitrate * 1000) -(1/(10*[.B15]))" office:value-type="float" office:value="-90000">
            <text:p>-90000</text:p>
          </table:table-cell>
          <table:table-cell table:style-name="ce10" table:formula="oooc:=(bitrate * 1000) -(1/(11*[.B15]))" office:value-type="float" office:value="-80909.0909090909">
            <text:p>-80909</text:p>
          </table:table-cell>
          <table:table-cell table:style-name="ce10" table:formula="oooc:=(bitrate * 1000) -(1/(12*[.B15]))" office:value-type="float" office:value="-73333.3333333333">
            <text:p>-73333</text:p>
          </table:table-cell>
          <table:table-cell table:style-name="ce10" table:formula="oooc:=(bitrate * 1000) -(1/(13*[.B15]))" office:value-type="float" office:value="-66923.0769230769">
            <text:p>-66923</text:p>
          </table:table-cell>
          <table:table-cell table:style-name="ce10" table:formula="oooc:=(bitrate * 1000) -(1/(14*[.B15]))" office:value-type="float" office:value="-61428.5714285714">
            <text:p>-61429</text:p>
          </table:table-cell>
          <table:table-cell table:style-name="ce10" table:formula="oooc:=(bitrate * 1000) -(1/(15*[.B15]))" office:value-type="float" office:value="-56666.6666666667">
            <text:p>-56667</text:p>
          </table:table-cell>
          <table:table-cell table:style-name="ce10" table:formula="oooc:=(bitrate * 1000) -(1/(16*[.B15]))" office:value-type="float" office:value="-52500">
            <text:p>-52500</text:p>
          </table:table-cell>
          <table:table-cell table:style-name="ce10" table:formula="oooc:=(bitrate * 1000) -(1/(17*[.B15]))" office:value-type="float" office:value="-48823.5294117647">
            <text:p>-48824</text:p>
          </table:table-cell>
          <table:table-cell table:style-name="ce10" table:formula="oooc:=(bitrate * 1000) -(1/(18*[.B15]))" office:value-type="float" office:value="-45555.5555555556">
            <text:p>-45556</text:p>
          </table:table-cell>
          <table:table-cell table:style-name="ce10" table:formula="oooc:=(bitrate * 1000) -(1/(19*[.B15]))" office:value-type="float" office:value="-42631.5789473684">
            <text:p>-42632</text:p>
          </table:table-cell>
          <table:table-cell table:style-name="ce10" table:formula="oooc:=(bitrate * 1000) -(1/(20*[.B15]))" office:value-type="float" office:value="-40000">
            <text:p>-40000</text:p>
          </table:table-cell>
          <table:table-cell table:style-name="ce10" table:formula="oooc:=(bitrate * 1000) -(1/(21*[.B15]))" office:value-type="float" office:value="-37619.0476190476">
            <text:p>-37619</text:p>
          </table:table-cell>
          <table:table-cell table:style-name="ce10" table:formula="oooc:=(bitrate * 1000) -(1/(22*[.B15]))" office:value-type="float" office:value="-35454.5454545455">
            <text:p>-35455</text:p>
          </table:table-cell>
          <table:table-cell table:style-name="ce10" table:formula="oooc:=(bitrate * 1000) -(1/(23*[.B15]))" office:value-type="float" office:value="-33478.2608695652">
            <text:p>-33478</text:p>
          </table:table-cell>
          <table:table-cell table:style-name="ce10" table:formula="oooc:=(bitrate * 1000) -(1/(24*[.B15]))" office:value-type="float" office:value="-31666.6666666667">
            <text:p>-31667</text:p>
          </table:table-cell>
          <table:table-cell table:style-name="ce10" table:formula="oooc:=(bitrate * 1000) -(1/(25*[.B15]))" office:value-type="float" office:value="-30000">
            <text:p>-30000</text:p>
          </table:table-cell>
          <table:table-cell table:number-columns-repeated="232"/>
        </table:table-row>
        <table:table-row table:style-name="ro1">
          <table:table-cell office:value-type="float" office:value="8">
            <text:p>8</text:p>
          </table:table-cell>
          <table:table-cell table:formula="oooc:=(1+[.A16])*(1/(frequency*1000000))" office:value-type="float" office:value="0.000001125">
            <text:p>1,13E-06</text:p>
          </table:table-cell>
          <table:table-cell table:style-name="ce12" table:formula="oooc:=(bitrate * 1000) - ( 1/(4*[.B16]))" office:value-type="float" office:value="-212222.222222222">
            <text:p>-212222</text:p>
          </table:table-cell>
          <table:table-cell table:style-name="ce12" table:formula="oooc:=(bitrate * 1000) -(1/(5*[.B16]))" office:value-type="float" office:value="-167777.777777778">
            <text:p>-167778</text:p>
          </table:table-cell>
          <table:table-cell table:style-name="ce12" table:formula="oooc:=(bitrate * 1000) -(1/(6*[.B16]))" office:value-type="float" office:value="-138148.148148148">
            <text:p>-138148</text:p>
          </table:table-cell>
          <table:table-cell table:style-name="ce12" table:formula="oooc:=(bitrate * 1000) -(1/(7*[.B16]))" office:value-type="float" office:value="-116984.126984127">
            <text:p>-116984</text:p>
          </table:table-cell>
          <table:table-cell table:style-name="ce10" table:formula="oooc:=(bitrate * 1000) -(1/(8*[.B16]))" office:value-type="float" office:value="-101111.111111111">
            <text:p>-101111</text:p>
          </table:table-cell>
          <table:table-cell table:style-name="ce10" table:formula="oooc:=(bitrate * 1000) -(1/(9*[.B16]))" office:value-type="float" office:value="-88765.4320987654">
            <text:p>-88765</text:p>
          </table:table-cell>
          <table:table-cell table:style-name="ce10" table:formula="oooc:=(bitrate * 1000) -(1/(10*[.B16]))" office:value-type="float" office:value="-78888.8888888889">
            <text:p>-78889</text:p>
          </table:table-cell>
          <table:table-cell table:style-name="ce10" table:formula="oooc:=(bitrate * 1000) -(1/(11*[.B16]))" office:value-type="float" office:value="-70808.0808080808">
            <text:p>-70808</text:p>
          </table:table-cell>
          <table:table-cell table:style-name="ce10" table:formula="oooc:=(bitrate * 1000) -(1/(12*[.B16]))" office:value-type="float" office:value="-64074.0740740741">
            <text:p>-64074</text:p>
          </table:table-cell>
          <table:table-cell table:style-name="ce10" table:formula="oooc:=(bitrate * 1000) -(1/(13*[.B16]))" office:value-type="float" office:value="-58376.0683760684">
            <text:p>-58376</text:p>
          </table:table-cell>
          <table:table-cell table:style-name="ce10" table:formula="oooc:=(bitrate * 1000) -(1/(14*[.B16]))" office:value-type="float" office:value="-53492.0634920635">
            <text:p>-53492</text:p>
          </table:table-cell>
          <table:table-cell table:style-name="ce10" table:formula="oooc:=(bitrate * 1000) -(1/(15*[.B16]))" office:value-type="float" office:value="-49259.2592592593">
            <text:p>-49259</text:p>
          </table:table-cell>
          <table:table-cell table:style-name="ce10" table:formula="oooc:=(bitrate * 1000) -(1/(16*[.B16]))" office:value-type="float" office:value="-45555.5555555556">
            <text:p>-45556</text:p>
          </table:table-cell>
          <table:table-cell table:style-name="ce10" table:formula="oooc:=(bitrate * 1000) -(1/(17*[.B16]))" office:value-type="float" office:value="-42287.5816993464">
            <text:p>-42288</text:p>
          </table:table-cell>
          <table:table-cell table:style-name="ce10" table:formula="oooc:=(bitrate * 1000) -(1/(18*[.B16]))" office:value-type="float" office:value="-39382.7160493827">
            <text:p>-39383</text:p>
          </table:table-cell>
          <table:table-cell table:style-name="ce10" table:formula="oooc:=(bitrate * 1000) -(1/(19*[.B16]))" office:value-type="float" office:value="-36783.6257309941">
            <text:p>-36784</text:p>
          </table:table-cell>
          <table:table-cell table:style-name="ce10" table:formula="oooc:=(bitrate * 1000) -(1/(20*[.B16]))" office:value-type="float" office:value="-34444.4444444444">
            <text:p>-34444</text:p>
          </table:table-cell>
          <table:table-cell table:style-name="ce10" table:formula="oooc:=(bitrate * 1000) -(1/(21*[.B16]))" office:value-type="float" office:value="-32328.0423280423">
            <text:p>-32328</text:p>
          </table:table-cell>
          <table:table-cell table:style-name="ce10" table:formula="oooc:=(bitrate * 1000) -(1/(22*[.B16]))" office:value-type="float" office:value="-30404.0404040404">
            <text:p>-30404</text:p>
          </table:table-cell>
          <table:table-cell table:style-name="ce10" table:formula="oooc:=(bitrate * 1000) -(1/(23*[.B16]))" office:value-type="float" office:value="-28647.3429951691">
            <text:p>-28647</text:p>
          </table:table-cell>
          <table:table-cell table:style-name="ce10" table:formula="oooc:=(bitrate * 1000) -(1/(24*[.B16]))" office:value-type="float" office:value="-27037.037037037">
            <text:p>-27037</text:p>
          </table:table-cell>
          <table:table-cell table:style-name="ce10" table:formula="oooc:=(bitrate * 1000) -(1/(25*[.B16]))" office:value-type="float" office:value="-25555.5555555556">
            <text:p>-25556</text:p>
          </table:table-cell>
          <table:table-cell table:number-columns-repeated="232"/>
        </table:table-row>
        <table:table-row table:style-name="ro1">
          <table:table-cell office:value-type="float" office:value="9">
            <text:p>9</text:p>
          </table:table-cell>
          <table:table-cell table:formula="oooc:=(1+[.A17])*(1/(frequency*1000000))" office:value-type="float" office:value="0.00000125">
            <text:p>1,25E-06</text:p>
          </table:table-cell>
          <table:table-cell table:style-name="ce12" table:formula="oooc:=(bitrate * 1000) - ( 1/(4*[.B17]))" office:value-type="float" office:value="-190000">
            <text:p>-190000</text:p>
          </table:table-cell>
          <table:table-cell table:style-name="ce12" table:formula="oooc:=(bitrate * 1000) -(1/(5*[.B17]))" office:value-type="float" office:value="-150000">
            <text:p>-150000</text:p>
          </table:table-cell>
          <table:table-cell table:style-name="ce12" table:formula="oooc:=(bitrate * 1000) -(1/(6*[.B17]))" office:value-type="float" office:value="-123333.333333333">
            <text:p>-123333</text:p>
          </table:table-cell>
          <table:table-cell table:style-name="ce12" table:formula="oooc:=(bitrate * 1000) -(1/(7*[.B17]))" office:value-type="float" office:value="-104285.714285714">
            <text:p>-104286</text:p>
          </table:table-cell>
          <table:table-cell table:style-name="ce10" table:formula="oooc:=(bitrate * 1000) -(1/(8*[.B17]))" office:value-type="float" office:value="-90000">
            <text:p>-90000</text:p>
          </table:table-cell>
          <table:table-cell table:style-name="ce10" table:formula="oooc:=(bitrate * 1000) -(1/(9*[.B17]))" office:value-type="float" office:value="-78888.8888888889">
            <text:p>-78889</text:p>
          </table:table-cell>
          <table:table-cell table:style-name="ce10" table:formula="oooc:=(bitrate * 1000) -(1/(10*[.B17]))" office:value-type="float" office:value="-70000">
            <text:p>-70000</text:p>
          </table:table-cell>
          <table:table-cell table:style-name="ce10" table:formula="oooc:=(bitrate * 1000) -(1/(11*[.B17]))" office:value-type="float" office:value="-62727.2727272727">
            <text:p>-62727</text:p>
          </table:table-cell>
          <table:table-cell table:style-name="ce10" table:formula="oooc:=(bitrate * 1000) -(1/(12*[.B17]))" office:value-type="float" office:value="-56666.6666666667">
            <text:p>-56667</text:p>
          </table:table-cell>
          <table:table-cell table:style-name="ce10" table:formula="oooc:=(bitrate * 1000) -(1/(13*[.B17]))" office:value-type="float" office:value="-51538.4615384615">
            <text:p>-51538</text:p>
          </table:table-cell>
          <table:table-cell table:style-name="ce10" table:formula="oooc:=(bitrate * 1000) -(1/(14*[.B17]))" office:value-type="float" office:value="-47142.8571428571">
            <text:p>-47143</text:p>
          </table:table-cell>
          <table:table-cell table:style-name="ce10" table:formula="oooc:=(bitrate * 1000) -(1/(15*[.B17]))" office:value-type="float" office:value="-43333.3333333333">
            <text:p>-43333</text:p>
          </table:table-cell>
          <table:table-cell table:style-name="ce10" table:formula="oooc:=(bitrate * 1000) -(1/(16*[.B17]))" office:value-type="float" office:value="-40000">
            <text:p>-40000</text:p>
          </table:table-cell>
          <table:table-cell table:style-name="ce10" table:formula="oooc:=(bitrate * 1000) -(1/(17*[.B17]))" office:value-type="float" office:value="-37058.8235294118">
            <text:p>-37059</text:p>
          </table:table-cell>
          <table:table-cell table:style-name="ce10" table:formula="oooc:=(bitrate * 1000) -(1/(18*[.B17]))" office:value-type="float" office:value="-34444.4444444444">
            <text:p>-34444</text:p>
          </table:table-cell>
          <table:table-cell table:style-name="ce10" table:formula="oooc:=(bitrate * 1000) -(1/(19*[.B17]))" office:value-type="float" office:value="-32105.2631578947">
            <text:p>-32105</text:p>
          </table:table-cell>
          <table:table-cell table:style-name="ce10" table:formula="oooc:=(bitrate * 1000) -(1/(20*[.B17]))" office:value-type="float" office:value="-30000">
            <text:p>-30000</text:p>
          </table:table-cell>
          <table:table-cell table:style-name="ce10" table:formula="oooc:=(bitrate * 1000) -(1/(21*[.B17]))" office:value-type="float" office:value="-28095.2380952381">
            <text:p>-28095</text:p>
          </table:table-cell>
          <table:table-cell table:style-name="ce10" table:formula="oooc:=(bitrate * 1000) -(1/(22*[.B17]))" office:value-type="float" office:value="-26363.6363636364">
            <text:p>-26364</text:p>
          </table:table-cell>
          <table:table-cell table:style-name="ce10" table:formula="oooc:=(bitrate * 1000) -(1/(23*[.B17]))" office:value-type="float" office:value="-24782.6086956522">
            <text:p>-24783</text:p>
          </table:table-cell>
          <table:table-cell table:style-name="ce10" table:formula="oooc:=(bitrate * 1000) -(1/(24*[.B17]))" office:value-type="float" office:value="-23333.3333333333">
            <text:p>-23333</text:p>
          </table:table-cell>
          <table:table-cell table:style-name="ce10" table:formula="oooc:=(bitrate * 1000) -(1/(25*[.B17]))" office:value-type="float" office:value="-22000">
            <text:p>-22000</text:p>
          </table:table-cell>
          <table:table-cell table:number-columns-repeated="232"/>
        </table:table-row>
        <table:table-row table:style-name="ro1">
          <table:table-cell office:value-type="float" office:value="10">
            <text:p>10</text:p>
          </table:table-cell>
          <table:table-cell table:formula="oooc:=(1+[.A18])*(1/(frequency*1000000))" office:value-type="float" office:value="0.000001375">
            <text:p>1,38E-06</text:p>
          </table:table-cell>
          <table:table-cell table:style-name="ce12" table:formula="oooc:=(bitrate * 1000) - ( 1/(4*[.B18]))" office:value-type="float" office:value="-171818.181818182">
            <text:p>-171818</text:p>
          </table:table-cell>
          <table:table-cell table:style-name="ce12" table:formula="oooc:=(bitrate * 1000) -(1/(5*[.B18]))" office:value-type="float" office:value="-135454.545454545">
            <text:p>-135455</text:p>
          </table:table-cell>
          <table:table-cell table:style-name="ce12" table:formula="oooc:=(bitrate * 1000) -(1/(6*[.B18]))" office:value-type="float" office:value="-111212.121212121">
            <text:p>-111212</text:p>
          </table:table-cell>
          <table:table-cell table:style-name="ce12" table:formula="oooc:=(bitrate * 1000) -(1/(7*[.B18]))" office:value-type="float" office:value="-93896.1038961039">
            <text:p>-93896</text:p>
          </table:table-cell>
          <table:table-cell table:style-name="ce10" table:formula="oooc:=(bitrate * 1000) -(1/(8*[.B18]))" office:value-type="float" office:value="-80909.0909090909">
            <text:p>-80909</text:p>
          </table:table-cell>
          <table:table-cell table:style-name="ce10" table:formula="oooc:=(bitrate * 1000) -(1/(9*[.B18]))" office:value-type="float" office:value="-70808.0808080808">
            <text:p>-70808</text:p>
          </table:table-cell>
          <table:table-cell table:style-name="ce10" table:formula="oooc:=(bitrate * 1000) -(1/(10*[.B18]))" office:value-type="float" office:value="-62727.2727272727">
            <text:p>-62727</text:p>
          </table:table-cell>
          <table:table-cell table:style-name="ce10" table:formula="oooc:=(bitrate * 1000) -(1/(11*[.B18]))" office:value-type="float" office:value="-56115.7024793388">
            <text:p>-56116</text:p>
          </table:table-cell>
          <table:table-cell table:style-name="ce10" table:formula="oooc:=(bitrate * 1000) -(1/(12*[.B18]))" office:value-type="float" office:value="-50606.0606060606">
            <text:p>-50606</text:p>
          </table:table-cell>
          <table:table-cell table:style-name="ce10" table:formula="oooc:=(bitrate * 1000) -(1/(13*[.B18]))" office:value-type="float" office:value="-45944.0559440559">
            <text:p>-45944</text:p>
          </table:table-cell>
          <table:table-cell table:style-name="ce10" table:formula="oooc:=(bitrate * 1000) -(1/(14*[.B18]))" office:value-type="float" office:value="-41948.051948052">
            <text:p>-41948</text:p>
          </table:table-cell>
          <table:table-cell table:style-name="ce10" table:formula="oooc:=(bitrate * 1000) -(1/(15*[.B18]))" office:value-type="float" office:value="-38484.8484848485">
            <text:p>-38485</text:p>
          </table:table-cell>
          <table:table-cell table:style-name="ce10" table:formula="oooc:=(bitrate * 1000) -(1/(16*[.B18]))" office:value-type="float" office:value="-35454.5454545455">
            <text:p>-35455</text:p>
          </table:table-cell>
          <table:table-cell table:style-name="ce10" table:formula="oooc:=(bitrate * 1000) -(1/(17*[.B18]))" office:value-type="float" office:value="-32780.7486631016">
            <text:p>-32781</text:p>
          </table:table-cell>
          <table:table-cell table:style-name="ce10" table:formula="oooc:=(bitrate * 1000) -(1/(18*[.B18]))" office:value-type="float" office:value="-30404.0404040404">
            <text:p>-30404</text:p>
          </table:table-cell>
          <table:table-cell table:style-name="ce10" table:formula="oooc:=(bitrate * 1000) -(1/(19*[.B18]))" office:value-type="float" office:value="-28277.5119617225">
            <text:p>-28278</text:p>
          </table:table-cell>
          <table:table-cell table:style-name="ce10" table:formula="oooc:=(bitrate * 1000) -(1/(20*[.B18]))" office:value-type="float" office:value="-26363.6363636364">
            <text:p>-26364</text:p>
          </table:table-cell>
          <table:table-cell table:style-name="ce10" table:formula="oooc:=(bitrate * 1000) -(1/(21*[.B18]))" office:value-type="float" office:value="-24632.0346320346">
            <text:p>-24632</text:p>
          </table:table-cell>
          <table:table-cell table:style-name="ce10" table:formula="oooc:=(bitrate * 1000) -(1/(22*[.B18]))" office:value-type="float" office:value="-23057.8512396694">
            <text:p>-23058</text:p>
          </table:table-cell>
          <table:table-cell table:style-name="ce10" table:formula="oooc:=(bitrate * 1000) -(1/(23*[.B18]))" office:value-type="float" office:value="-21620.5533596838">
            <text:p>-21621</text:p>
          </table:table-cell>
          <table:table-cell table:style-name="ce10" table:formula="oooc:=(bitrate * 1000) -(1/(24*[.B18]))" office:value-type="float" office:value="-20303.0303030303">
            <text:p>-20303</text:p>
          </table:table-cell>
          <table:table-cell table:style-name="ce10" table:formula="oooc:=(bitrate * 1000) -(1/(25*[.B18]))" office:value-type="float" office:value="-19090.9090909091">
            <text:p>-19091</text:p>
          </table:table-cell>
          <table:table-cell table:number-columns-repeated="232"/>
        </table:table-row>
        <table:table-row table:style-name="ro1">
          <table:table-cell office:value-type="float" office:value="11">
            <text:p>11</text:p>
          </table:table-cell>
          <table:table-cell table:formula="oooc:=(1+[.A19])*(1/(frequency*1000000))" office:value-type="float" office:value="0.0000015">
            <text:p>1,50E-06</text:p>
          </table:table-cell>
          <table:table-cell table:style-name="ce12" table:formula="oooc:=(bitrate * 1000) - ( 1/(4*[.B19]))" office:value-type="float" office:value="-156666.666666667">
            <text:p>-156667</text:p>
          </table:table-cell>
          <table:table-cell table:style-name="ce12" table:formula="oooc:=(bitrate * 1000) -(1/(5*[.B19]))" office:value-type="float" office:value="-123333.333333333">
            <text:p>-123333</text:p>
          </table:table-cell>
          <table:table-cell table:style-name="ce12" table:formula="oooc:=(bitrate * 1000) -(1/(6*[.B19]))" office:value-type="float" office:value="-101111.111111111">
            <text:p>-101111</text:p>
          </table:table-cell>
          <table:table-cell table:style-name="ce12" table:formula="oooc:=(bitrate * 1000) -(1/(7*[.B19]))" office:value-type="float" office:value="-85238.0952380952">
            <text:p>-85238</text:p>
          </table:table-cell>
          <table:table-cell table:style-name="ce10" table:formula="oooc:=(bitrate * 1000) -(1/(8*[.B19]))" office:value-type="float" office:value="-73333.3333333333">
            <text:p>-73333</text:p>
          </table:table-cell>
          <table:table-cell table:style-name="ce10" table:formula="oooc:=(bitrate * 1000) -(1/(9*[.B19]))" office:value-type="float" office:value="-64074.0740740741">
            <text:p>-64074</text:p>
          </table:table-cell>
          <table:table-cell table:style-name="ce10" table:formula="oooc:=(bitrate * 1000) -(1/(10*[.B19]))" office:value-type="float" office:value="-56666.6666666667">
            <text:p>-56667</text:p>
          </table:table-cell>
          <table:table-cell table:style-name="ce10" table:formula="oooc:=(bitrate * 1000) -(1/(11*[.B19]))" office:value-type="float" office:value="-50606.0606060606">
            <text:p>-50606</text:p>
          </table:table-cell>
          <table:table-cell table:style-name="ce10" table:formula="oooc:=(bitrate * 1000) -(1/(12*[.B19]))" office:value-type="float" office:value="-45555.5555555556">
            <text:p>-45556</text:p>
          </table:table-cell>
          <table:table-cell table:style-name="ce10" table:formula="oooc:=(bitrate * 1000) -(1/(13*[.B19]))" office:value-type="float" office:value="-41282.0512820513">
            <text:p>-41282</text:p>
          </table:table-cell>
          <table:table-cell table:style-name="ce10" table:formula="oooc:=(bitrate * 1000) -(1/(14*[.B19]))" office:value-type="float" office:value="-37619.0476190476">
            <text:p>-37619</text:p>
          </table:table-cell>
          <table:table-cell table:style-name="ce10" table:formula="oooc:=(bitrate * 1000) -(1/(15*[.B19]))" office:value-type="float" office:value="-34444.4444444444">
            <text:p>-34444</text:p>
          </table:table-cell>
          <table:table-cell table:style-name="ce10" table:formula="oooc:=(bitrate * 1000) -(1/(16*[.B19]))" office:value-type="float" office:value="-31666.6666666667">
            <text:p>-31667</text:p>
          </table:table-cell>
          <table:table-cell table:style-name="ce10" table:formula="oooc:=(bitrate * 1000) -(1/(17*[.B19]))" office:value-type="float" office:value="-29215.6862745098">
            <text:p>-29216</text:p>
          </table:table-cell>
          <table:table-cell table:style-name="ce10" table:formula="oooc:=(bitrate * 1000) -(1/(18*[.B19]))" office:value-type="float" office:value="-27037.037037037">
            <text:p>-27037</text:p>
          </table:table-cell>
          <table:table-cell table:style-name="ce10" table:formula="oooc:=(bitrate * 1000) -(1/(19*[.B19]))" office:value-type="float" office:value="-25087.7192982456">
            <text:p>-25088</text:p>
          </table:table-cell>
          <table:table-cell table:style-name="ce10" table:formula="oooc:=(bitrate * 1000) -(1/(20*[.B19]))" office:value-type="float" office:value="-23333.3333333333">
            <text:p>-23333</text:p>
          </table:table-cell>
          <table:table-cell table:style-name="ce10" table:formula="oooc:=(bitrate * 1000) -(1/(21*[.B19]))" office:value-type="float" office:value="-21746.0317460317">
            <text:p>-21746</text:p>
          </table:table-cell>
          <table:table-cell table:style-name="ce10" table:formula="oooc:=(bitrate * 1000) -(1/(22*[.B19]))" office:value-type="float" office:value="-20303.0303030303">
            <text:p>-20303</text:p>
          </table:table-cell>
          <table:table-cell table:style-name="ce10" table:formula="oooc:=(bitrate * 1000) -(1/(23*[.B19]))" office:value-type="float" office:value="-18985.5072463768">
            <text:p>-18986</text:p>
          </table:table-cell>
          <table:table-cell table:style-name="ce10" table:formula="oooc:=(bitrate * 1000) -(1/(24*[.B19]))" office:value-type="float" office:value="-17777.7777777778">
            <text:p>-17778</text:p>
          </table:table-cell>
          <table:table-cell table:style-name="ce10" table:formula="oooc:=(bitrate * 1000) -(1/(25*[.B19]))" office:value-type="float" office:value="-16666.6666666667">
            <text:p>-16667</text:p>
          </table:table-cell>
          <table:table-cell table:number-columns-repeated="232"/>
        </table:table-row>
        <table:table-row table:style-name="ro1">
          <table:table-cell office:value-type="float" office:value="12">
            <text:p>12</text:p>
          </table:table-cell>
          <table:table-cell table:formula="oooc:=(1+[.A20])*(1/(frequency*1000000))" office:value-type="float" office:value="0.000001625">
            <text:p>1,63E-06</text:p>
          </table:table-cell>
          <table:table-cell table:style-name="ce12" table:formula="oooc:=(bitrate * 1000) - ( 1/(4*[.B20]))" office:value-type="float" office:value="-143846.153846154">
            <text:p>-143846</text:p>
          </table:table-cell>
          <table:table-cell table:style-name="ce12" table:formula="oooc:=(bitrate * 1000) -(1/(5*[.B20]))" office:value-type="float" office:value="-113076.923076923">
            <text:p>-113077</text:p>
          </table:table-cell>
          <table:table-cell table:style-name="ce12" table:formula="oooc:=(bitrate * 1000) -(1/(6*[.B20]))" office:value-type="float" office:value="-92564.1025641026">
            <text:p>-92564</text:p>
          </table:table-cell>
          <table:table-cell table:style-name="ce12" table:formula="oooc:=(bitrate * 1000) -(1/(7*[.B20]))" office:value-type="float" office:value="-77912.0879120879">
            <text:p>-77912</text:p>
          </table:table-cell>
          <table:table-cell table:style-name="ce10" table:formula="oooc:=(bitrate * 1000) -(1/(8*[.B20]))" office:value-type="float" office:value="-66923.0769230769">
            <text:p>-66923</text:p>
          </table:table-cell>
          <table:table-cell table:style-name="ce10" table:formula="oooc:=(bitrate * 1000) -(1/(9*[.B20]))" office:value-type="float" office:value="-58376.0683760684">
            <text:p>-58376</text:p>
          </table:table-cell>
          <table:table-cell table:style-name="ce10" table:formula="oooc:=(bitrate * 1000) -(1/(10*[.B20]))" office:value-type="float" office:value="-51538.4615384615">
            <text:p>-51538</text:p>
          </table:table-cell>
          <table:table-cell table:style-name="ce10" table:formula="oooc:=(bitrate * 1000) -(1/(11*[.B20]))" office:value-type="float" office:value="-45944.055944056">
            <text:p>-45944</text:p>
          </table:table-cell>
          <table:table-cell table:style-name="ce10" table:formula="oooc:=(bitrate * 1000) -(1/(12*[.B20]))" office:value-type="float" office:value="-41282.0512820513">
            <text:p>-41282</text:p>
          </table:table-cell>
          <table:table-cell table:style-name="ce10" table:formula="oooc:=(bitrate * 1000) -(1/(13*[.B20]))" office:value-type="float" office:value="-37337.2781065089">
            <text:p>-37337</text:p>
          </table:table-cell>
          <table:table-cell table:style-name="ce10" table:formula="oooc:=(bitrate * 1000) -(1/(14*[.B20]))" office:value-type="float" office:value="-33956.043956044">
            <text:p>-33956</text:p>
          </table:table-cell>
          <table:table-cell table:style-name="ce10" table:formula="oooc:=(bitrate * 1000) -(1/(15*[.B20]))" office:value-type="float" office:value="-31025.641025641">
            <text:p>-31026</text:p>
          </table:table-cell>
          <table:table-cell table:style-name="ce10" table:formula="oooc:=(bitrate * 1000) -(1/(16*[.B20]))" office:value-type="float" office:value="-28461.5384615385">
            <text:p>-28462</text:p>
          </table:table-cell>
          <table:table-cell table:style-name="ce10" table:formula="oooc:=(bitrate * 1000) -(1/(17*[.B20]))" office:value-type="float" office:value="-26199.0950226244">
            <text:p>-26199</text:p>
          </table:table-cell>
          <table:table-cell table:style-name="ce10" table:formula="oooc:=(bitrate * 1000) -(1/(18*[.B20]))" office:value-type="float" office:value="-24188.0341880342">
            <text:p>-24188</text:p>
          </table:table-cell>
          <table:table-cell table:style-name="ce10" table:formula="oooc:=(bitrate * 1000) -(1/(19*[.B20]))" office:value-type="float" office:value="-22388.6639676113">
            <text:p>-22389</text:p>
          </table:table-cell>
          <table:table-cell table:style-name="ce10" table:formula="oooc:=(bitrate * 1000) -(1/(20*[.B20]))" office:value-type="float" office:value="-20769.2307692308">
            <text:p>-20769</text:p>
          </table:table-cell>
          <table:table-cell table:style-name="ce10" table:formula="oooc:=(bitrate * 1000) -(1/(21*[.B20]))" office:value-type="float" office:value="-19304.0293040293">
            <text:p>-19304</text:p>
          </table:table-cell>
          <table:table-cell table:style-name="ce10" table:formula="oooc:=(bitrate * 1000) -(1/(22*[.B20]))" office:value-type="float" office:value="-17972.027972028">
            <text:p>-17972</text:p>
          </table:table-cell>
          <table:table-cell table:style-name="ce10" table:formula="oooc:=(bitrate * 1000) -(1/(23*[.B20]))" office:value-type="float" office:value="-16755.8528428094">
            <text:p>-16756</text:p>
          </table:table-cell>
          <table:table-cell table:style-name="ce10" table:formula="oooc:=(bitrate * 1000) -(1/(24*[.B20]))" office:value-type="float" office:value="-15641.0256410256">
            <text:p>-15641</text:p>
          </table:table-cell>
          <table:table-cell table:style-name="ce10" table:formula="oooc:=(bitrate * 1000) -(1/(25*[.B20]))" office:value-type="float" office:value="-14615.3846153846">
            <text:p>-14615</text:p>
          </table:table-cell>
          <table:table-cell table:number-columns-repeated="232"/>
        </table:table-row>
        <table:table-row table:style-name="ro1">
          <table:table-cell office:value-type="float" office:value="13">
            <text:p>13</text:p>
          </table:table-cell>
          <table:table-cell table:formula="oooc:=(1+[.A21])*(1/(frequency*1000000))" office:value-type="float" office:value="0.00000175">
            <text:p>1,75E-06</text:p>
          </table:table-cell>
          <table:table-cell table:style-name="ce12" table:formula="oooc:=(bitrate * 1000) - ( 1/(4*[.B21]))" office:value-type="float" office:value="-132857.142857143">
            <text:p>-132857</text:p>
          </table:table-cell>
          <table:table-cell table:style-name="ce12" table:formula="oooc:=(bitrate * 1000) -(1/(5*[.B21]))" office:value-type="float" office:value="-104285.714285714">
            <text:p>-104286</text:p>
          </table:table-cell>
          <table:table-cell table:style-name="ce12" table:formula="oooc:=(bitrate * 1000) -(1/(6*[.B21]))" office:value-type="float" office:value="-85238.0952380952">
            <text:p>-85238</text:p>
          </table:table-cell>
          <table:table-cell table:style-name="ce12" table:formula="oooc:=(bitrate * 1000) -(1/(7*[.B21]))" office:value-type="float" office:value="-71632.6530612245">
            <text:p>-71633</text:p>
          </table:table-cell>
          <table:table-cell table:style-name="ce10" table:formula="oooc:=(bitrate * 1000) -(1/(8*[.B21]))" office:value-type="float" office:value="-61428.5714285714">
            <text:p>-61429</text:p>
          </table:table-cell>
          <table:table-cell table:style-name="ce10" table:formula="oooc:=(bitrate * 1000) -(1/(9*[.B21]))" office:value-type="float" office:value="-53492.0634920635">
            <text:p>-53492</text:p>
          </table:table-cell>
          <table:table-cell table:style-name="ce10" table:formula="oooc:=(bitrate * 1000) -(1/(10*[.B21]))" office:value-type="float" office:value="-47142.8571428571">
            <text:p>-47143</text:p>
          </table:table-cell>
          <table:table-cell table:style-name="ce10" table:formula="oooc:=(bitrate * 1000) -(1/(11*[.B21]))" office:value-type="float" office:value="-41948.051948052">
            <text:p>-41948</text:p>
          </table:table-cell>
          <table:table-cell table:style-name="ce10" table:formula="oooc:=(bitrate * 1000) -(1/(12*[.B21]))" office:value-type="float" office:value="-37619.0476190476">
            <text:p>-37619</text:p>
          </table:table-cell>
          <table:table-cell table:style-name="ce10" table:formula="oooc:=(bitrate * 1000) -(1/(13*[.B21]))" office:value-type="float" office:value="-33956.043956044">
            <text:p>-33956</text:p>
          </table:table-cell>
          <table:table-cell table:style-name="ce10" table:formula="oooc:=(bitrate * 1000) -(1/(14*[.B21]))" office:value-type="float" office:value="-30816.3265306122">
            <text:p>-30816</text:p>
          </table:table-cell>
          <table:table-cell table:style-name="ce10" table:formula="oooc:=(bitrate * 1000) -(1/(15*[.B21]))" office:value-type="float" office:value="-28095.2380952381">
            <text:p>-28095</text:p>
          </table:table-cell>
          <table:table-cell table:style-name="ce10" table:formula="oooc:=(bitrate * 1000) -(1/(16*[.B21]))" office:value-type="float" office:value="-25714.2857142857">
            <text:p>-25714</text:p>
          </table:table-cell>
          <table:table-cell table:style-name="ce10" table:formula="oooc:=(bitrate * 1000) -(1/(17*[.B21]))" office:value-type="float" office:value="-23613.4453781513">
            <text:p>-23613</text:p>
          </table:table-cell>
          <table:table-cell table:style-name="ce10" table:formula="oooc:=(bitrate * 1000) -(1/(18*[.B21]))" office:value-type="float" office:value="-21746.0317460317">
            <text:p>-21746</text:p>
          </table:table-cell>
          <table:table-cell table:style-name="ce10" table:formula="oooc:=(bitrate * 1000) -(1/(19*[.B21]))" office:value-type="float" office:value="-20075.1879699248">
            <text:p>-20075</text:p>
          </table:table-cell>
          <table:table-cell table:style-name="ce10" table:formula="oooc:=(bitrate * 1000) -(1/(20*[.B21]))" office:value-type="float" office:value="-18571.4285714286">
            <text:p>-18571</text:p>
          </table:table-cell>
          <table:table-cell table:style-name="ce10" table:formula="oooc:=(bitrate * 1000) -(1/(21*[.B21]))" office:value-type="float" office:value="-17210.8843537415">
            <text:p>-17211</text:p>
          </table:table-cell>
          <table:table-cell table:style-name="ce10" table:formula="oooc:=(bitrate * 1000) -(1/(22*[.B21]))" office:value-type="float" office:value="-15974.025974026">
            <text:p>-15974</text:p>
          </table:table-cell>
          <table:table-cell table:style-name="ce10" table:formula="oooc:=(bitrate * 1000) -(1/(23*[.B21]))" office:value-type="float" office:value="-14844.7204968944">
            <text:p>-14845</text:p>
          </table:table-cell>
          <table:table-cell table:style-name="ce10" table:formula="oooc:=(bitrate * 1000) -(1/(24*[.B21]))" office:value-type="float" office:value="-13809.5238095238">
            <text:p>-13810</text:p>
          </table:table-cell>
          <table:table-cell table:style-name="ce10" table:formula="oooc:=(bitrate * 1000) -(1/(25*[.B21]))" office:value-type="float" office:value="-12857.1428571429">
            <text:p>-12857</text:p>
          </table:table-cell>
          <table:table-cell table:number-columns-repeated="232"/>
        </table:table-row>
        <table:table-row table:style-name="ro1">
          <table:table-cell office:value-type="float" office:value="14">
            <text:p>14</text:p>
          </table:table-cell>
          <table:table-cell table:formula="oooc:=(1+[.A22])*(1/(frequency*1000000))" office:value-type="float" office:value="0.000001875">
            <text:p>1,88E-06</text:p>
          </table:table-cell>
          <table:table-cell table:style-name="ce12" table:formula="oooc:=(bitrate * 1000) - ( 1/(4*[.B22]))" office:value-type="float" office:value="-123333.333333333">
            <text:p>-123333</text:p>
          </table:table-cell>
          <table:table-cell table:style-name="ce12" table:formula="oooc:=(bitrate * 1000) -(1/(5*[.B22]))" office:value-type="float" office:value="-96666.6666666667">
            <text:p>-96667</text:p>
          </table:table-cell>
          <table:table-cell table:style-name="ce12" table:formula="oooc:=(bitrate * 1000) -(1/(6*[.B22]))" office:value-type="float" office:value="-78888.8888888889">
            <text:p>-78889</text:p>
          </table:table-cell>
          <table:table-cell table:style-name="ce12" table:formula="oooc:=(bitrate * 1000) -(1/(7*[.B22]))" office:value-type="float" office:value="-66190.4761904762">
            <text:p>-66190</text:p>
          </table:table-cell>
          <table:table-cell table:style-name="ce10" table:formula="oooc:=(bitrate * 1000) -(1/(8*[.B22]))" office:value-type="float" office:value="-56666.6666666667">
            <text:p>-56667</text:p>
          </table:table-cell>
          <table:table-cell table:style-name="ce10" table:formula="oooc:=(bitrate * 1000) -(1/(9*[.B22]))" office:value-type="float" office:value="-49259.2592592593">
            <text:p>-49259</text:p>
          </table:table-cell>
          <table:table-cell table:style-name="ce10" table:formula="oooc:=(bitrate * 1000) -(1/(10*[.B22]))" office:value-type="float" office:value="-43333.3333333333">
            <text:p>-43333</text:p>
          </table:table-cell>
          <table:table-cell table:style-name="ce10" table:formula="oooc:=(bitrate * 1000) -(1/(11*[.B22]))" office:value-type="float" office:value="-38484.8484848485">
            <text:p>-38485</text:p>
          </table:table-cell>
          <table:table-cell table:style-name="ce10" table:formula="oooc:=(bitrate * 1000) -(1/(12*[.B22]))" office:value-type="float" office:value="-34444.4444444444">
            <text:p>-34444</text:p>
          </table:table-cell>
          <table:table-cell table:style-name="ce10" table:formula="oooc:=(bitrate * 1000) -(1/(13*[.B22]))" office:value-type="float" office:value="-31025.641025641">
            <text:p>-31026</text:p>
          </table:table-cell>
          <table:table-cell table:style-name="ce10" table:formula="oooc:=(bitrate * 1000) -(1/(14*[.B22]))" office:value-type="float" office:value="-28095.2380952381">
            <text:p>-28095</text:p>
          </table:table-cell>
          <table:table-cell table:style-name="ce10" table:formula="oooc:=(bitrate * 1000) -(1/(15*[.B22]))" office:value-type="float" office:value="-25555.5555555556">
            <text:p>-25556</text:p>
          </table:table-cell>
          <table:table-cell table:style-name="ce10" table:formula="oooc:=(bitrate * 1000) -(1/(16*[.B22]))" office:value-type="float" office:value="-23333.3333333333">
            <text:p>-23333</text:p>
          </table:table-cell>
          <table:table-cell table:style-name="ce10" table:formula="oooc:=(bitrate * 1000) -(1/(17*[.B22]))" office:value-type="float" office:value="-21372.5490196078">
            <text:p>-21373</text:p>
          </table:table-cell>
          <table:table-cell table:style-name="ce10" table:formula="oooc:=(bitrate * 1000) -(1/(18*[.B22]))" office:value-type="float" office:value="-19629.6296296296">
            <text:p>-19630</text:p>
          </table:table-cell>
          <table:table-cell table:style-name="ce10" table:formula="oooc:=(bitrate * 1000) -(1/(19*[.B22]))" office:value-type="float" office:value="-18070.1754385965">
            <text:p>-18070</text:p>
          </table:table-cell>
          <table:table-cell table:style-name="ce10" table:formula="oooc:=(bitrate * 1000) -(1/(20*[.B22]))" office:value-type="float" office:value="-16666.6666666667">
            <text:p>-16667</text:p>
          </table:table-cell>
          <table:table-cell table:style-name="ce10" table:formula="oooc:=(bitrate * 1000) -(1/(21*[.B22]))" office:value-type="float" office:value="-15396.8253968254">
            <text:p>-15397</text:p>
          </table:table-cell>
          <table:table-cell table:style-name="ce10" table:formula="oooc:=(bitrate * 1000) -(1/(22*[.B22]))" office:value-type="float" office:value="-14242.4242424242">
            <text:p>-14242</text:p>
          </table:table-cell>
          <table:table-cell table:style-name="ce10" table:formula="oooc:=(bitrate * 1000) -(1/(23*[.B22]))" office:value-type="float" office:value="-13188.4057971015">
            <text:p>-13188</text:p>
          </table:table-cell>
          <table:table-cell table:style-name="ce10" table:formula="oooc:=(bitrate * 1000) -(1/(24*[.B22]))" office:value-type="float" office:value="-12222.2222222222">
            <text:p>-12222</text:p>
          </table:table-cell>
          <table:table-cell table:style-name="ce10" table:formula="oooc:=(bitrate * 1000) -(1/(25*[.B22]))" office:value-type="float" office:value="-11333.3333333333">
            <text:p>-11333</text:p>
          </table:table-cell>
          <table:table-cell table:number-columns-repeated="232"/>
        </table:table-row>
        <table:table-row table:style-name="ro1">
          <table:table-cell office:value-type="float" office:value="15">
            <text:p>15</text:p>
          </table:table-cell>
          <table:table-cell table:formula="oooc:=(1+[.A23])*(1/(frequency*1000000))" office:value-type="float" office:value="0.000002">
            <text:p>2,00E-06</text:p>
          </table:table-cell>
          <table:table-cell table:style-name="ce12" table:formula="oooc:=(bitrate * 1000) - ( 1/(4*[.B23]))" office:value-type="float" office:value="-115000">
            <text:p>-115000</text:p>
          </table:table-cell>
          <table:table-cell table:style-name="ce12" table:formula="oooc:=(bitrate * 1000) -(1/(5*[.B23]))" office:value-type="float" office:value="-90000">
            <text:p>-90000</text:p>
          </table:table-cell>
          <table:table-cell table:style-name="ce12" table:formula="oooc:=(bitrate * 1000) -(1/(6*[.B23]))" office:value-type="float" office:value="-73333.3333333333">
            <text:p>-73333</text:p>
          </table:table-cell>
          <table:table-cell table:style-name="ce12" table:formula="oooc:=(bitrate * 1000) -(1/(7*[.B23]))" office:value-type="float" office:value="-61428.5714285714">
            <text:p>-61429</text:p>
          </table:table-cell>
          <table:table-cell table:style-name="ce10" table:formula="oooc:=(bitrate * 1000) -(1/(8*[.B23]))" office:value-type="float" office:value="-52500">
            <text:p>-52500</text:p>
          </table:table-cell>
          <table:table-cell table:style-name="ce10" table:formula="oooc:=(bitrate * 1000) -(1/(9*[.B23]))" office:value-type="float" office:value="-45555.5555555556">
            <text:p>-45556</text:p>
          </table:table-cell>
          <table:table-cell table:style-name="ce10" table:formula="oooc:=(bitrate * 1000) -(1/(10*[.B23]))" office:value-type="float" office:value="-40000">
            <text:p>-40000</text:p>
          </table:table-cell>
          <table:table-cell table:style-name="ce10" table:formula="oooc:=(bitrate * 1000) -(1/(11*[.B23]))" office:value-type="float" office:value="-35454.5454545455">
            <text:p>-35455</text:p>
          </table:table-cell>
          <table:table-cell table:style-name="ce10" table:formula="oooc:=(bitrate * 1000) -(1/(12*[.B23]))" office:value-type="float" office:value="-31666.6666666667">
            <text:p>-31667</text:p>
          </table:table-cell>
          <table:table-cell table:style-name="ce10" table:formula="oooc:=(bitrate * 1000) -(1/(13*[.B23]))" office:value-type="float" office:value="-28461.5384615385">
            <text:p>-28462</text:p>
          </table:table-cell>
          <table:table-cell table:style-name="ce10" table:formula="oooc:=(bitrate * 1000) -(1/(14*[.B23]))" office:value-type="float" office:value="-25714.2857142857">
            <text:p>-25714</text:p>
          </table:table-cell>
          <table:table-cell table:style-name="ce10" table:formula="oooc:=(bitrate * 1000) -(1/(15*[.B23]))" office:value-type="float" office:value="-23333.3333333333">
            <text:p>-23333</text:p>
          </table:table-cell>
          <table:table-cell table:style-name="ce10" table:formula="oooc:=(bitrate * 1000) -(1/(16*[.B23]))" office:value-type="float" office:value="-21250">
            <text:p>-21250</text:p>
          </table:table-cell>
          <table:table-cell table:style-name="ce10" table:formula="oooc:=(bitrate * 1000) -(1/(17*[.B23]))" office:value-type="float" office:value="-19411.7647058824">
            <text:p>-19412</text:p>
          </table:table-cell>
          <table:table-cell table:style-name="ce10" table:formula="oooc:=(bitrate * 1000) -(1/(18*[.B23]))" office:value-type="float" office:value="-17777.7777777778">
            <text:p>-17778</text:p>
          </table:table-cell>
          <table:table-cell table:style-name="ce10" table:formula="oooc:=(bitrate * 1000) -(1/(19*[.B23]))" office:value-type="float" office:value="-16315.7894736842">
            <text:p>-16316</text:p>
          </table:table-cell>
          <table:table-cell table:style-name="ce10" table:formula="oooc:=(bitrate * 1000) -(1/(20*[.B23]))" office:value-type="float" office:value="-15000">
            <text:p>-15000</text:p>
          </table:table-cell>
          <table:table-cell table:style-name="ce10" table:formula="oooc:=(bitrate * 1000) -(1/(21*[.B23]))" office:value-type="float" office:value="-13809.5238095238">
            <text:p>-13810</text:p>
          </table:table-cell>
          <table:table-cell table:style-name="ce10" table:formula="oooc:=(bitrate * 1000) -(1/(22*[.B23]))" office:value-type="float" office:value="-12727.2727272727">
            <text:p>-12727</text:p>
          </table:table-cell>
          <table:table-cell table:style-name="ce10" table:formula="oooc:=(bitrate * 1000) -(1/(23*[.B23]))" office:value-type="float" office:value="-11739.1304347826">
            <text:p>-11739</text:p>
          </table:table-cell>
          <table:table-cell table:style-name="ce10" table:formula="oooc:=(bitrate * 1000) -(1/(24*[.B23]))" office:value-type="float" office:value="-10833.3333333333">
            <text:p>-10833</text:p>
          </table:table-cell>
          <table:table-cell table:style-name="ce10" table:formula="oooc:=(bitrate * 1000) -(1/(25*[.B23]))" office:value-type="float" office:value="-10000">
            <text:p>-10000</text:p>
          </table:table-cell>
          <table:table-cell table:number-columns-repeated="232"/>
        </table:table-row>
        <table:table-row table:style-name="ro1">
          <table:table-cell office:value-type="float" office:value="16">
            <text:p>16</text:p>
          </table:table-cell>
          <table:table-cell table:formula="oooc:=(1+[.A24])*(1/(frequency*1000000))" office:value-type="float" office:value="0.000002125">
            <text:p>2,13E-06</text:p>
          </table:table-cell>
          <table:table-cell table:style-name="ce12" table:formula="oooc:=(bitrate * 1000) - ( 1/(4*[.B24]))" office:value-type="float" office:value="-107647.058823529">
            <text:p>-107647</text:p>
          </table:table-cell>
          <table:table-cell table:style-name="ce12" table:formula="oooc:=(bitrate * 1000) -(1/(5*[.B24]))" office:value-type="float" office:value="-84117.6470588235">
            <text:p>-84118</text:p>
          </table:table-cell>
          <table:table-cell table:style-name="ce12" table:formula="oooc:=(bitrate * 1000) -(1/(6*[.B24]))" office:value-type="float" office:value="-68431.3725490196">
            <text:p>-68431</text:p>
          </table:table-cell>
          <table:table-cell table:style-name="ce12" table:formula="oooc:=(bitrate * 1000) -(1/(7*[.B24]))" office:value-type="float" office:value="-57226.8907563025">
            <text:p>-57227</text:p>
          </table:table-cell>
          <table:table-cell table:style-name="ce10" table:formula="oooc:=(bitrate * 1000) -(1/(8*[.B24]))" office:value-type="float" office:value="-48823.5294117647">
            <text:p>-48824</text:p>
          </table:table-cell>
          <table:table-cell table:style-name="ce10" table:formula="oooc:=(bitrate * 1000) -(1/(9*[.B24]))" office:value-type="float" office:value="-42287.5816993464">
            <text:p>-42288</text:p>
          </table:table-cell>
          <table:table-cell table:style-name="ce10" table:formula="oooc:=(bitrate * 1000) -(1/(10*[.B24]))" office:value-type="float" office:value="-37058.8235294118">
            <text:p>-37059</text:p>
          </table:table-cell>
          <table:table-cell table:style-name="ce10" table:formula="oooc:=(bitrate * 1000) -(1/(11*[.B24]))" office:value-type="float" office:value="-32780.7486631016">
            <text:p>-32781</text:p>
          </table:table-cell>
          <table:table-cell table:style-name="ce10" table:formula="oooc:=(bitrate * 1000) -(1/(12*[.B24]))" office:value-type="float" office:value="-29215.6862745098">
            <text:p>-29216</text:p>
          </table:table-cell>
          <table:table-cell table:style-name="ce10" table:formula="oooc:=(bitrate * 1000) -(1/(13*[.B24]))" office:value-type="float" office:value="-26199.0950226244">
            <text:p>-26199</text:p>
          </table:table-cell>
          <table:table-cell table:style-name="ce10" table:formula="oooc:=(bitrate * 1000) -(1/(14*[.B24]))" office:value-type="float" office:value="-23613.4453781513">
            <text:p>-23613</text:p>
          </table:table-cell>
          <table:table-cell table:style-name="ce10" table:formula="oooc:=(bitrate * 1000) -(1/(15*[.B24]))" office:value-type="float" office:value="-21372.5490196078">
            <text:p>-21373</text:p>
          </table:table-cell>
          <table:table-cell table:style-name="ce10" table:formula="oooc:=(bitrate * 1000) -(1/(16*[.B24]))" office:value-type="float" office:value="-19411.7647058824">
            <text:p>-19412</text:p>
          </table:table-cell>
          <table:table-cell table:style-name="ce10" table:formula="oooc:=(bitrate * 1000) -(1/(17*[.B24]))" office:value-type="float" office:value="-17681.660899654">
            <text:p>-17682</text:p>
          </table:table-cell>
          <table:table-cell table:style-name="ce10" table:formula="oooc:=(bitrate * 1000) -(1/(18*[.B24]))" office:value-type="float" office:value="-16143.7908496732">
            <text:p>-16144</text:p>
          </table:table-cell>
          <table:table-cell table:style-name="ce10" table:formula="oooc:=(bitrate * 1000) -(1/(19*[.B24]))" office:value-type="float" office:value="-14767.8018575851">
            <text:p>-14768</text:p>
          </table:table-cell>
          <table:table-cell table:style-name="ce10" table:formula="oooc:=(bitrate * 1000) -(1/(20*[.B24]))" office:value-type="float" office:value="-13529.4117647059">
            <text:p>-13529</text:p>
          </table:table-cell>
          <table:table-cell table:style-name="ce10" table:formula="oooc:=(bitrate * 1000) -(1/(21*[.B24]))" office:value-type="float" office:value="-12408.9635854342">
            <text:p>-12409</text:p>
          </table:table-cell>
          <table:table-cell table:style-name="ce10" table:formula="oooc:=(bitrate * 1000) -(1/(22*[.B24]))" office:value-type="float" office:value="-11390.3743315508">
            <text:p>-11390</text:p>
          </table:table-cell>
          <table:table-cell table:style-name="ce10" table:formula="oooc:=(bitrate * 1000) -(1/(23*[.B24]))" office:value-type="float" office:value="-10460.358056266">
            <text:p>-10460</text:p>
          </table:table-cell>
          <table:table-cell table:style-name="ce10" table:formula="oooc:=(bitrate * 1000) -(1/(24*[.B24]))" office:value-type="float" office:value="-9607.8431372549">
            <text:p>-9608</text:p>
          </table:table-cell>
          <table:table-cell table:style-name="ce10" table:formula="oooc:=(bitrate * 1000) -(1/(25*[.B24]))" office:value-type="float" office:value="-8823.52941176471">
            <text:p>-8824</text:p>
          </table:table-cell>
          <table:table-cell table:number-columns-repeated="232"/>
        </table:table-row>
        <table:table-row table:style-name="ro1">
          <table:table-cell office:value-type="float" office:value="17">
            <text:p>17</text:p>
          </table:table-cell>
          <table:table-cell table:formula="oooc:=(1+[.A25])*(1/(frequency*1000000))" office:value-type="float" office:value="0.00000225">
            <text:p>2,25E-06</text:p>
          </table:table-cell>
          <table:table-cell table:style-name="ce12" table:formula="oooc:=(bitrate * 1000) - ( 1/(4*[.B25]))" office:value-type="float" office:value="-101111.111111111">
            <text:p>-101111</text:p>
          </table:table-cell>
          <table:table-cell table:style-name="ce12" table:formula="oooc:=(bitrate * 1000) -(1/(5*[.B25]))" office:value-type="float" office:value="-78888.8888888889">
            <text:p>-78889</text:p>
          </table:table-cell>
          <table:table-cell table:style-name="ce12" table:formula="oooc:=(bitrate * 1000) -(1/(6*[.B25]))" office:value-type="float" office:value="-64074.0740740741">
            <text:p>-64074</text:p>
          </table:table-cell>
          <table:table-cell table:style-name="ce12" table:formula="oooc:=(bitrate * 1000) -(1/(7*[.B25]))" office:value-type="float" office:value="-53492.0634920635">
            <text:p>-53492</text:p>
          </table:table-cell>
          <table:table-cell table:style-name="ce10" table:formula="oooc:=(bitrate * 1000) -(1/(8*[.B25]))" office:value-type="float" office:value="-45555.5555555556">
            <text:p>-45556</text:p>
          </table:table-cell>
          <table:table-cell table:style-name="ce10" table:formula="oooc:=(bitrate * 1000) -(1/(9*[.B25]))" office:value-type="float" office:value="-39382.7160493827">
            <text:p>-39383</text:p>
          </table:table-cell>
          <table:table-cell table:style-name="ce10" table:formula="oooc:=(bitrate * 1000) -(1/(10*[.B25]))" office:value-type="float" office:value="-34444.4444444444">
            <text:p>-34444</text:p>
          </table:table-cell>
          <table:table-cell table:style-name="ce10" table:formula="oooc:=(bitrate * 1000) -(1/(11*[.B25]))" office:value-type="float" office:value="-30404.0404040404">
            <text:p>-30404</text:p>
          </table:table-cell>
          <table:table-cell table:style-name="ce10" table:formula="oooc:=(bitrate * 1000) -(1/(12*[.B25]))" office:value-type="float" office:value="-27037.037037037">
            <text:p>-27037</text:p>
          </table:table-cell>
          <table:table-cell table:style-name="ce10" table:formula="oooc:=(bitrate * 1000) -(1/(13*[.B25]))" office:value-type="float" office:value="-24188.0341880342">
            <text:p>-24188</text:p>
          </table:table-cell>
          <table:table-cell table:style-name="ce10" table:formula="oooc:=(bitrate * 1000) -(1/(14*[.B25]))" office:value-type="float" office:value="-21746.0317460317">
            <text:p>-21746</text:p>
          </table:table-cell>
          <table:table-cell table:style-name="ce10" table:formula="oooc:=(bitrate * 1000) -(1/(15*[.B25]))" office:value-type="float" office:value="-19629.6296296296">
            <text:p>-19630</text:p>
          </table:table-cell>
          <table:table-cell table:style-name="ce10" table:formula="oooc:=(bitrate * 1000) -(1/(16*[.B25]))" office:value-type="float" office:value="-17777.7777777778">
            <text:p>-17778</text:p>
          </table:table-cell>
          <table:table-cell table:style-name="ce10" table:formula="oooc:=(bitrate * 1000) -(1/(17*[.B25]))" office:value-type="float" office:value="-16143.7908496732">
            <text:p>-16144</text:p>
          </table:table-cell>
          <table:table-cell table:style-name="ce10" table:formula="oooc:=(bitrate * 1000) -(1/(18*[.B25]))" office:value-type="float" office:value="-14691.3580246914">
            <text:p>-14691</text:p>
          </table:table-cell>
          <table:table-cell table:style-name="ce10" table:formula="oooc:=(bitrate * 1000) -(1/(19*[.B25]))" office:value-type="float" office:value="-13391.8128654971">
            <text:p>-13392</text:p>
          </table:table-cell>
          <table:table-cell table:style-name="ce10" table:formula="oooc:=(bitrate * 1000) -(1/(20*[.B25]))" office:value-type="float" office:value="-12222.2222222222">
            <text:p>-12222</text:p>
          </table:table-cell>
          <table:table-cell table:style-name="ce10" table:formula="oooc:=(bitrate * 1000) -(1/(21*[.B25]))" office:value-type="float" office:value="-11164.0211640212">
            <text:p>-11164</text:p>
          </table:table-cell>
          <table:table-cell table:style-name="ce10" table:formula="oooc:=(bitrate * 1000) -(1/(22*[.B25]))" office:value-type="float" office:value="-10202.0202020202">
            <text:p>-10202</text:p>
          </table:table-cell>
          <table:table-cell table:style-name="ce10" table:formula="oooc:=(bitrate * 1000) -(1/(23*[.B25]))" office:value-type="float" office:value="-9323.67149758454">
            <text:p>-9324</text:p>
          </table:table-cell>
          <table:table-cell table:style-name="ce10" table:formula="oooc:=(bitrate * 1000) -(1/(24*[.B25]))" office:value-type="float" office:value="-8518.51851851852">
            <text:p>-8519</text:p>
          </table:table-cell>
          <table:table-cell table:style-name="ce10" table:formula="oooc:=(bitrate * 1000) -(1/(25*[.B25]))" office:value-type="float" office:value="-7777.77777777778">
            <text:p>-7778</text:p>
          </table:table-cell>
          <table:table-cell table:number-columns-repeated="232"/>
        </table:table-row>
        <table:table-row table:style-name="ro1">
          <table:table-cell office:value-type="float" office:value="18">
            <text:p>18</text:p>
          </table:table-cell>
          <table:table-cell table:formula="oooc:=(1+[.A26])*(1/(frequency*1000000))" office:value-type="float" office:value="0.000002375">
            <text:p>2,38E-06</text:p>
          </table:table-cell>
          <table:table-cell table:style-name="ce12" table:formula="oooc:=(bitrate * 1000) - ( 1/(4*[.B26]))" office:value-type="float" office:value="-95263.1578947369">
            <text:p>-95263</text:p>
          </table:table-cell>
          <table:table-cell table:style-name="ce12" table:formula="oooc:=(bitrate * 1000) -(1/(5*[.B26]))" office:value-type="float" office:value="-74210.5263157895">
            <text:p>-74211</text:p>
          </table:table-cell>
          <table:table-cell table:style-name="ce12" table:formula="oooc:=(bitrate * 1000) -(1/(6*[.B26]))" office:value-type="float" office:value="-60175.4385964912">
            <text:p>-60175</text:p>
          </table:table-cell>
          <table:table-cell table:style-name="ce12" table:formula="oooc:=(bitrate * 1000) -(1/(7*[.B26]))" office:value-type="float" office:value="-50150.3759398496">
            <text:p>-50150</text:p>
          </table:table-cell>
          <table:table-cell table:style-name="ce10" table:formula="oooc:=(bitrate * 1000) -(1/(8*[.B26]))" office:value-type="float" office:value="-42631.5789473684">
            <text:p>-42632</text:p>
          </table:table-cell>
          <table:table-cell table:style-name="ce10" table:formula="oooc:=(bitrate * 1000) -(1/(9*[.B26]))" office:value-type="float" office:value="-36783.6257309942">
            <text:p>-36784</text:p>
          </table:table-cell>
          <table:table-cell table:style-name="ce10" table:formula="oooc:=(bitrate * 1000) -(1/(10*[.B26]))" office:value-type="float" office:value="-32105.2631578947">
            <text:p>-32105</text:p>
          </table:table-cell>
          <table:table-cell table:style-name="ce10" table:formula="oooc:=(bitrate * 1000) -(1/(11*[.B26]))" office:value-type="float" office:value="-28277.5119617225">
            <text:p>-28278</text:p>
          </table:table-cell>
          <table:table-cell table:style-name="ce10" table:formula="oooc:=(bitrate * 1000) -(1/(12*[.B26]))" office:value-type="float" office:value="-25087.7192982456">
            <text:p>-25088</text:p>
          </table:table-cell>
          <table:table-cell table:style-name="ce10" table:formula="oooc:=(bitrate * 1000) -(1/(13*[.B26]))" office:value-type="float" office:value="-22388.6639676113">
            <text:p>-22389</text:p>
          </table:table-cell>
          <table:table-cell table:style-name="ce10" table:formula="oooc:=(bitrate * 1000) -(1/(14*[.B26]))" office:value-type="float" office:value="-20075.1879699248">
            <text:p>-20075</text:p>
          </table:table-cell>
          <table:table-cell table:style-name="ce10" table:formula="oooc:=(bitrate * 1000) -(1/(15*[.B26]))" office:value-type="float" office:value="-18070.1754385965">
            <text:p>-18070</text:p>
          </table:table-cell>
          <table:table-cell table:style-name="ce10" table:formula="oooc:=(bitrate * 1000) -(1/(16*[.B26]))" office:value-type="float" office:value="-16315.7894736842">
            <text:p>-16316</text:p>
          </table:table-cell>
          <table:table-cell table:style-name="ce10" table:formula="oooc:=(bitrate * 1000) -(1/(17*[.B26]))" office:value-type="float" office:value="-14767.8018575851">
            <text:p>-14768</text:p>
          </table:table-cell>
          <table:table-cell table:style-name="ce10" table:formula="oooc:=(bitrate * 1000) -(1/(18*[.B26]))" office:value-type="float" office:value="-13391.8128654971">
            <text:p>-13392</text:p>
          </table:table-cell>
          <table:table-cell table:style-name="ce10" table:formula="oooc:=(bitrate * 1000) -(1/(19*[.B26]))" office:value-type="float" office:value="-12160.6648199446">
            <text:p>-12161</text:p>
          </table:table-cell>
          <table:table-cell table:style-name="ce10" table:formula="oooc:=(bitrate * 1000) -(1/(20*[.B26]))" office:value-type="float" office:value="-11052.6315789474">
            <text:p>-11053</text:p>
          </table:table-cell>
          <table:table-cell table:style-name="ce10" table:formula="oooc:=(bitrate * 1000) -(1/(21*[.B26]))" office:value-type="float" office:value="-10050.1253132832">
            <text:p>-10050</text:p>
          </table:table-cell>
          <table:table-cell table:style-name="ce10" table:formula="oooc:=(bitrate * 1000) -(1/(22*[.B26]))" office:value-type="float" office:value="-9138.75598086125">
            <text:p>-9139</text:p>
          </table:table-cell>
          <table:table-cell table:style-name="ce10" table:formula="oooc:=(bitrate * 1000) -(1/(23*[.B26]))" office:value-type="float" office:value="-8306.63615560641">
            <text:p>-8307</text:p>
          </table:table-cell>
          <table:table-cell table:style-name="ce10" table:formula="oooc:=(bitrate * 1000) -(1/(24*[.B26]))" office:value-type="float" office:value="-7543.85964912281">
            <text:p>-7544</text:p>
          </table:table-cell>
          <table:table-cell table:style-name="ce10" table:formula="oooc:=(bitrate * 1000) -(1/(25*[.B26]))" office:value-type="float" office:value="-6842.1052631579">
            <text:p>-6842</text:p>
          </table:table-cell>
          <table:table-cell table:number-columns-repeated="232"/>
        </table:table-row>
        <table:table-row table:style-name="ro1">
          <table:table-cell office:value-type="float" office:value="19">
            <text:p>19</text:p>
          </table:table-cell>
          <table:table-cell table:formula="oooc:=(1+[.A27])*(1/(frequency*1000000))" office:value-type="float" office:value="0.0000025">
            <text:p>2,50E-06</text:p>
          </table:table-cell>
          <table:table-cell table:style-name="ce12" table:formula="oooc:=(bitrate * 1000) - ( 1/(4*[.B27]))" office:value-type="float" office:value="-90000">
            <text:p>-90000</text:p>
          </table:table-cell>
          <table:table-cell table:style-name="ce12" table:formula="oooc:=(bitrate * 1000) -(1/(5*[.B27]))" office:value-type="float" office:value="-70000">
            <text:p>-70000</text:p>
          </table:table-cell>
          <table:table-cell table:style-name="ce12" table:formula="oooc:=(bitrate * 1000) -(1/(6*[.B27]))" office:value-type="float" office:value="-56666.6666666667">
            <text:p>-56667</text:p>
          </table:table-cell>
          <table:table-cell table:style-name="ce12" table:formula="oooc:=(bitrate * 1000) -(1/(7*[.B27]))" office:value-type="float" office:value="-47142.8571428571">
            <text:p>-47143</text:p>
          </table:table-cell>
          <table:table-cell table:style-name="ce10" table:formula="oooc:=(bitrate * 1000) -(1/(8*[.B27]))" office:value-type="float" office:value="-40000">
            <text:p>-40000</text:p>
          </table:table-cell>
          <table:table-cell table:style-name="ce10" table:formula="oooc:=(bitrate * 1000) -(1/(9*[.B27]))" office:value-type="float" office:value="-34444.4444444444">
            <text:p>-34444</text:p>
          </table:table-cell>
          <table:table-cell table:style-name="ce10" table:formula="oooc:=(bitrate * 1000) -(1/(10*[.B27]))" office:value-type="float" office:value="-30000">
            <text:p>-30000</text:p>
          </table:table-cell>
          <table:table-cell table:style-name="ce10" table:formula="oooc:=(bitrate * 1000) -(1/(11*[.B27]))" office:value-type="float" office:value="-26363.6363636364">
            <text:p>-26364</text:p>
          </table:table-cell>
          <table:table-cell table:style-name="ce10" table:formula="oooc:=(bitrate * 1000) -(1/(12*[.B27]))" office:value-type="float" office:value="-23333.3333333333">
            <text:p>-23333</text:p>
          </table:table-cell>
          <table:table-cell table:style-name="ce10" table:formula="oooc:=(bitrate * 1000) -(1/(13*[.B27]))" office:value-type="float" office:value="-20769.2307692308">
            <text:p>-20769</text:p>
          </table:table-cell>
          <table:table-cell table:style-name="ce10" table:formula="oooc:=(bitrate * 1000) -(1/(14*[.B27]))" office:value-type="float" office:value="-18571.4285714286">
            <text:p>-18571</text:p>
          </table:table-cell>
          <table:table-cell table:style-name="ce10" table:formula="oooc:=(bitrate * 1000) -(1/(15*[.B27]))" office:value-type="float" office:value="-16666.6666666667">
            <text:p>-16667</text:p>
          </table:table-cell>
          <table:table-cell table:style-name="ce10" table:formula="oooc:=(bitrate * 1000) -(1/(16*[.B27]))" office:value-type="float" office:value="-15000">
            <text:p>-15000</text:p>
          </table:table-cell>
          <table:table-cell table:style-name="ce10" table:formula="oooc:=(bitrate * 1000) -(1/(17*[.B27]))" office:value-type="float" office:value="-13529.4117647059">
            <text:p>-13529</text:p>
          </table:table-cell>
          <table:table-cell table:style-name="ce10" table:formula="oooc:=(bitrate * 1000) -(1/(18*[.B27]))" office:value-type="float" office:value="-12222.2222222222">
            <text:p>-12222</text:p>
          </table:table-cell>
          <table:table-cell table:style-name="ce10" table:formula="oooc:=(bitrate * 1000) -(1/(19*[.B27]))" office:value-type="float" office:value="-11052.6315789474">
            <text:p>-11053</text:p>
          </table:table-cell>
          <table:table-cell table:style-name="ce10" table:formula="oooc:=(bitrate * 1000) -(1/(20*[.B27]))" office:value-type="float" office:value="-10000">
            <text:p>-10000</text:p>
          </table:table-cell>
          <table:table-cell table:style-name="ce10" table:formula="oooc:=(bitrate * 1000) -(1/(21*[.B27]))" office:value-type="float" office:value="-9047.61904761905">
            <text:p>-9048</text:p>
          </table:table-cell>
          <table:table-cell table:style-name="ce10" table:formula="oooc:=(bitrate * 1000) -(1/(22*[.B27]))" office:value-type="float" office:value="-8181.81818181818">
            <text:p>-8182</text:p>
          </table:table-cell>
          <table:table-cell table:style-name="ce10" table:formula="oooc:=(bitrate * 1000) -(1/(23*[.B27]))" office:value-type="float" office:value="-7391.30434782609">
            <text:p>-7391</text:p>
          </table:table-cell>
          <table:table-cell table:style-name="ce10" table:formula="oooc:=(bitrate * 1000) -(1/(24*[.B27]))" office:value-type="float" office:value="-6666.66666666667">
            <text:p>-6667</text:p>
          </table:table-cell>
          <table:table-cell table:style-name="ce10" table:formula="oooc:=(bitrate * 1000) -(1/(25*[.B27]))" office:value-type="float" office:value="-6000">
            <text:p>-6000</text:p>
          </table:table-cell>
          <table:table-cell table:number-columns-repeated="232"/>
        </table:table-row>
        <table:table-row table:style-name="ro1">
          <table:table-cell office:value-type="float" office:value="20">
            <text:p>20</text:p>
          </table:table-cell>
          <table:table-cell table:formula="oooc:=(1+[.A28])*(1/(frequency*1000000))" office:value-type="float" office:value="0.000002625">
            <text:p>2,63E-06</text:p>
          </table:table-cell>
          <table:table-cell table:style-name="ce12" table:formula="oooc:=(bitrate * 1000) - ( 1/(4*[.B28]))" office:value-type="float" office:value="-85238.0952380952">
            <text:p>-85238</text:p>
          </table:table-cell>
          <table:table-cell table:style-name="ce12" table:formula="oooc:=(bitrate * 1000) -(1/(5*[.B28]))" office:value-type="float" office:value="-66190.4761904762">
            <text:p>-66190</text:p>
          </table:table-cell>
          <table:table-cell table:style-name="ce12" table:formula="oooc:=(bitrate * 1000) -(1/(6*[.B28]))" office:value-type="float" office:value="-53492.0634920635">
            <text:p>-53492</text:p>
          </table:table-cell>
          <table:table-cell table:style-name="ce12" table:formula="oooc:=(bitrate * 1000) -(1/(7*[.B28]))" office:value-type="float" office:value="-44421.768707483">
            <text:p>-44422</text:p>
          </table:table-cell>
          <table:table-cell table:style-name="ce10" table:formula="oooc:=(bitrate * 1000) -(1/(8*[.B28]))" office:value-type="float" office:value="-37619.0476190476">
            <text:p>-37619</text:p>
          </table:table-cell>
          <table:table-cell table:style-name="ce10" table:formula="oooc:=(bitrate * 1000) -(1/(9*[.B28]))" office:value-type="float" office:value="-32328.0423280423">
            <text:p>-32328</text:p>
          </table:table-cell>
          <table:table-cell table:style-name="ce10" table:formula="oooc:=(bitrate * 1000) -(1/(10*[.B28]))" office:value-type="float" office:value="-28095.2380952381">
            <text:p>-28095</text:p>
          </table:table-cell>
          <table:table-cell table:style-name="ce10" table:formula="oooc:=(bitrate * 1000) -(1/(11*[.B28]))" office:value-type="float" office:value="-24632.0346320346">
            <text:p>-24632</text:p>
          </table:table-cell>
          <table:table-cell table:style-name="ce10" table:formula="oooc:=(bitrate * 1000) -(1/(12*[.B28]))" office:value-type="float" office:value="-21746.0317460317">
            <text:p>-21746</text:p>
          </table:table-cell>
          <table:table-cell table:style-name="ce10" table:formula="oooc:=(bitrate * 1000) -(1/(13*[.B28]))" office:value-type="float" office:value="-19304.0293040293">
            <text:p>-19304</text:p>
          </table:table-cell>
          <table:table-cell table:style-name="ce10" table:formula="oooc:=(bitrate * 1000) -(1/(14*[.B28]))" office:value-type="float" office:value="-17210.8843537415">
            <text:p>-17211</text:p>
          </table:table-cell>
          <table:table-cell table:style-name="ce10" table:formula="oooc:=(bitrate * 1000) -(1/(15*[.B28]))" office:value-type="float" office:value="-15396.8253968254">
            <text:p>-15397</text:p>
          </table:table-cell>
          <table:table-cell table:style-name="ce10" table:formula="oooc:=(bitrate * 1000) -(1/(16*[.B28]))" office:value-type="float" office:value="-13809.5238095238">
            <text:p>-13810</text:p>
          </table:table-cell>
          <table:table-cell table:style-name="ce10" table:formula="oooc:=(bitrate * 1000) -(1/(17*[.B28]))" office:value-type="float" office:value="-12408.9635854342">
            <text:p>-12409</text:p>
          </table:table-cell>
          <table:table-cell table:style-name="ce10" table:formula="oooc:=(bitrate * 1000) -(1/(18*[.B28]))" office:value-type="float" office:value="-11164.0211640212">
            <text:p>-11164</text:p>
          </table:table-cell>
          <table:table-cell table:style-name="ce10" table:formula="oooc:=(bitrate * 1000) -(1/(19*[.B28]))" office:value-type="float" office:value="-10050.1253132832">
            <text:p>-10050</text:p>
          </table:table-cell>
          <table:table-cell table:style-name="ce10" table:formula="oooc:=(bitrate * 1000) -(1/(20*[.B28]))" office:value-type="float" office:value="-9047.61904761905">
            <text:p>-9048</text:p>
          </table:table-cell>
          <table:table-cell table:style-name="ce10" table:formula="oooc:=(bitrate * 1000) -(1/(21*[.B28]))" office:value-type="float" office:value="-8140.589569161">
            <text:p>-8141</text:p>
          </table:table-cell>
          <table:table-cell table:style-name="ce10" table:formula="oooc:=(bitrate * 1000) -(1/(22*[.B28]))" office:value-type="float" office:value="-7316.01731601732">
            <text:p>-7316</text:p>
          </table:table-cell>
          <table:table-cell table:style-name="ce10" table:formula="oooc:=(bitrate * 1000) -(1/(23*[.B28]))" office:value-type="float" office:value="-6563.14699792961">
            <text:p>-6563</text:p>
          </table:table-cell>
          <table:table-cell table:style-name="ce10" table:formula="oooc:=(bitrate * 1000) -(1/(24*[.B28]))" office:value-type="float" office:value="-5873.01587301587">
            <text:p>-5873</text:p>
          </table:table-cell>
          <table:table-cell table:style-name="ce10" table:formula="oooc:=(bitrate * 1000) -(1/(25*[.B28]))" office:value-type="float" office:value="-5238.09523809524">
            <text:p>-5238</text:p>
          </table:table-cell>
          <table:table-cell table:number-columns-repeated="232"/>
        </table:table-row>
        <table:table-row table:style-name="ro1">
          <table:table-cell office:value-type="float" office:value="21">
            <text:p>21</text:p>
          </table:table-cell>
          <table:table-cell table:formula="oooc:=(1+[.A29])*(1/(frequency*1000000))" office:value-type="float" office:value="0.00000275">
            <text:p>2,75E-06</text:p>
          </table:table-cell>
          <table:table-cell table:style-name="ce12" table:formula="oooc:=(bitrate * 1000) - ( 1/(4*[.B29]))" office:value-type="float" office:value="-80909.0909090909">
            <text:p>-80909</text:p>
          </table:table-cell>
          <table:table-cell table:style-name="ce12" table:formula="oooc:=(bitrate * 1000) -(1/(5*[.B29]))" office:value-type="float" office:value="-62727.2727272727">
            <text:p>-62727</text:p>
          </table:table-cell>
          <table:table-cell table:style-name="ce12" table:formula="oooc:=(bitrate * 1000) -(1/(6*[.B29]))" office:value-type="float" office:value="-50606.0606060606">
            <text:p>-50606</text:p>
          </table:table-cell>
          <table:table-cell table:style-name="ce12" table:formula="oooc:=(bitrate * 1000) -(1/(7*[.B29]))" office:value-type="float" office:value="-41948.051948052">
            <text:p>-41948</text:p>
          </table:table-cell>
          <table:table-cell table:style-name="ce10" table:formula="oooc:=(bitrate * 1000) -(1/(8*[.B29]))" office:value-type="float" office:value="-35454.5454545455">
            <text:p>-35455</text:p>
          </table:table-cell>
          <table:table-cell table:style-name="ce10" table:formula="oooc:=(bitrate * 1000) -(1/(9*[.B29]))" office:value-type="float" office:value="-30404.0404040404">
            <text:p>-30404</text:p>
          </table:table-cell>
          <table:table-cell table:style-name="ce10" table:formula="oooc:=(bitrate * 1000) -(1/(10*[.B29]))" office:value-type="float" office:value="-26363.6363636364">
            <text:p>-26364</text:p>
          </table:table-cell>
          <table:table-cell table:style-name="ce10" table:formula="oooc:=(bitrate * 1000) -(1/(11*[.B29]))" office:value-type="float" office:value="-23057.8512396694">
            <text:p>-23058</text:p>
          </table:table-cell>
          <table:table-cell table:style-name="ce10" table:formula="oooc:=(bitrate * 1000) -(1/(12*[.B29]))" office:value-type="float" office:value="-20303.0303030303">
            <text:p>-20303</text:p>
          </table:table-cell>
          <table:table-cell table:style-name="ce10" table:formula="oooc:=(bitrate * 1000) -(1/(13*[.B29]))" office:value-type="float" office:value="-17972.027972028">
            <text:p>-17972</text:p>
          </table:table-cell>
          <table:table-cell table:style-name="ce10" table:formula="oooc:=(bitrate * 1000) -(1/(14*[.B29]))" office:value-type="float" office:value="-15974.025974026">
            <text:p>-15974</text:p>
          </table:table-cell>
          <table:table-cell table:style-name="ce10" table:formula="oooc:=(bitrate * 1000) -(1/(15*[.B29]))" office:value-type="float" office:value="-14242.4242424242">
            <text:p>-14242</text:p>
          </table:table-cell>
          <table:table-cell table:style-name="ce10" table:formula="oooc:=(bitrate * 1000) -(1/(16*[.B29]))" office:value-type="float" office:value="-12727.2727272727">
            <text:p>-12727</text:p>
          </table:table-cell>
          <table:table-cell table:style-name="ce10" table:formula="oooc:=(bitrate * 1000) -(1/(17*[.B29]))" office:value-type="float" office:value="-11390.3743315508">
            <text:p>-11390</text:p>
          </table:table-cell>
          <table:table-cell table:style-name="ce10" table:formula="oooc:=(bitrate * 1000) -(1/(18*[.B29]))" office:value-type="float" office:value="-10202.0202020202">
            <text:p>-10202</text:p>
          </table:table-cell>
          <table:table-cell table:style-name="ce10" table:formula="oooc:=(bitrate * 1000) -(1/(19*[.B29]))" office:value-type="float" office:value="-9138.75598086125">
            <text:p>-9139</text:p>
          </table:table-cell>
          <table:table-cell table:style-name="ce10" table:formula="oooc:=(bitrate * 1000) -(1/(20*[.B29]))" office:value-type="float" office:value="-8181.81818181818">
            <text:p>-8182</text:p>
          </table:table-cell>
          <table:table-cell table:style-name="ce10" table:formula="oooc:=(bitrate * 1000) -(1/(21*[.B29]))" office:value-type="float" office:value="-7316.01731601731">
            <text:p>-7316</text:p>
          </table:table-cell>
          <table:table-cell table:style-name="ce10" table:formula="oooc:=(bitrate * 1000) -(1/(22*[.B29]))" office:value-type="float" office:value="-6528.92561983471">
            <text:p>-6529</text:p>
          </table:table-cell>
          <table:table-cell table:style-name="ce10" table:formula="oooc:=(bitrate * 1000) -(1/(23*[.B29]))" office:value-type="float" office:value="-5810.2766798419">
            <text:p>-5810</text:p>
          </table:table-cell>
          <table:table-cell table:style-name="ce10" table:formula="oooc:=(bitrate * 1000) -(1/(24*[.B29]))" office:value-type="float" office:value="-5151.51515151515">
            <text:p>-5152</text:p>
          </table:table-cell>
          <table:table-cell table:style-name="ce10" table:formula="oooc:=(bitrate * 1000) -(1/(25*[.B29]))" office:value-type="float" office:value="-4545.45454545454">
            <text:p>-4545</text:p>
          </table:table-cell>
          <table:table-cell table:number-columns-repeated="232"/>
        </table:table-row>
        <table:table-row table:style-name="ro1">
          <table:table-cell office:value-type="float" office:value="22">
            <text:p>22</text:p>
          </table:table-cell>
          <table:table-cell table:formula="oooc:=(1+[.A30])*(1/(frequency*1000000))" office:value-type="float" office:value="0.000002875">
            <text:p>2,88E-06</text:p>
          </table:table-cell>
          <table:table-cell table:style-name="ce12" table:formula="oooc:=(bitrate * 1000) - ( 1/(4*[.B30]))" office:value-type="float" office:value="-76956.5217391304">
            <text:p>-76957</text:p>
          </table:table-cell>
          <table:table-cell table:style-name="ce12" table:formula="oooc:=(bitrate * 1000) -(1/(5*[.B30]))" office:value-type="float" office:value="-59565.2173913044">
            <text:p>-59565</text:p>
          </table:table-cell>
          <table:table-cell table:style-name="ce12" table:formula="oooc:=(bitrate * 1000) -(1/(6*[.B30]))" office:value-type="float" office:value="-47971.0144927536">
            <text:p>-47971</text:p>
          </table:table-cell>
          <table:table-cell table:style-name="ce12" table:formula="oooc:=(bitrate * 1000) -(1/(7*[.B30]))" office:value-type="float" office:value="-39689.4409937888">
            <text:p>-39689</text:p>
          </table:table-cell>
          <table:table-cell table:style-name="ce10" table:formula="oooc:=(bitrate * 1000) -(1/(8*[.B30]))" office:value-type="float" office:value="-33478.2608695652">
            <text:p>-33478</text:p>
          </table:table-cell>
          <table:table-cell table:style-name="ce10" table:formula="oooc:=(bitrate * 1000) -(1/(9*[.B30]))" office:value-type="float" office:value="-28647.3429951691">
            <text:p>-28647</text:p>
          </table:table-cell>
          <table:table-cell table:style-name="ce10" table:formula="oooc:=(bitrate * 1000) -(1/(10*[.B30]))" office:value-type="float" office:value="-24782.6086956522">
            <text:p>-24783</text:p>
          </table:table-cell>
          <table:table-cell table:style-name="ce10" table:formula="oooc:=(bitrate * 1000) -(1/(11*[.B30]))" office:value-type="float" office:value="-21620.5533596838">
            <text:p>-21621</text:p>
          </table:table-cell>
          <table:table-cell table:style-name="ce10" table:formula="oooc:=(bitrate * 1000) -(1/(12*[.B30]))" office:value-type="float" office:value="-18985.5072463768">
            <text:p>-18986</text:p>
          </table:table-cell>
          <table:table-cell table:style-name="ce10" table:formula="oooc:=(bitrate * 1000) -(1/(13*[.B30]))" office:value-type="float" office:value="-16755.8528428094">
            <text:p>-16756</text:p>
          </table:table-cell>
          <table:table-cell table:style-name="ce10" table:formula="oooc:=(bitrate * 1000) -(1/(14*[.B30]))" office:value-type="float" office:value="-14844.7204968944">
            <text:p>-14845</text:p>
          </table:table-cell>
          <table:table-cell table:style-name="ce10" table:formula="oooc:=(bitrate * 1000) -(1/(15*[.B30]))" office:value-type="float" office:value="-13188.4057971015">
            <text:p>-13188</text:p>
          </table:table-cell>
          <table:table-cell table:style-name="ce10" table:formula="oooc:=(bitrate * 1000) -(1/(16*[.B30]))" office:value-type="float" office:value="-11739.1304347826">
            <text:p>-11739</text:p>
          </table:table-cell>
          <table:table-cell table:style-name="ce10" table:formula="oooc:=(bitrate * 1000) -(1/(17*[.B30]))" office:value-type="float" office:value="-10460.358056266">
            <text:p>-10460</text:p>
          </table:table-cell>
          <table:table-cell table:style-name="ce10" table:formula="oooc:=(bitrate * 1000) -(1/(18*[.B30]))" office:value-type="float" office:value="-9323.67149758454">
            <text:p>-9324</text:p>
          </table:table-cell>
          <table:table-cell table:style-name="ce10" table:formula="oooc:=(bitrate * 1000) -(1/(19*[.B30]))" office:value-type="float" office:value="-8306.63615560641">
            <text:p>-8307</text:p>
          </table:table-cell>
          <table:table-cell table:style-name="ce10" table:formula="oooc:=(bitrate * 1000) -(1/(20*[.B30]))" office:value-type="float" office:value="-7391.30434782609">
            <text:p>-7391</text:p>
          </table:table-cell>
          <table:table-cell table:style-name="ce10" table:formula="oooc:=(bitrate * 1000) -(1/(21*[.B30]))" office:value-type="float" office:value="-6563.14699792961">
            <text:p>-6563</text:p>
          </table:table-cell>
          <table:table-cell table:style-name="ce10" table:formula="oooc:=(bitrate * 1000) -(1/(22*[.B30]))" office:value-type="float" office:value="-5810.2766798419">
            <text:p>-5810</text:p>
          </table:table-cell>
          <table:table-cell table:style-name="ce10" table:formula="oooc:=(bitrate * 1000) -(1/(23*[.B30]))" office:value-type="float" office:value="-5122.87334593573">
            <text:p>-5123</text:p>
          </table:table-cell>
          <table:table-cell table:style-name="ce10" table:formula="oooc:=(bitrate * 1000) -(1/(24*[.B30]))" office:value-type="float" office:value="-4492.75362318841">
            <text:p>-4493</text:p>
          </table:table-cell>
          <table:table-cell table:style-name="ce10" table:formula="oooc:=(bitrate * 1000) -(1/(25*[.B30]))" office:value-type="float" office:value="-3913.04347826087">
            <text:p>-3913</text:p>
          </table:table-cell>
          <table:table-cell table:number-columns-repeated="232"/>
        </table:table-row>
        <table:table-row table:style-name="ro1">
          <table:table-cell office:value-type="float" office:value="23">
            <text:p>23</text:p>
          </table:table-cell>
          <table:table-cell table:formula="oooc:=(1+[.A31])*(1/(frequency*1000000))" office:value-type="float" office:value="0.000003">
            <text:p>3,00E-06</text:p>
          </table:table-cell>
          <table:table-cell table:style-name="ce12" table:formula="oooc:=(bitrate * 1000) - ( 1/(4*[.B31]))" office:value-type="float" office:value="-73333.3333333333">
            <text:p>-73333</text:p>
          </table:table-cell>
          <table:table-cell table:style-name="ce12" table:formula="oooc:=(bitrate * 1000) -(1/(5*[.B31]))" office:value-type="float" office:value="-56666.6666666667">
            <text:p>-56667</text:p>
          </table:table-cell>
          <table:table-cell table:style-name="ce12" table:formula="oooc:=(bitrate * 1000) -(1/(6*[.B31]))" office:value-type="float" office:value="-45555.5555555556">
            <text:p>-45556</text:p>
          </table:table-cell>
          <table:table-cell table:style-name="ce12" table:formula="oooc:=(bitrate * 1000) -(1/(7*[.B31]))" office:value-type="float" office:value="-37619.0476190476">
            <text:p>-37619</text:p>
          </table:table-cell>
          <table:table-cell table:style-name="ce10" table:formula="oooc:=(bitrate * 1000) -(1/(8*[.B31]))" office:value-type="float" office:value="-31666.6666666667">
            <text:p>-31667</text:p>
          </table:table-cell>
          <table:table-cell table:style-name="ce10" table:formula="oooc:=(bitrate * 1000) -(1/(9*[.B31]))" office:value-type="float" office:value="-27037.037037037">
            <text:p>-27037</text:p>
          </table:table-cell>
          <table:table-cell table:style-name="ce10" table:formula="oooc:=(bitrate * 1000) -(1/(10*[.B31]))" office:value-type="float" office:value="-23333.3333333333">
            <text:p>-23333</text:p>
          </table:table-cell>
          <table:table-cell table:style-name="ce10" table:formula="oooc:=(bitrate * 1000) -(1/(11*[.B31]))" office:value-type="float" office:value="-20303.0303030303">
            <text:p>-20303</text:p>
          </table:table-cell>
          <table:table-cell table:style-name="ce10" table:formula="oooc:=(bitrate * 1000) -(1/(12*[.B31]))" office:value-type="float" office:value="-17777.7777777778">
            <text:p>-17778</text:p>
          </table:table-cell>
          <table:table-cell table:style-name="ce10" table:formula="oooc:=(bitrate * 1000) -(1/(13*[.B31]))" office:value-type="float" office:value="-15641.0256410256">
            <text:p>-15641</text:p>
          </table:table-cell>
          <table:table-cell table:style-name="ce10" table:formula="oooc:=(bitrate * 1000) -(1/(14*[.B31]))" office:value-type="float" office:value="-13809.5238095238">
            <text:p>-13810</text:p>
          </table:table-cell>
          <table:table-cell table:style-name="ce10" table:formula="oooc:=(bitrate * 1000) -(1/(15*[.B31]))" office:value-type="float" office:value="-12222.2222222222">
            <text:p>-12222</text:p>
          </table:table-cell>
          <table:table-cell table:style-name="ce10" table:formula="oooc:=(bitrate * 1000) -(1/(16*[.B31]))" office:value-type="float" office:value="-10833.3333333333">
            <text:p>-10833</text:p>
          </table:table-cell>
          <table:table-cell table:style-name="ce10" table:formula="oooc:=(bitrate * 1000) -(1/(17*[.B31]))" office:value-type="float" office:value="-9607.8431372549">
            <text:p>-9608</text:p>
          </table:table-cell>
          <table:table-cell table:style-name="ce10" table:formula="oooc:=(bitrate * 1000) -(1/(18*[.B31]))" office:value-type="float" office:value="-8518.51851851852">
            <text:p>-8519</text:p>
          </table:table-cell>
          <table:table-cell table:style-name="ce10" table:formula="oooc:=(bitrate * 1000) -(1/(19*[.B31]))" office:value-type="float" office:value="-7543.85964912281">
            <text:p>-7544</text:p>
          </table:table-cell>
          <table:table-cell table:style-name="ce10" table:formula="oooc:=(bitrate * 1000) -(1/(20*[.B31]))" office:value-type="float" office:value="-6666.66666666667">
            <text:p>-6667</text:p>
          </table:table-cell>
          <table:table-cell table:style-name="ce10" table:formula="oooc:=(bitrate * 1000) -(1/(21*[.B31]))" office:value-type="float" office:value="-5873.01587301587">
            <text:p>-5873</text:p>
          </table:table-cell>
          <table:table-cell table:style-name="ce10" table:formula="oooc:=(bitrate * 1000) -(1/(22*[.B31]))" office:value-type="float" office:value="-5151.51515151515">
            <text:p>-5152</text:p>
          </table:table-cell>
          <table:table-cell table:style-name="ce10" table:formula="oooc:=(bitrate * 1000) -(1/(23*[.B31]))" office:value-type="float" office:value="-4492.75362318841">
            <text:p>-4493</text:p>
          </table:table-cell>
          <table:table-cell table:style-name="ce10" table:formula="oooc:=(bitrate * 1000) -(1/(24*[.B31]))" office:value-type="float" office:value="-3888.88888888889">
            <text:p>-3889</text:p>
          </table:table-cell>
          <table:table-cell table:style-name="ce10" table:formula="oooc:=(bitrate * 1000) -(1/(25*[.B31]))" office:value-type="float" office:value="-3333.33333333333">
            <text:p>-3333</text:p>
          </table:table-cell>
          <table:table-cell table:number-columns-repeated="232"/>
        </table:table-row>
        <table:table-row table:style-name="ro1">
          <table:table-cell office:value-type="float" office:value="24">
            <text:p>24</text:p>
          </table:table-cell>
          <table:table-cell table:formula="oooc:=(1+[.A32])*(1/(frequency*1000000))" office:value-type="float" office:value="0.000003125">
            <text:p>3,13E-06</text:p>
          </table:table-cell>
          <table:table-cell table:style-name="ce12" table:formula="oooc:=(bitrate * 1000) - ( 1/(4*[.B32]))" office:value-type="float" office:value="-70000">
            <text:p>-70000</text:p>
          </table:table-cell>
          <table:table-cell table:style-name="ce12" table:formula="oooc:=(bitrate * 1000) -(1/(5*[.B32]))" office:value-type="float" office:value="-54000">
            <text:p>-54000</text:p>
          </table:table-cell>
          <table:table-cell table:style-name="ce12" table:formula="oooc:=(bitrate * 1000) -(1/(6*[.B32]))" office:value-type="float" office:value="-43333.3333333333">
            <text:p>-43333</text:p>
          </table:table-cell>
          <table:table-cell table:style-name="ce12" table:formula="oooc:=(bitrate * 1000) -(1/(7*[.B32]))" office:value-type="float" office:value="-35714.2857142857">
            <text:p>-35714</text:p>
          </table:table-cell>
          <table:table-cell table:style-name="ce10" table:formula="oooc:=(bitrate * 1000) -(1/(8*[.B32]))" office:value-type="float" office:value="-30000">
            <text:p>-30000</text:p>
          </table:table-cell>
          <table:table-cell table:style-name="ce10" table:formula="oooc:=(bitrate * 1000) -(1/(9*[.B32]))" office:value-type="float" office:value="-25555.5555555556">
            <text:p>-25556</text:p>
          </table:table-cell>
          <table:table-cell table:style-name="ce10" table:formula="oooc:=(bitrate * 1000) -(1/(10*[.B32]))" office:value-type="float" office:value="-22000">
            <text:p>-22000</text:p>
          </table:table-cell>
          <table:table-cell table:style-name="ce10" table:formula="oooc:=(bitrate * 1000) -(1/(11*[.B32]))" office:value-type="float" office:value="-19090.9090909091">
            <text:p>-19091</text:p>
          </table:table-cell>
          <table:table-cell table:style-name="ce10" table:formula="oooc:=(bitrate * 1000) -(1/(12*[.B32]))" office:value-type="float" office:value="-16666.6666666667">
            <text:p>-16667</text:p>
          </table:table-cell>
          <table:table-cell table:style-name="ce10" table:formula="oooc:=(bitrate * 1000) -(1/(13*[.B32]))" office:value-type="float" office:value="-14615.3846153846">
            <text:p>-14615</text:p>
          </table:table-cell>
          <table:table-cell table:style-name="ce10" table:formula="oooc:=(bitrate * 1000) -(1/(14*[.B32]))" office:value-type="float" office:value="-12857.1428571429">
            <text:p>-12857</text:p>
          </table:table-cell>
          <table:table-cell table:style-name="ce10" table:formula="oooc:=(bitrate * 1000) -(1/(15*[.B32]))" office:value-type="float" office:value="-11333.3333333333">
            <text:p>-11333</text:p>
          </table:table-cell>
          <table:table-cell table:style-name="ce10" table:formula="oooc:=(bitrate * 1000) -(1/(16*[.B32]))" office:value-type="float" office:value="-10000">
            <text:p>-10000</text:p>
          </table:table-cell>
          <table:table-cell table:style-name="ce10" table:formula="oooc:=(bitrate * 1000) -(1/(17*[.B32]))" office:value-type="float" office:value="-8823.52941176471">
            <text:p>-8824</text:p>
          </table:table-cell>
          <table:table-cell table:style-name="ce10" table:formula="oooc:=(bitrate * 1000) -(1/(18*[.B32]))" office:value-type="float" office:value="-7777.77777777778">
            <text:p>-7778</text:p>
          </table:table-cell>
          <table:table-cell table:style-name="ce10" table:formula="oooc:=(bitrate * 1000) -(1/(19*[.B32]))" office:value-type="float" office:value="-6842.1052631579">
            <text:p>-6842</text:p>
          </table:table-cell>
          <table:table-cell table:style-name="ce10" table:formula="oooc:=(bitrate * 1000) -(1/(20*[.B32]))" office:value-type="float" office:value="-6000">
            <text:p>-6000</text:p>
          </table:table-cell>
          <table:table-cell table:style-name="ce10" table:formula="oooc:=(bitrate * 1000) -(1/(21*[.B32]))" office:value-type="float" office:value="-5238.09523809524">
            <text:p>-5238</text:p>
          </table:table-cell>
          <table:table-cell table:style-name="ce10" table:formula="oooc:=(bitrate * 1000) -(1/(22*[.B32]))" office:value-type="float" office:value="-4545.45454545455">
            <text:p>-4545</text:p>
          </table:table-cell>
          <table:table-cell table:style-name="ce10" table:formula="oooc:=(bitrate * 1000) -(1/(23*[.B32]))" office:value-type="float" office:value="-3913.04347826087">
            <text:p>-3913</text:p>
          </table:table-cell>
          <table:table-cell table:style-name="ce10" table:formula="oooc:=(bitrate * 1000) -(1/(24*[.B32]))" office:value-type="float" office:value="-3333.33333333333">
            <text:p>-3333</text:p>
          </table:table-cell>
          <table:table-cell table:style-name="ce10" table:formula="oooc:=(bitrate * 1000) -(1/(25*[.B32]))" office:value-type="float" office:value="-2800">
            <text:p>-2800</text:p>
          </table:table-cell>
          <table:table-cell table:number-columns-repeated="232"/>
        </table:table-row>
        <table:table-row table:style-name="ro1">
          <table:table-cell office:value-type="float" office:value="25">
            <text:p>25</text:p>
          </table:table-cell>
          <table:table-cell table:formula="oooc:=(1+[.A33])*(1/(frequency*1000000))" office:value-type="float" office:value="0.00000325">
            <text:p>3,25E-06</text:p>
          </table:table-cell>
          <table:table-cell table:style-name="ce12" table:formula="oooc:=(bitrate * 1000) - ( 1/(4*[.B33]))" office:value-type="float" office:value="-66923.0769230769">
            <text:p>-66923</text:p>
          </table:table-cell>
          <table:table-cell table:style-name="ce12" table:formula="oooc:=(bitrate * 1000) -(1/(5*[.B33]))" office:value-type="float" office:value="-51538.4615384615">
            <text:p>-51538</text:p>
          </table:table-cell>
          <table:table-cell table:style-name="ce12" table:formula="oooc:=(bitrate * 1000) -(1/(6*[.B33]))" office:value-type="float" office:value="-41282.0512820513">
            <text:p>-41282</text:p>
          </table:table-cell>
          <table:table-cell table:style-name="ce12" table:formula="oooc:=(bitrate * 1000) -(1/(7*[.B33]))" office:value-type="float" office:value="-33956.043956044">
            <text:p>-33956</text:p>
          </table:table-cell>
          <table:table-cell table:style-name="ce10" table:formula="oooc:=(bitrate * 1000) -(1/(8*[.B33]))" office:value-type="float" office:value="-28461.5384615385">
            <text:p>-28462</text:p>
          </table:table-cell>
          <table:table-cell table:style-name="ce10" table:formula="oooc:=(bitrate * 1000) -(1/(9*[.B33]))" office:value-type="float" office:value="-24188.0341880342">
            <text:p>-24188</text:p>
          </table:table-cell>
          <table:table-cell table:style-name="ce10" table:formula="oooc:=(bitrate * 1000) -(1/(10*[.B33]))" office:value-type="float" office:value="-20769.2307692308">
            <text:p>-20769</text:p>
          </table:table-cell>
          <table:table-cell table:style-name="ce10" table:formula="oooc:=(bitrate * 1000) -(1/(11*[.B33]))" office:value-type="float" office:value="-17972.027972028">
            <text:p>-17972</text:p>
          </table:table-cell>
          <table:table-cell table:style-name="ce10" table:formula="oooc:=(bitrate * 1000) -(1/(12*[.B33]))" office:value-type="float" office:value="-15641.0256410256">
            <text:p>-15641</text:p>
          </table:table-cell>
          <table:table-cell table:style-name="ce10" table:formula="oooc:=(bitrate * 1000) -(1/(13*[.B33]))" office:value-type="float" office:value="-13668.6390532544">
            <text:p>-13669</text:p>
          </table:table-cell>
          <table:table-cell table:style-name="ce10" table:formula="oooc:=(bitrate * 1000) -(1/(14*[.B33]))" office:value-type="float" office:value="-11978.021978022">
            <text:p>-11978</text:p>
          </table:table-cell>
          <table:table-cell table:style-name="ce10" table:formula="oooc:=(bitrate * 1000) -(1/(15*[.B33]))" office:value-type="float" office:value="-10512.8205128205">
            <text:p>-10513</text:p>
          </table:table-cell>
          <table:table-cell table:style-name="ce10" table:formula="oooc:=(bitrate * 1000) -(1/(16*[.B33]))" office:value-type="float" office:value="-9230.76923076923">
            <text:p>-9231</text:p>
          </table:table-cell>
          <table:table-cell table:style-name="ce10" table:formula="oooc:=(bitrate * 1000) -(1/(17*[.B33]))" office:value-type="float" office:value="-8099.54751131222">
            <text:p>-8100</text:p>
          </table:table-cell>
          <table:table-cell table:style-name="ce10" table:formula="oooc:=(bitrate * 1000) -(1/(18*[.B33]))" office:value-type="float" office:value="-7094.01709401709">
            <text:p>-7094</text:p>
          </table:table-cell>
          <table:table-cell table:style-name="ce10" table:formula="oooc:=(bitrate * 1000) -(1/(19*[.B33]))" office:value-type="float" office:value="-6194.33198380567">
            <text:p>-6194</text:p>
          </table:table-cell>
          <table:table-cell table:style-name="ce10" table:formula="oooc:=(bitrate * 1000) -(1/(20*[.B33]))" office:value-type="float" office:value="-5384.61538461539">
            <text:p>-5385</text:p>
          </table:table-cell>
          <table:table-cell table:style-name="ce10" table:formula="oooc:=(bitrate * 1000) -(1/(21*[.B33]))" office:value-type="float" office:value="-4652.01465201465">
            <text:p>-4652</text:p>
          </table:table-cell>
          <table:table-cell table:style-name="ce10" table:formula="oooc:=(bitrate * 1000) -(1/(22*[.B33]))" office:value-type="float" office:value="-3986.01398601399">
            <text:p>-3986</text:p>
          </table:table-cell>
          <table:table-cell table:style-name="ce10" table:formula="oooc:=(bitrate * 1000) -(1/(23*[.B33]))" office:value-type="float" office:value="-3377.92642140468">
            <text:p>-3378</text:p>
          </table:table-cell>
          <table:table-cell table:style-name="ce10" table:formula="oooc:=(bitrate * 1000) -(1/(24*[.B33]))" office:value-type="float" office:value="-2820.51282051282">
            <text:p>-2821</text:p>
          </table:table-cell>
          <table:table-cell table:style-name="ce10" table:formula="oooc:=(bitrate * 1000) -(1/(25*[.B33]))" office:value-type="float" office:value="-2307.69230769231">
            <text:p>-2308</text:p>
          </table:table-cell>
          <table:table-cell table:number-columns-repeated="232"/>
        </table:table-row>
        <table:table-row table:style-name="ro1">
          <table:table-cell office:value-type="float" office:value="26">
            <text:p>26</text:p>
          </table:table-cell>
          <table:table-cell table:formula="oooc:=(1+[.A34])*(1/(frequency*1000000))" office:value-type="float" office:value="0.000003375">
            <text:p>3,38E-06</text:p>
          </table:table-cell>
          <table:table-cell table:style-name="ce12" table:formula="oooc:=(bitrate * 1000) - ( 1/(4*[.B34]))" office:value-type="float" office:value="-64074.0740740741">
            <text:p>-64074</text:p>
          </table:table-cell>
          <table:table-cell table:style-name="ce12" table:formula="oooc:=(bitrate * 1000) -(1/(5*[.B34]))" office:value-type="float" office:value="-49259.2592592593">
            <text:p>-49259</text:p>
          </table:table-cell>
          <table:table-cell table:style-name="ce12" table:formula="oooc:=(bitrate * 1000) -(1/(6*[.B34]))" office:value-type="float" office:value="-39382.7160493827">
            <text:p>-39383</text:p>
          </table:table-cell>
          <table:table-cell table:style-name="ce12" table:formula="oooc:=(bitrate * 1000) -(1/(7*[.B34]))" office:value-type="float" office:value="-32328.0423280423">
            <text:p>-32328</text:p>
          </table:table-cell>
          <table:table-cell table:style-name="ce10" table:formula="oooc:=(bitrate * 1000) -(1/(8*[.B34]))" office:value-type="float" office:value="-27037.037037037">
            <text:p>-27037</text:p>
          </table:table-cell>
          <table:table-cell table:style-name="ce10" table:formula="oooc:=(bitrate * 1000) -(1/(9*[.B34]))" office:value-type="float" office:value="-22921.8106995885">
            <text:p>-22922</text:p>
          </table:table-cell>
          <table:table-cell table:style-name="ce10" table:formula="oooc:=(bitrate * 1000) -(1/(10*[.B34]))" office:value-type="float" office:value="-19629.6296296296">
            <text:p>-19630</text:p>
          </table:table-cell>
          <table:table-cell table:style-name="ce10" table:formula="oooc:=(bitrate * 1000) -(1/(11*[.B34]))" office:value-type="float" office:value="-16936.0269360269">
            <text:p>-16936</text:p>
          </table:table-cell>
          <table:table-cell table:style-name="ce10" table:formula="oooc:=(bitrate * 1000) -(1/(12*[.B34]))" office:value-type="float" office:value="-14691.3580246914">
            <text:p>-14691</text:p>
          </table:table-cell>
          <table:table-cell table:style-name="ce10" table:formula="oooc:=(bitrate * 1000) -(1/(13*[.B34]))" office:value-type="float" office:value="-12792.0227920228">
            <text:p>-12792</text:p>
          </table:table-cell>
          <table:table-cell table:style-name="ce10" table:formula="oooc:=(bitrate * 1000) -(1/(14*[.B34]))" office:value-type="float" office:value="-11164.0211640212">
            <text:p>-11164</text:p>
          </table:table-cell>
          <table:table-cell table:style-name="ce10" table:formula="oooc:=(bitrate * 1000) -(1/(15*[.B34]))" office:value-type="float" office:value="-9753.08641975309">
            <text:p>-9753</text:p>
          </table:table-cell>
          <table:table-cell table:style-name="ce10" table:formula="oooc:=(bitrate * 1000) -(1/(16*[.B34]))" office:value-type="float" office:value="-8518.51851851852">
            <text:p>-8519</text:p>
          </table:table-cell>
          <table:table-cell table:style-name="ce10" table:formula="oooc:=(bitrate * 1000) -(1/(17*[.B34]))" office:value-type="float" office:value="-7429.19389978214">
            <text:p>-7429</text:p>
          </table:table-cell>
          <table:table-cell table:style-name="ce10" table:formula="oooc:=(bitrate * 1000) -(1/(18*[.B34]))" office:value-type="float" office:value="-6460.90534979424">
            <text:p>-6461</text:p>
          </table:table-cell>
          <table:table-cell table:style-name="ce10" table:formula="oooc:=(bitrate * 1000) -(1/(19*[.B34]))" office:value-type="float" office:value="-5594.54191033138">
            <text:p>-5595</text:p>
          </table:table-cell>
          <table:table-cell table:style-name="ce10" table:formula="oooc:=(bitrate * 1000) -(1/(20*[.B34]))" office:value-type="float" office:value="-4814.81481481481">
            <text:p>-4815</text:p>
          </table:table-cell>
          <table:table-cell table:style-name="ce10" table:formula="oooc:=(bitrate * 1000) -(1/(21*[.B34]))" office:value-type="float" office:value="-4109.34744268078">
            <text:p>-4109</text:p>
          </table:table-cell>
          <table:table-cell table:style-name="ce10" table:formula="oooc:=(bitrate * 1000) -(1/(22*[.B34]))" office:value-type="float" office:value="-3468.01346801347">
            <text:p>-3468</text:p>
          </table:table-cell>
          <table:table-cell table:style-name="ce10" table:formula="oooc:=(bitrate * 1000) -(1/(23*[.B34]))" office:value-type="float" office:value="-2882.44766505636">
            <text:p>-2882</text:p>
          </table:table-cell>
          <table:table-cell table:style-name="ce10" table:formula="oooc:=(bitrate * 1000) -(1/(24*[.B34]))" office:value-type="float" office:value="-2345.67901234568">
            <text:p>-2346</text:p>
          </table:table-cell>
          <table:table-cell table:style-name="ce10" table:formula="oooc:=(bitrate * 1000) -(1/(25*[.B34]))" office:value-type="float" office:value="-1851.85185185185">
            <text:p>-1852</text:p>
          </table:table-cell>
          <table:table-cell table:number-columns-repeated="232"/>
        </table:table-row>
        <table:table-row table:style-name="ro1">
          <table:table-cell office:value-type="float" office:value="27">
            <text:p>27</text:p>
          </table:table-cell>
          <table:table-cell table:formula="oooc:=(1+[.A35])*(1/(frequency*1000000))" office:value-type="float" office:value="0.0000035">
            <text:p>3,50E-06</text:p>
          </table:table-cell>
          <table:table-cell table:style-name="ce12" table:formula="oooc:=(bitrate * 1000) - ( 1/(4*[.B35]))" office:value-type="float" office:value="-61428.5714285714">
            <text:p>-61429</text:p>
          </table:table-cell>
          <table:table-cell table:style-name="ce12" table:formula="oooc:=(bitrate * 1000) -(1/(5*[.B35]))" office:value-type="float" office:value="-47142.8571428571">
            <text:p>-47143</text:p>
          </table:table-cell>
          <table:table-cell table:style-name="ce12" table:formula="oooc:=(bitrate * 1000) -(1/(6*[.B35]))" office:value-type="float" office:value="-37619.0476190476">
            <text:p>-37619</text:p>
          </table:table-cell>
          <table:table-cell table:style-name="ce12" table:formula="oooc:=(bitrate * 1000) -(1/(7*[.B35]))" office:value-type="float" office:value="-30816.3265306122">
            <text:p>-30816</text:p>
          </table:table-cell>
          <table:table-cell table:style-name="ce10" table:formula="oooc:=(bitrate * 1000) -(1/(8*[.B35]))" office:value-type="float" office:value="-25714.2857142857">
            <text:p>-25714</text:p>
          </table:table-cell>
          <table:table-cell table:style-name="ce10" table:formula="oooc:=(bitrate * 1000) -(1/(9*[.B35]))" office:value-type="float" office:value="-21746.0317460317">
            <text:p>-21746</text:p>
          </table:table-cell>
          <table:table-cell table:style-name="ce10" table:formula="oooc:=(bitrate * 1000) -(1/(10*[.B35]))" office:value-type="float" office:value="-18571.4285714286">
            <text:p>-18571</text:p>
          </table:table-cell>
          <table:table-cell table:style-name="ce10" table:formula="oooc:=(bitrate * 1000) -(1/(11*[.B35]))" office:value-type="float" office:value="-15974.025974026">
            <text:p>-15974</text:p>
          </table:table-cell>
          <table:table-cell table:style-name="ce10" table:formula="oooc:=(bitrate * 1000) -(1/(12*[.B35]))" office:value-type="float" office:value="-13809.5238095238">
            <text:p>-13810</text:p>
          </table:table-cell>
          <table:table-cell table:style-name="ce10" table:formula="oooc:=(bitrate * 1000) -(1/(13*[.B35]))" office:value-type="float" office:value="-11978.021978022">
            <text:p>-11978</text:p>
          </table:table-cell>
          <table:table-cell table:style-name="ce10" table:formula="oooc:=(bitrate * 1000) -(1/(14*[.B35]))" office:value-type="float" office:value="-10408.1632653061">
            <text:p>-10408</text:p>
          </table:table-cell>
          <table:table-cell table:style-name="ce10" table:formula="oooc:=(bitrate * 1000) -(1/(15*[.B35]))" office:value-type="float" office:value="-9047.61904761905">
            <text:p>-9048</text:p>
          </table:table-cell>
          <table:table-cell table:style-name="ce10" table:formula="oooc:=(bitrate * 1000) -(1/(16*[.B35]))" office:value-type="float" office:value="-7857.14285714286">
            <text:p>-7857</text:p>
          </table:table-cell>
          <table:table-cell table:style-name="ce10" table:formula="oooc:=(bitrate * 1000) -(1/(17*[.B35]))" office:value-type="float" office:value="-6806.72268907563">
            <text:p>-6807</text:p>
          </table:table-cell>
          <table:table-cell table:style-name="ce10" table:formula="oooc:=(bitrate * 1000) -(1/(18*[.B35]))" office:value-type="float" office:value="-5873.01587301587">
            <text:p>-5873</text:p>
          </table:table-cell>
          <table:table-cell table:style-name="ce10" table:formula="oooc:=(bitrate * 1000) -(1/(19*[.B35]))" office:value-type="float" office:value="-5037.5939849624">
            <text:p>-5038</text:p>
          </table:table-cell>
          <table:table-cell table:style-name="ce10" table:formula="oooc:=(bitrate * 1000) -(1/(20*[.B35]))" office:value-type="float" office:value="-4285.71428571429">
            <text:p>-4286</text:p>
          </table:table-cell>
          <table:table-cell table:style-name="ce10" table:formula="oooc:=(bitrate * 1000) -(1/(21*[.B35]))" office:value-type="float" office:value="-3605.44217687075">
            <text:p>-3605</text:p>
          </table:table-cell>
          <table:table-cell table:style-name="ce10" table:formula="oooc:=(bitrate * 1000) -(1/(22*[.B35]))" office:value-type="float" office:value="-2987.01298701299">
            <text:p>-2987</text:p>
          </table:table-cell>
          <table:table-cell table:style-name="ce10" table:formula="oooc:=(bitrate * 1000) -(1/(23*[.B35]))" office:value-type="float" office:value="-2422.3602484472">
            <text:p>-2422</text:p>
          </table:table-cell>
          <table:table-cell table:style-name="ce10" table:formula="oooc:=(bitrate * 1000) -(1/(24*[.B35]))" office:value-type="float" office:value="-1904.7619047619">
            <text:p>-1905</text:p>
          </table:table-cell>
          <table:table-cell table:style-name="ce10" table:formula="oooc:=(bitrate * 1000) -(1/(25*[.B35]))" office:value-type="float" office:value="-1428.57142857143">
            <text:p>-1429</text:p>
          </table:table-cell>
          <table:table-cell table:number-columns-repeated="232"/>
        </table:table-row>
        <table:table-row table:style-name="ro1">
          <table:table-cell office:value-type="float" office:value="28">
            <text:p>28</text:p>
          </table:table-cell>
          <table:table-cell table:formula="oooc:=(1+[.A36])*(1/(frequency*1000000))" office:value-type="float" office:value="0.000003625">
            <text:p>3,63E-06</text:p>
          </table:table-cell>
          <table:table-cell table:style-name="ce12" table:formula="oooc:=(bitrate * 1000) - ( 1/(4*[.B36]))" office:value-type="float" office:value="-58965.5172413793">
            <text:p>-58966</text:p>
          </table:table-cell>
          <table:table-cell table:style-name="ce12" table:formula="oooc:=(bitrate * 1000) -(1/(5*[.B36]))" office:value-type="float" office:value="-45172.4137931035">
            <text:p>-45172</text:p>
          </table:table-cell>
          <table:table-cell table:style-name="ce12" table:formula="oooc:=(bitrate * 1000) -(1/(6*[.B36]))" office:value-type="float" office:value="-35977.0114942529">
            <text:p>-35977</text:p>
          </table:table-cell>
          <table:table-cell table:style-name="ce12" table:formula="oooc:=(bitrate * 1000) -(1/(7*[.B36]))" office:value-type="float" office:value="-29408.8669950739">
            <text:p>-29409</text:p>
          </table:table-cell>
          <table:table-cell table:style-name="ce10" table:formula="oooc:=(bitrate * 1000) -(1/(8*[.B36]))" office:value-type="float" office:value="-24482.7586206897">
            <text:p>-24483</text:p>
          </table:table-cell>
          <table:table-cell table:style-name="ce10" table:formula="oooc:=(bitrate * 1000) -(1/(9*[.B36]))" office:value-type="float" office:value="-20651.3409961686">
            <text:p>-20651</text:p>
          </table:table-cell>
          <table:table-cell table:style-name="ce10" table:formula="oooc:=(bitrate * 1000) -(1/(10*[.B36]))" office:value-type="float" office:value="-17586.2068965517">
            <text:p>-17586</text:p>
          </table:table-cell>
          <table:table-cell table:style-name="ce10" table:formula="oooc:=(bitrate * 1000) -(1/(11*[.B36]))" office:value-type="float" office:value="-15078.3699059561">
            <text:p>-15078</text:p>
          </table:table-cell>
          <table:table-cell table:style-name="ce10" table:formula="oooc:=(bitrate * 1000) -(1/(12*[.B36]))" office:value-type="float" office:value="-12988.5057471264">
            <text:p>-12989</text:p>
          </table:table-cell>
          <table:table-cell table:style-name="ce10" table:formula="oooc:=(bitrate * 1000) -(1/(13*[.B36]))" office:value-type="float" office:value="-11220.1591511936">
            <text:p>-11220</text:p>
          </table:table-cell>
          <table:table-cell table:style-name="ce10" table:formula="oooc:=(bitrate * 1000) -(1/(14*[.B36]))" office:value-type="float" office:value="-9704.43349753695">
            <text:p>-9704</text:p>
          </table:table-cell>
          <table:table-cell table:style-name="ce10" table:formula="oooc:=(bitrate * 1000) -(1/(15*[.B36]))" office:value-type="float" office:value="-8390.80459770115">
            <text:p>-8391</text:p>
          </table:table-cell>
          <table:table-cell table:style-name="ce10" table:formula="oooc:=(bitrate * 1000) -(1/(16*[.B36]))" office:value-type="float" office:value="-7241.37931034483">
            <text:p>-7241</text:p>
          </table:table-cell>
          <table:table-cell table:style-name="ce10" table:formula="oooc:=(bitrate * 1000) -(1/(17*[.B36]))" office:value-type="float" office:value="-6227.18052738337">
            <text:p>-6227</text:p>
          </table:table-cell>
          <table:table-cell table:style-name="ce10" table:formula="oooc:=(bitrate * 1000) -(1/(18*[.B36]))" office:value-type="float" office:value="-5325.67049808429">
            <text:p>-5326</text:p>
          </table:table-cell>
          <table:table-cell table:style-name="ce10" table:formula="oooc:=(bitrate * 1000) -(1/(19*[.B36]))" office:value-type="float" office:value="-4519.05626134301">
            <text:p>-4519</text:p>
          </table:table-cell>
          <table:table-cell table:style-name="ce10" table:formula="oooc:=(bitrate * 1000) -(1/(20*[.B36]))" office:value-type="float" office:value="-3793.10344827586">
            <text:p>-3793</text:p>
          </table:table-cell>
          <table:table-cell table:style-name="ce10" table:formula="oooc:=(bitrate * 1000) -(1/(21*[.B36]))" office:value-type="float" office:value="-3136.28899835796">
            <text:p>-3136</text:p>
          </table:table-cell>
          <table:table-cell table:style-name="ce10" table:formula="oooc:=(bitrate * 1000) -(1/(22*[.B36]))" office:value-type="float" office:value="-2539.18495297806">
            <text:p>-2539</text:p>
          </table:table-cell>
          <table:table-cell table:style-name="ce10" table:formula="oooc:=(bitrate * 1000) -(1/(23*[.B36]))" office:value-type="float" office:value="-1994.00299850075">
            <text:p>-1994</text:p>
          </table:table-cell>
          <table:table-cell table:style-name="ce10" table:formula="oooc:=(bitrate * 1000) -(1/(24*[.B36]))" office:value-type="float" office:value="-1494.25287356322">
            <text:p>-1494</text:p>
          </table:table-cell>
          <table:table-cell table:style-name="ce10" table:formula="oooc:=(bitrate * 1000) -(1/(25*[.B36]))" office:value-type="float" office:value="-1034.48275862069">
            <text:p>-1034</text:p>
          </table:table-cell>
          <table:table-cell table:number-columns-repeated="232"/>
        </table:table-row>
        <table:table-row table:style-name="ro1">
          <table:table-cell office:value-type="float" office:value="29">
            <text:p>29</text:p>
          </table:table-cell>
          <table:table-cell table:formula="oooc:=(1+[.A37])*(1/(frequency*1000000))" office:value-type="float" office:value="0.00000375">
            <text:p>3,75E-06</text:p>
          </table:table-cell>
          <table:table-cell table:style-name="ce12" table:formula="oooc:=(bitrate * 1000) - ( 1/(4*[.B37]))" office:value-type="float" office:value="-56666.6666666667">
            <text:p>-56667</text:p>
          </table:table-cell>
          <table:table-cell table:style-name="ce12" table:formula="oooc:=(bitrate * 1000) -(1/(5*[.B37]))" office:value-type="float" office:value="-43333.3333333333">
            <text:p>-43333</text:p>
          </table:table-cell>
          <table:table-cell table:style-name="ce12" table:formula="oooc:=(bitrate * 1000) -(1/(6*[.B37]))" office:value-type="float" office:value="-34444.4444444444">
            <text:p>-34444</text:p>
          </table:table-cell>
          <table:table-cell table:style-name="ce12" table:formula="oooc:=(bitrate * 1000) -(1/(7*[.B37]))" office:value-type="float" office:value="-28095.2380952381">
            <text:p>-28095</text:p>
          </table:table-cell>
          <table:table-cell table:style-name="ce10" table:formula="oooc:=(bitrate * 1000) -(1/(8*[.B37]))" office:value-type="float" office:value="-23333.3333333333">
            <text:p>-23333</text:p>
          </table:table-cell>
          <table:table-cell table:style-name="ce10" table:formula="oooc:=(bitrate * 1000) -(1/(9*[.B37]))" office:value-type="float" office:value="-19629.6296296296">
            <text:p>-19630</text:p>
          </table:table-cell>
          <table:table-cell table:style-name="ce10" table:formula="oooc:=(bitrate * 1000) -(1/(10*[.B37]))" office:value-type="float" office:value="-16666.6666666667">
            <text:p>-16667</text:p>
          </table:table-cell>
          <table:table-cell table:style-name="ce10" table:formula="oooc:=(bitrate * 1000) -(1/(11*[.B37]))" office:value-type="float" office:value="-14242.4242424242">
            <text:p>-14242</text:p>
          </table:table-cell>
          <table:table-cell table:style-name="ce10" table:formula="oooc:=(bitrate * 1000) -(1/(12*[.B37]))" office:value-type="float" office:value="-12222.2222222222">
            <text:p>-12222</text:p>
          </table:table-cell>
          <table:table-cell table:style-name="ce10" table:formula="oooc:=(bitrate * 1000) -(1/(13*[.B37]))" office:value-type="float" office:value="-10512.8205128205">
            <text:p>-10513</text:p>
          </table:table-cell>
          <table:table-cell table:style-name="ce10" table:formula="oooc:=(bitrate * 1000) -(1/(14*[.B37]))" office:value-type="float" office:value="-9047.61904761905">
            <text:p>-9048</text:p>
          </table:table-cell>
          <table:table-cell table:style-name="ce10" table:formula="oooc:=(bitrate * 1000) -(1/(15*[.B37]))" office:value-type="float" office:value="-7777.77777777778">
            <text:p>-7778</text:p>
          </table:table-cell>
          <table:table-cell table:style-name="ce10" table:formula="oooc:=(bitrate * 1000) -(1/(16*[.B37]))" office:value-type="float" office:value="-6666.66666666667">
            <text:p>-6667</text:p>
          </table:table-cell>
          <table:table-cell table:style-name="ce10" table:formula="oooc:=(bitrate * 1000) -(1/(17*[.B37]))" office:value-type="float" office:value="-5686.27450980392">
            <text:p>-5686</text:p>
          </table:table-cell>
          <table:table-cell table:style-name="ce10" table:formula="oooc:=(bitrate * 1000) -(1/(18*[.B37]))" office:value-type="float" office:value="-4814.81481481482">
            <text:p>-4815</text:p>
          </table:table-cell>
          <table:table-cell table:style-name="ce10" table:formula="oooc:=(bitrate * 1000) -(1/(19*[.B37]))" office:value-type="float" office:value="-4035.08771929825">
            <text:p>-4035</text:p>
          </table:table-cell>
          <table:table-cell table:style-name="ce10" table:formula="oooc:=(bitrate * 1000) -(1/(20*[.B37]))" office:value-type="float" office:value="-3333.33333333333">
            <text:p>-3333</text:p>
          </table:table-cell>
          <table:table-cell table:style-name="ce10" table:formula="oooc:=(bitrate * 1000) -(1/(21*[.B37]))" office:value-type="float" office:value="-2698.4126984127">
            <text:p>-2698</text:p>
          </table:table-cell>
          <table:table-cell table:style-name="ce10" table:formula="oooc:=(bitrate * 1000) -(1/(22*[.B37]))" office:value-type="float" office:value="-2121.21212121212">
            <text:p>-2121</text:p>
          </table:table-cell>
          <table:table-cell table:style-name="ce10" table:formula="oooc:=(bitrate * 1000) -(1/(23*[.B37]))" office:value-type="float" office:value="-1594.20289855073">
            <text:p>-1594</text:p>
          </table:table-cell>
          <table:table-cell table:style-name="ce10" table:formula="oooc:=(bitrate * 1000) -(1/(24*[.B37]))" office:value-type="float" office:value="-1111.11111111111">
            <text:p>-1111</text:p>
          </table:table-cell>
          <table:table-cell table:style-name="ce10" table:formula="oooc:=(bitrate * 1000) -(1/(25*[.B37]))" office:value-type="float" office:value="-666.666666666668">
            <text:p>-667</text:p>
          </table:table-cell>
          <table:table-cell table:number-columns-repeated="232"/>
        </table:table-row>
        <table:table-row table:style-name="ro1">
          <table:table-cell office:value-type="float" office:value="30">
            <text:p>30</text:p>
          </table:table-cell>
          <table:table-cell table:formula="oooc:=(1+[.A38])*(1/(frequency*1000000))" office:value-type="float" office:value="0.000003875">
            <text:p>3,88E-06</text:p>
          </table:table-cell>
          <table:table-cell table:style-name="ce12" table:formula="oooc:=(bitrate * 1000) - ( 1/(4*[.B38]))" office:value-type="float" office:value="-54516.1290322581">
            <text:p>-54516</text:p>
          </table:table-cell>
          <table:table-cell table:style-name="ce12" table:formula="oooc:=(bitrate * 1000) -(1/(5*[.B38]))" office:value-type="float" office:value="-41612.9032258065">
            <text:p>-41613</text:p>
          </table:table-cell>
          <table:table-cell table:style-name="ce12" table:formula="oooc:=(bitrate * 1000) -(1/(6*[.B38]))" office:value-type="float" office:value="-33010.752688172">
            <text:p>-33011</text:p>
          </table:table-cell>
          <table:table-cell table:style-name="ce12" table:formula="oooc:=(bitrate * 1000) -(1/(7*[.B38]))" office:value-type="float" office:value="-26866.3594470046">
            <text:p>-26866</text:p>
          </table:table-cell>
          <table:table-cell table:style-name="ce10" table:formula="oooc:=(bitrate * 1000) -(1/(8*[.B38]))" office:value-type="float" office:value="-22258.064516129">
            <text:p>-22258</text:p>
          </table:table-cell>
          <table:table-cell table:style-name="ce10" table:formula="oooc:=(bitrate * 1000) -(1/(9*[.B38]))" office:value-type="float" office:value="-18673.835125448">
            <text:p>-18674</text:p>
          </table:table-cell>
          <table:table-cell table:style-name="ce10" table:formula="oooc:=(bitrate * 1000) -(1/(10*[.B38]))" office:value-type="float" office:value="-15806.4516129032">
            <text:p>-15806</text:p>
          </table:table-cell>
          <table:table-cell table:style-name="ce10" table:formula="oooc:=(bitrate * 1000) -(1/(11*[.B38]))" office:value-type="float" office:value="-13460.4105571848">
            <text:p>-13460</text:p>
          </table:table-cell>
          <table:table-cell table:style-name="ce10" table:formula="oooc:=(bitrate * 1000) -(1/(12*[.B38]))" office:value-type="float" office:value="-11505.376344086">
            <text:p>-11505</text:p>
          </table:table-cell>
          <table:table-cell table:style-name="ce10" table:formula="oooc:=(bitrate * 1000) -(1/(13*[.B38]))" office:value-type="float" office:value="-9851.11662531017">
            <text:p>-9851</text:p>
          </table:table-cell>
          <table:table-cell table:style-name="ce10" table:formula="oooc:=(bitrate * 1000) -(1/(14*[.B38]))" office:value-type="float" office:value="-8433.1797235023">
            <text:p>-8433</text:p>
          </table:table-cell>
          <table:table-cell table:style-name="ce10" table:formula="oooc:=(bitrate * 1000) -(1/(15*[.B38]))" office:value-type="float" office:value="-7204.30107526882">
            <text:p>-7204</text:p>
          </table:table-cell>
          <table:table-cell table:style-name="ce10" table:formula="oooc:=(bitrate * 1000) -(1/(16*[.B38]))" office:value-type="float" office:value="-6129.03225806452">
            <text:p>-6129</text:p>
          </table:table-cell>
          <table:table-cell table:style-name="ce10" table:formula="oooc:=(bitrate * 1000) -(1/(17*[.B38]))" office:value-type="float" office:value="-5180.26565464896">
            <text:p>-5180</text:p>
          </table:table-cell>
          <table:table-cell table:style-name="ce10" table:formula="oooc:=(bitrate * 1000) -(1/(18*[.B38]))" office:value-type="float" office:value="-4336.91756272401">
            <text:p>-4337</text:p>
          </table:table-cell>
          <table:table-cell table:style-name="ce10" table:formula="oooc:=(bitrate * 1000) -(1/(19*[.B38]))" office:value-type="float" office:value="-3582.34295415959">
            <text:p>-3582</text:p>
          </table:table-cell>
          <table:table-cell table:style-name="ce10" table:formula="oooc:=(bitrate * 1000) -(1/(20*[.B38]))" office:value-type="float" office:value="-2903.22580645161">
            <text:p>-2903</text:p>
          </table:table-cell>
          <table:table-cell table:style-name="ce10" table:formula="oooc:=(bitrate * 1000) -(1/(21*[.B38]))" office:value-type="float" office:value="-2288.78648233487">
            <text:p>-2289</text:p>
          </table:table-cell>
          <table:table-cell table:style-name="ce10" table:formula="oooc:=(bitrate * 1000) -(1/(22*[.B38]))" office:value-type="float" office:value="-1730.20527859238">
            <text:p>-1730</text:p>
          </table:table-cell>
          <table:table-cell table:style-name="ce10" table:formula="oooc:=(bitrate * 1000) -(1/(23*[.B38]))" office:value-type="float" office:value="-1220.19635343619">
            <text:p>-1220</text:p>
          </table:table-cell>
          <table:table-cell table:style-name="ce10" table:formula="oooc:=(bitrate * 1000) -(1/(24*[.B38]))" office:value-type="float" office:value="-752.68817204301">
            <text:p>-753</text:p>
          </table:table-cell>
          <table:table-cell table:style-name="ce10" table:formula="oooc:=(bitrate * 1000) -(1/(25*[.B38]))" office:value-type="float" office:value="-322.58064516129">
            <text:p>-323</text:p>
          </table:table-cell>
          <table:table-cell table:number-columns-repeated="232"/>
        </table:table-row>
        <table:table-row table:style-name="ro1">
          <table:table-cell office:value-type="float" office:value="31">
            <text:p>31</text:p>
          </table:table-cell>
          <table:table-cell table:formula="oooc:=(1+[.A39])*(1/(frequency*1000000))" office:value-type="float" office:value="0.000004">
            <text:p>4,00E-06</text:p>
          </table:table-cell>
          <table:table-cell table:style-name="ce12" table:formula="oooc:=(bitrate * 1000) - ( 1/(4*[.B39]))" office:value-type="float" office:value="-52500">
            <text:p>-52500</text:p>
          </table:table-cell>
          <table:table-cell table:style-name="ce12" table:formula="oooc:=(bitrate * 1000) -(1/(5*[.B39]))" office:value-type="float" office:value="-40000">
            <text:p>-40000</text:p>
          </table:table-cell>
          <table:table-cell table:style-name="ce12" table:formula="oooc:=(bitrate * 1000) -(1/(6*[.B39]))" office:value-type="float" office:value="-31666.6666666667">
            <text:p>-31667</text:p>
          </table:table-cell>
          <table:table-cell table:style-name="ce12" table:formula="oooc:=(bitrate * 1000) -(1/(7*[.B39]))" office:value-type="float" office:value="-25714.2857142857">
            <text:p>-25714</text:p>
          </table:table-cell>
          <table:table-cell table:style-name="ce10" table:formula="oooc:=(bitrate * 1000) -(1/(8*[.B39]))" office:value-type="float" office:value="-21250">
            <text:p>-21250</text:p>
          </table:table-cell>
          <table:table-cell table:style-name="ce10" table:formula="oooc:=(bitrate * 1000) -(1/(9*[.B39]))" office:value-type="float" office:value="-17777.7777777778">
            <text:p>-17778</text:p>
          </table:table-cell>
          <table:table-cell table:style-name="ce10" table:formula="oooc:=(bitrate * 1000) -(1/(10*[.B39]))" office:value-type="float" office:value="-15000">
            <text:p>-15000</text:p>
          </table:table-cell>
          <table:table-cell table:style-name="ce10" table:formula="oooc:=(bitrate * 1000) -(1/(11*[.B39]))" office:value-type="float" office:value="-12727.2727272727">
            <text:p>-12727</text:p>
          </table:table-cell>
          <table:table-cell table:style-name="ce10" table:formula="oooc:=(bitrate * 1000) -(1/(12*[.B39]))" office:value-type="float" office:value="-10833.3333333333">
            <text:p>-10833</text:p>
          </table:table-cell>
          <table:table-cell table:style-name="ce10" table:formula="oooc:=(bitrate * 1000) -(1/(13*[.B39]))" office:value-type="float" office:value="-9230.76923076923">
            <text:p>-9231</text:p>
          </table:table-cell>
          <table:table-cell table:style-name="ce10" table:formula="oooc:=(bitrate * 1000) -(1/(14*[.B39]))" office:value-type="float" office:value="-7857.14285714286">
            <text:p>-7857</text:p>
          </table:table-cell>
          <table:table-cell table:style-name="ce10" table:formula="oooc:=(bitrate * 1000) -(1/(15*[.B39]))" office:value-type="float" office:value="-6666.66666666667">
            <text:p>-6667</text:p>
          </table:table-cell>
          <table:table-cell table:style-name="ce10" table:formula="oooc:=(bitrate * 1000) -(1/(16*[.B39]))" office:value-type="float" office:value="-5625">
            <text:p>-5625</text:p>
          </table:table-cell>
          <table:table-cell table:style-name="ce10" table:formula="oooc:=(bitrate * 1000) -(1/(17*[.B39]))" office:value-type="float" office:value="-4705.88235294118">
            <text:p>-4706</text:p>
          </table:table-cell>
          <table:table-cell table:style-name="ce10" table:formula="oooc:=(bitrate * 1000) -(1/(18*[.B39]))" office:value-type="float" office:value="-3888.88888888889">
            <text:p>-3889</text:p>
          </table:table-cell>
          <table:table-cell table:style-name="ce10" table:formula="oooc:=(bitrate * 1000) -(1/(19*[.B39]))" office:value-type="float" office:value="-3157.89473684211">
            <text:p>-3158</text:p>
          </table:table-cell>
          <table:table-cell table:style-name="ce10" table:formula="oooc:=(bitrate * 1000) -(1/(20*[.B39]))" office:value-type="float" office:value="-2500">
            <text:p>-2500</text:p>
          </table:table-cell>
          <table:table-cell table:style-name="ce10" table:formula="oooc:=(bitrate * 1000) -(1/(21*[.B39]))" office:value-type="float" office:value="-1904.7619047619">
            <text:p>-1905</text:p>
          </table:table-cell>
          <table:table-cell table:style-name="ce10" table:formula="oooc:=(bitrate * 1000) -(1/(22*[.B39]))" office:value-type="float" office:value="-1363.63636363636">
            <text:p>-1364</text:p>
          </table:table-cell>
          <table:table-cell table:style-name="ce10" table:formula="oooc:=(bitrate * 1000) -(1/(23*[.B39]))" office:value-type="float" office:value="-869.565217391304">
            <text:p>-870</text:p>
          </table:table-cell>
          <table:table-cell table:style-name="ce10" table:formula="oooc:=(bitrate * 1000) -(1/(24*[.B39]))" office:value-type="float" office:value="-416.666666666666">
            <text:p>-417</text:p>
          </table:table-cell>
          <table:table-cell table:style-name="ce10" table:formula="oooc:=(bitrate * 1000) -(1/(25*[.B39]))" office:value-type="float" office:value="0">
            <text:p>0</text:p>
          </table:table-cell>
          <table:table-cell table:number-columns-repeated="232"/>
        </table:table-row>
        <table:table-row table:style-name="ro1">
          <table:table-cell office:value-type="float" office:value="32">
            <text:p>32</text:p>
          </table:table-cell>
          <table:table-cell table:formula="oooc:=(1+[.A40])*(1/(frequency*1000000))" office:value-type="float" office:value="0.000004125">
            <text:p>4,13E-06</text:p>
          </table:table-cell>
          <table:table-cell table:style-name="ce12" table:formula="oooc:=(bitrate * 1000) - ( 1/(4*[.B40]))" office:value-type="float" office:value="-50606.0606060606">
            <text:p>-50606</text:p>
          </table:table-cell>
          <table:table-cell table:style-name="ce12" table:formula="oooc:=(bitrate * 1000) -(1/(5*[.B40]))" office:value-type="float" office:value="-38484.8484848485">
            <text:p>-38485</text:p>
          </table:table-cell>
          <table:table-cell table:style-name="ce12" table:formula="oooc:=(bitrate * 1000) -(1/(6*[.B40]))" office:value-type="float" office:value="-30404.0404040404">
            <text:p>-30404</text:p>
          </table:table-cell>
          <table:table-cell table:style-name="ce12" table:formula="oooc:=(bitrate * 1000) -(1/(7*[.B40]))" office:value-type="float" office:value="-24632.0346320346">
            <text:p>-24632</text:p>
          </table:table-cell>
          <table:table-cell table:style-name="ce10" table:formula="oooc:=(bitrate * 1000) -(1/(8*[.B40]))" office:value-type="float" office:value="-20303.0303030303">
            <text:p>-20303</text:p>
          </table:table-cell>
          <table:table-cell table:style-name="ce10" table:formula="oooc:=(bitrate * 1000) -(1/(9*[.B40]))" office:value-type="float" office:value="-16936.0269360269">
            <text:p>-16936</text:p>
          </table:table-cell>
          <table:table-cell table:style-name="ce10" table:formula="oooc:=(bitrate * 1000) -(1/(10*[.B40]))" office:value-type="float" office:value="-14242.4242424242">
            <text:p>-14242</text:p>
          </table:table-cell>
          <table:table-cell table:style-name="ce10" table:formula="oooc:=(bitrate * 1000) -(1/(11*[.B40]))" office:value-type="float" office:value="-12038.567493113">
            <text:p>-12039</text:p>
          </table:table-cell>
          <table:table-cell table:style-name="ce10" table:formula="oooc:=(bitrate * 1000) -(1/(12*[.B40]))" office:value-type="float" office:value="-10202.0202020202">
            <text:p>-10202</text:p>
          </table:table-cell>
          <table:table-cell table:style-name="ce10" table:formula="oooc:=(bitrate * 1000) -(1/(13*[.B40]))" office:value-type="float" office:value="-8648.01864801865">
            <text:p>-8648</text:p>
          </table:table-cell>
          <table:table-cell table:style-name="ce10" table:formula="oooc:=(bitrate * 1000) -(1/(14*[.B40]))" office:value-type="float" office:value="-7316.01731601732">
            <text:p>-7316</text:p>
          </table:table-cell>
          <table:table-cell table:style-name="ce10" table:formula="oooc:=(bitrate * 1000) -(1/(15*[.B40]))" office:value-type="float" office:value="-6161.61616161616">
            <text:p>-6162</text:p>
          </table:table-cell>
          <table:table-cell table:style-name="ce10" table:formula="oooc:=(bitrate * 1000) -(1/(16*[.B40]))" office:value-type="float" office:value="-5151.51515151515">
            <text:p>-5152</text:p>
          </table:table-cell>
          <table:table-cell table:style-name="ce10" table:formula="oooc:=(bitrate * 1000) -(1/(17*[.B40]))" office:value-type="float" office:value="-4260.2495543672">
            <text:p>-4260</text:p>
          </table:table-cell>
          <table:table-cell table:style-name="ce10" table:formula="oooc:=(bitrate * 1000) -(1/(18*[.B40]))" office:value-type="float" office:value="-3468.01346801347">
            <text:p>-3468</text:p>
          </table:table-cell>
          <table:table-cell table:style-name="ce10" table:formula="oooc:=(bitrate * 1000) -(1/(19*[.B40]))" office:value-type="float" office:value="-2759.1706539075">
            <text:p>-2759</text:p>
          </table:table-cell>
          <table:table-cell table:style-name="ce10" table:formula="oooc:=(bitrate * 1000) -(1/(20*[.B40]))" office:value-type="float" office:value="-2121.21212121212">
            <text:p>-2121</text:p>
          </table:table-cell>
          <table:table-cell table:style-name="ce10" table:formula="oooc:=(bitrate * 1000) -(1/(21*[.B40]))" office:value-type="float" office:value="-1544.01154401155">
            <text:p>-1544</text:p>
          </table:table-cell>
          <table:table-cell table:style-name="ce10" table:formula="oooc:=(bitrate * 1000) -(1/(22*[.B40]))" office:value-type="float" office:value="-1019.28374655648">
            <text:p>-1019</text:p>
          </table:table-cell>
          <table:table-cell table:style-name="ce10" table:formula="oooc:=(bitrate * 1000) -(1/(23*[.B40]))" office:value-type="float" office:value="-540.184453227932">
            <text:p>-540</text:p>
          </table:table-cell>
          <table:table-cell table:style-name="ce10" table:formula="oooc:=(bitrate * 1000) -(1/(24*[.B40]))" office:value-type="float" office:value="-101.010101010103">
            <text:p>-101</text:p>
          </table:table-cell>
          <table:table-cell table:style-name="ce10" table:formula="oooc:=(bitrate * 1000) -(1/(25*[.B40]))" office:value-type="float" office:value="303.030303030302">
            <text:p>303</text:p>
          </table:table-cell>
          <table:table-cell table:number-columns-repeated="232"/>
        </table:table-row>
        <table:table-row table:style-name="ro1">
          <table:table-cell office:value-type="float" office:value="33">
            <text:p>33</text:p>
          </table:table-cell>
          <table:table-cell table:formula="oooc:=(1+[.A41])*(1/(frequency*1000000))" office:value-type="float" office:value="0.00000425">
            <text:p>4,25E-06</text:p>
          </table:table-cell>
          <table:table-cell table:style-name="ce12" table:formula="oooc:=(bitrate * 1000) - ( 1/(4*[.B41]))" office:value-type="float" office:value="-48823.5294117647">
            <text:p>-48824</text:p>
          </table:table-cell>
          <table:table-cell table:style-name="ce12" table:formula="oooc:=(bitrate * 1000) -(1/(5*[.B41]))" office:value-type="float" office:value="-37058.8235294118">
            <text:p>-37059</text:p>
          </table:table-cell>
          <table:table-cell table:style-name="ce12" table:formula="oooc:=(bitrate * 1000) -(1/(6*[.B41]))" office:value-type="float" office:value="-29215.6862745098">
            <text:p>-29216</text:p>
          </table:table-cell>
          <table:table-cell table:style-name="ce12" table:formula="oooc:=(bitrate * 1000) -(1/(7*[.B41]))" office:value-type="float" office:value="-23613.4453781513">
            <text:p>-23613</text:p>
          </table:table-cell>
          <table:table-cell table:style-name="ce10" table:formula="oooc:=(bitrate * 1000) -(1/(8*[.B41]))" office:value-type="float" office:value="-19411.7647058824">
            <text:p>-19412</text:p>
          </table:table-cell>
          <table:table-cell table:style-name="ce10" table:formula="oooc:=(bitrate * 1000) -(1/(9*[.B41]))" office:value-type="float" office:value="-16143.7908496732">
            <text:p>-16144</text:p>
          </table:table-cell>
          <table:table-cell table:style-name="ce10" table:formula="oooc:=(bitrate * 1000) -(1/(10*[.B41]))" office:value-type="float" office:value="-13529.4117647059">
            <text:p>-13529</text:p>
          </table:table-cell>
          <table:table-cell table:style-name="ce10" table:formula="oooc:=(bitrate * 1000) -(1/(11*[.B41]))" office:value-type="float" office:value="-11390.3743315508">
            <text:p>-11390</text:p>
          </table:table-cell>
          <table:table-cell table:style-name="ce10" table:formula="oooc:=(bitrate * 1000) -(1/(12*[.B41]))" office:value-type="float" office:value="-9607.8431372549">
            <text:p>-9608</text:p>
          </table:table-cell>
          <table:table-cell table:style-name="ce10" table:formula="oooc:=(bitrate * 1000) -(1/(13*[.B41]))" office:value-type="float" office:value="-8099.54751131222">
            <text:p>-8100</text:p>
          </table:table-cell>
          <table:table-cell table:style-name="ce10" table:formula="oooc:=(bitrate * 1000) -(1/(14*[.B41]))" office:value-type="float" office:value="-6806.72268907563">
            <text:p>-6807</text:p>
          </table:table-cell>
          <table:table-cell table:style-name="ce10" table:formula="oooc:=(bitrate * 1000) -(1/(15*[.B41]))" office:value-type="float" office:value="-5686.27450980392">
            <text:p>-5686</text:p>
          </table:table-cell>
          <table:table-cell table:style-name="ce10" table:formula="oooc:=(bitrate * 1000) -(1/(16*[.B41]))" office:value-type="float" office:value="-4705.88235294118">
            <text:p>-4706</text:p>
          </table:table-cell>
          <table:table-cell table:style-name="ce10" table:formula="oooc:=(bitrate * 1000) -(1/(17*[.B41]))" office:value-type="float" office:value="-3840.83044982699">
            <text:p>-3841</text:p>
          </table:table-cell>
          <table:table-cell table:style-name="ce10" table:formula="oooc:=(bitrate * 1000) -(1/(18*[.B41]))" office:value-type="float" office:value="-3071.8954248366">
            <text:p>-3072</text:p>
          </table:table-cell>
          <table:table-cell table:style-name="ce10" table:formula="oooc:=(bitrate * 1000) -(1/(19*[.B41]))" office:value-type="float" office:value="-2383.90092879257">
            <text:p>-2384</text:p>
          </table:table-cell>
          <table:table-cell table:style-name="ce10" table:formula="oooc:=(bitrate * 1000) -(1/(20*[.B41]))" office:value-type="float" office:value="-1764.70588235294">
            <text:p>-1765</text:p>
          </table:table-cell>
          <table:table-cell table:style-name="ce10" table:formula="oooc:=(bitrate * 1000) -(1/(21*[.B41]))" office:value-type="float" office:value="-1204.48179271709">
            <text:p>-1204</text:p>
          </table:table-cell>
          <table:table-cell table:style-name="ce10" table:formula="oooc:=(bitrate * 1000) -(1/(22*[.B41]))" office:value-type="float" office:value="-695.187165775402">
            <text:p>-695</text:p>
          </table:table-cell>
          <table:table-cell table:style-name="ce10" table:formula="oooc:=(bitrate * 1000) -(1/(23*[.B41]))" office:value-type="float" office:value="-230.179028132992">
            <text:p>-230</text:p>
          </table:table-cell>
          <table:table-cell table:style-name="ce10" table:formula="oooc:=(bitrate * 1000) -(1/(24*[.B41]))" office:value-type="float" office:value="196.078431372549">
            <text:p>196</text:p>
          </table:table-cell>
          <table:table-cell table:style-name="ce10" table:formula="oooc:=(bitrate * 1000) -(1/(25*[.B41]))" office:value-type="float" office:value="588.235294117647">
            <text:p>588</text:p>
          </table:table-cell>
          <table:table-cell table:number-columns-repeated="232"/>
        </table:table-row>
        <table:table-row table:style-name="ro1">
          <table:table-cell office:value-type="float" office:value="34">
            <text:p>34</text:p>
          </table:table-cell>
          <table:table-cell table:formula="oooc:=(1+[.A42])*(1/(frequency*1000000))" office:value-type="float" office:value="0.000004375">
            <text:p>4,38E-06</text:p>
          </table:table-cell>
          <table:table-cell table:style-name="ce12" table:formula="oooc:=(bitrate * 1000) - ( 1/(4*[.B42]))" office:value-type="float" office:value="-47142.8571428571">
            <text:p>-47143</text:p>
          </table:table-cell>
          <table:table-cell table:style-name="ce12" table:formula="oooc:=(bitrate * 1000) -(1/(5*[.B42]))" office:value-type="float" office:value="-35714.2857142857">
            <text:p>-35714</text:p>
          </table:table-cell>
          <table:table-cell table:style-name="ce12" table:formula="oooc:=(bitrate * 1000) -(1/(6*[.B42]))" office:value-type="float" office:value="-28095.2380952381">
            <text:p>-28095</text:p>
          </table:table-cell>
          <table:table-cell table:style-name="ce12" table:formula="oooc:=(bitrate * 1000) -(1/(7*[.B42]))" office:value-type="float" office:value="-22653.0612244898">
            <text:p>-22653</text:p>
          </table:table-cell>
          <table:table-cell table:style-name="ce10" table:formula="oooc:=(bitrate * 1000) -(1/(8*[.B42]))" office:value-type="float" office:value="-18571.4285714286">
            <text:p>-18571</text:p>
          </table:table-cell>
          <table:table-cell table:style-name="ce10" table:formula="oooc:=(bitrate * 1000) -(1/(9*[.B42]))" office:value-type="float" office:value="-15396.8253968254">
            <text:p>-15397</text:p>
          </table:table-cell>
          <table:table-cell table:style-name="ce10" table:formula="oooc:=(bitrate * 1000) -(1/(10*[.B42]))" office:value-type="float" office:value="-12857.1428571429">
            <text:p>-12857</text:p>
          </table:table-cell>
          <table:table-cell table:style-name="ce10" table:formula="oooc:=(bitrate * 1000) -(1/(11*[.B42]))" office:value-type="float" office:value="-10779.2207792208">
            <text:p>-10779</text:p>
          </table:table-cell>
          <table:table-cell table:style-name="ce10" table:formula="oooc:=(bitrate * 1000) -(1/(12*[.B42]))" office:value-type="float" office:value="-9047.61904761905">
            <text:p>-9048</text:p>
          </table:table-cell>
          <table:table-cell table:style-name="ce10" table:formula="oooc:=(bitrate * 1000) -(1/(13*[.B42]))" office:value-type="float" office:value="-7582.41758241758">
            <text:p>-7582</text:p>
          </table:table-cell>
          <table:table-cell table:style-name="ce10" table:formula="oooc:=(bitrate * 1000) -(1/(14*[.B42]))" office:value-type="float" office:value="-6326.5306122449">
            <text:p>-6327</text:p>
          </table:table-cell>
          <table:table-cell table:style-name="ce10" table:formula="oooc:=(bitrate * 1000) -(1/(15*[.B42]))" office:value-type="float" office:value="-5238.09523809524">
            <text:p>-5238</text:p>
          </table:table-cell>
          <table:table-cell table:style-name="ce10" table:formula="oooc:=(bitrate * 1000) -(1/(16*[.B42]))" office:value-type="float" office:value="-4285.71428571429">
            <text:p>-4286</text:p>
          </table:table-cell>
          <table:table-cell table:style-name="ce10" table:formula="oooc:=(bitrate * 1000) -(1/(17*[.B42]))" office:value-type="float" office:value="-3445.37815126051">
            <text:p>-3445</text:p>
          </table:table-cell>
          <table:table-cell table:style-name="ce10" table:formula="oooc:=(bitrate * 1000) -(1/(18*[.B42]))" office:value-type="float" office:value="-2698.4126984127">
            <text:p>-2698</text:p>
          </table:table-cell>
          <table:table-cell table:style-name="ce10" table:formula="oooc:=(bitrate * 1000) -(1/(19*[.B42]))" office:value-type="float" office:value="-2030.07518796993">
            <text:p>-2030</text:p>
          </table:table-cell>
          <table:table-cell table:style-name="ce10" table:formula="oooc:=(bitrate * 1000) -(1/(20*[.B42]))" office:value-type="float" office:value="-1428.57142857143">
            <text:p>-1429</text:p>
          </table:table-cell>
          <table:table-cell table:style-name="ce10" table:formula="oooc:=(bitrate * 1000) -(1/(21*[.B42]))" office:value-type="float" office:value="-884.3537414966">
            <text:p>-884</text:p>
          </table:table-cell>
          <table:table-cell table:style-name="ce10" table:formula="oooc:=(bitrate * 1000) -(1/(22*[.B42]))" office:value-type="float" office:value="-389.61038961039">
            <text:p>-390</text:p>
          </table:table-cell>
          <table:table-cell table:style-name="ce10" table:formula="oooc:=(bitrate * 1000) -(1/(23*[.B42]))" office:value-type="float" office:value="62.1118012422357">
            <text:p>62</text:p>
          </table:table-cell>
          <table:table-cell table:style-name="ce10" table:formula="oooc:=(bitrate * 1000) -(1/(24*[.B42]))" office:value-type="float" office:value="476.190476190475">
            <text:p>476</text:p>
          </table:table-cell>
          <table:table-cell table:style-name="ce10" table:formula="oooc:=(bitrate * 1000) -(1/(25*[.B42]))" office:value-type="float" office:value="857.142857142857">
            <text:p>857</text:p>
          </table:table-cell>
          <table:table-cell table:number-columns-repeated="232"/>
        </table:table-row>
        <table:table-row table:style-name="ro1">
          <table:table-cell office:value-type="float" office:value="35">
            <text:p>35</text:p>
          </table:table-cell>
          <table:table-cell table:formula="oooc:=(1+[.A43])*(1/(frequency*1000000))" office:value-type="float" office:value="0.0000045">
            <text:p>4,50E-06</text:p>
          </table:table-cell>
          <table:table-cell table:style-name="ce12" table:formula="oooc:=(bitrate * 1000) - ( 1/(4*[.B43]))" office:value-type="float" office:value="-45555.5555555556">
            <text:p>-45556</text:p>
          </table:table-cell>
          <table:table-cell table:style-name="ce12" table:formula="oooc:=(bitrate * 1000) -(1/(5*[.B43]))" office:value-type="float" office:value="-34444.4444444444">
            <text:p>-34444</text:p>
          </table:table-cell>
          <table:table-cell table:style-name="ce12" table:formula="oooc:=(bitrate * 1000) -(1/(6*[.B43]))" office:value-type="float" office:value="-27037.037037037">
            <text:p>-27037</text:p>
          </table:table-cell>
          <table:table-cell table:style-name="ce12" table:formula="oooc:=(bitrate * 1000) -(1/(7*[.B43]))" office:value-type="float" office:value="-21746.0317460317">
            <text:p>-21746</text:p>
          </table:table-cell>
          <table:table-cell table:style-name="ce10" table:formula="oooc:=(bitrate * 1000) -(1/(8*[.B43]))" office:value-type="float" office:value="-17777.7777777778">
            <text:p>-17778</text:p>
          </table:table-cell>
          <table:table-cell table:style-name="ce10" table:formula="oooc:=(bitrate * 1000) -(1/(9*[.B43]))" office:value-type="float" office:value="-14691.3580246914">
            <text:p>-14691</text:p>
          </table:table-cell>
          <table:table-cell table:style-name="ce10" table:formula="oooc:=(bitrate * 1000) -(1/(10*[.B43]))" office:value-type="float" office:value="-12222.2222222222">
            <text:p>-12222</text:p>
          </table:table-cell>
          <table:table-cell table:style-name="ce10" table:formula="oooc:=(bitrate * 1000) -(1/(11*[.B43]))" office:value-type="float" office:value="-10202.0202020202">
            <text:p>-10202</text:p>
          </table:table-cell>
          <table:table-cell table:style-name="ce10" table:formula="oooc:=(bitrate * 1000) -(1/(12*[.B43]))" office:value-type="float" office:value="-8518.51851851852">
            <text:p>-8519</text:p>
          </table:table-cell>
          <table:table-cell table:style-name="ce10" table:formula="oooc:=(bitrate * 1000) -(1/(13*[.B43]))" office:value-type="float" office:value="-7094.01709401709">
            <text:p>-7094</text:p>
          </table:table-cell>
          <table:table-cell table:style-name="ce10" table:formula="oooc:=(bitrate * 1000) -(1/(14*[.B43]))" office:value-type="float" office:value="-5873.01587301587">
            <text:p>-5873</text:p>
          </table:table-cell>
          <table:table-cell table:style-name="ce10" table:formula="oooc:=(bitrate * 1000) -(1/(15*[.B43]))" office:value-type="float" office:value="-4814.81481481481">
            <text:p>-4815</text:p>
          </table:table-cell>
          <table:table-cell table:style-name="ce10" table:formula="oooc:=(bitrate * 1000) -(1/(16*[.B43]))" office:value-type="float" office:value="-3888.88888888889">
            <text:p>-3889</text:p>
          </table:table-cell>
          <table:table-cell table:style-name="ce10" table:formula="oooc:=(bitrate * 1000) -(1/(17*[.B43]))" office:value-type="float" office:value="-3071.8954248366">
            <text:p>-3072</text:p>
          </table:table-cell>
          <table:table-cell table:style-name="ce10" table:formula="oooc:=(bitrate * 1000) -(1/(18*[.B43]))" office:value-type="float" office:value="-2345.67901234568">
            <text:p>-2346</text:p>
          </table:table-cell>
          <table:table-cell table:style-name="ce10" table:formula="oooc:=(bitrate * 1000) -(1/(19*[.B43]))" office:value-type="float" office:value="-1695.90643274854">
            <text:p>-1696</text:p>
          </table:table-cell>
          <table:table-cell table:style-name="ce10" table:formula="oooc:=(bitrate * 1000) -(1/(20*[.B43]))" office:value-type="float" office:value="-1111.11111111111">
            <text:p>-1111</text:p>
          </table:table-cell>
          <table:table-cell table:style-name="ce10" table:formula="oooc:=(bitrate * 1000) -(1/(21*[.B43]))" office:value-type="float" office:value="-582.010582010582">
            <text:p>-582</text:p>
          </table:table-cell>
          <table:table-cell table:style-name="ce10" table:formula="oooc:=(bitrate * 1000) -(1/(22*[.B43]))" office:value-type="float" office:value="-101.010101010101">
            <text:p>-101</text:p>
          </table:table-cell>
          <table:table-cell table:style-name="ce10" table:formula="oooc:=(bitrate * 1000) -(1/(23*[.B43]))" office:value-type="float" office:value="338.164251207731">
            <text:p>338</text:p>
          </table:table-cell>
          <table:table-cell table:style-name="ce10" table:formula="oooc:=(bitrate * 1000) -(1/(24*[.B43]))" office:value-type="float" office:value="740.740740740741">
            <text:p>741</text:p>
          </table:table-cell>
          <table:table-cell table:style-name="ce10" table:formula="oooc:=(bitrate * 1000) -(1/(25*[.B43]))" office:value-type="float" office:value="1111.11111111111">
            <text:p>1111</text:p>
          </table:table-cell>
          <table:table-cell table:number-columns-repeated="232"/>
        </table:table-row>
        <table:table-row table:style-name="ro1">
          <table:table-cell office:value-type="float" office:value="36">
            <text:p>36</text:p>
          </table:table-cell>
          <table:table-cell table:formula="oooc:=(1+[.A44])*(1/(frequency*1000000))" office:value-type="float" office:value="0.000004625">
            <text:p>4,63E-06</text:p>
          </table:table-cell>
          <table:table-cell table:style-name="ce12" table:formula="oooc:=(bitrate * 1000) - ( 1/(4*[.B44]))" office:value-type="float" office:value="-44054.0540540541">
            <text:p>-44054</text:p>
          </table:table-cell>
          <table:table-cell table:style-name="ce12" table:formula="oooc:=(bitrate * 1000) -(1/(5*[.B44]))" office:value-type="float" office:value="-33243.2432432432">
            <text:p>-33243</text:p>
          </table:table-cell>
          <table:table-cell table:style-name="ce12" table:formula="oooc:=(bitrate * 1000) -(1/(6*[.B44]))" office:value-type="float" office:value="-26036.036036036">
            <text:p>-26036</text:p>
          </table:table-cell>
          <table:table-cell table:style-name="ce12" table:formula="oooc:=(bitrate * 1000) -(1/(7*[.B44]))" office:value-type="float" office:value="-20888.0308880309">
            <text:p>-20888</text:p>
          </table:table-cell>
          <table:table-cell table:style-name="ce10" table:formula="oooc:=(bitrate * 1000) -(1/(8*[.B44]))" office:value-type="float" office:value="-17027.027027027">
            <text:p>-17027</text:p>
          </table:table-cell>
          <table:table-cell table:style-name="ce10" table:formula="oooc:=(bitrate * 1000) -(1/(9*[.B44]))" office:value-type="float" office:value="-14024.024024024">
            <text:p>-14024</text:p>
          </table:table-cell>
          <table:table-cell table:style-name="ce10" table:formula="oooc:=(bitrate * 1000) -(1/(10*[.B44]))" office:value-type="float" office:value="-11621.6216216216">
            <text:p>-11622</text:p>
          </table:table-cell>
          <table:table-cell table:style-name="ce10" table:formula="oooc:=(bitrate * 1000) -(1/(11*[.B44]))" office:value-type="float" office:value="-9656.01965601966">
            <text:p>-9656</text:p>
          </table:table-cell>
          <table:table-cell table:style-name="ce10" table:formula="oooc:=(bitrate * 1000) -(1/(12*[.B44]))" office:value-type="float" office:value="-8018.01801801802">
            <text:p>-8018</text:p>
          </table:table-cell>
          <table:table-cell table:style-name="ce10" table:formula="oooc:=(bitrate * 1000) -(1/(13*[.B44]))" office:value-type="float" office:value="-6632.01663201663">
            <text:p>-6632</text:p>
          </table:table-cell>
          <table:table-cell table:style-name="ce10" table:formula="oooc:=(bitrate * 1000) -(1/(14*[.B44]))" office:value-type="float" office:value="-5444.01544401544">
            <text:p>-5444</text:p>
          </table:table-cell>
          <table:table-cell table:style-name="ce10" table:formula="oooc:=(bitrate * 1000) -(1/(15*[.B44]))" office:value-type="float" office:value="-4414.41441441442">
            <text:p>-4414</text:p>
          </table:table-cell>
          <table:table-cell table:style-name="ce10" table:formula="oooc:=(bitrate * 1000) -(1/(16*[.B44]))" office:value-type="float" office:value="-3513.51351351351">
            <text:p>-3514</text:p>
          </table:table-cell>
          <table:table-cell table:style-name="ce10" table:formula="oooc:=(bitrate * 1000) -(1/(17*[.B44]))" office:value-type="float" office:value="-2718.60095389507">
            <text:p>-2719</text:p>
          </table:table-cell>
          <table:table-cell table:style-name="ce10" table:formula="oooc:=(bitrate * 1000) -(1/(18*[.B44]))" office:value-type="float" office:value="-2012.01201201201">
            <text:p>-2012</text:p>
          </table:table-cell>
          <table:table-cell table:style-name="ce10" table:formula="oooc:=(bitrate * 1000) -(1/(19*[.B44]))" office:value-type="float" office:value="-1379.80085348507">
            <text:p>-1380</text:p>
          </table:table-cell>
          <table:table-cell table:style-name="ce10" table:formula="oooc:=(bitrate * 1000) -(1/(20*[.B44]))" office:value-type="float" office:value="-810.810810810812">
            <text:p>-811</text:p>
          </table:table-cell>
          <table:table-cell table:style-name="ce10" table:formula="oooc:=(bitrate * 1000) -(1/(21*[.B44]))" office:value-type="float" office:value="-296.010296010298">
            <text:p>-296</text:p>
          </table:table-cell>
          <table:table-cell table:style-name="ce10" table:formula="oooc:=(bitrate * 1000) -(1/(22*[.B44]))" office:value-type="float" office:value="171.990171990172">
            <text:p>172</text:p>
          </table:table-cell>
          <table:table-cell table:style-name="ce10" table:formula="oooc:=(bitrate * 1000) -(1/(23*[.B44]))" office:value-type="float" office:value="599.294947121034">
            <text:p>599</text:p>
          </table:table-cell>
          <table:table-cell table:style-name="ce10" table:formula="oooc:=(bitrate * 1000) -(1/(24*[.B44]))" office:value-type="float" office:value="990.990990990989">
            <text:p>991</text:p>
          </table:table-cell>
          <table:table-cell table:style-name="ce10" table:formula="oooc:=(bitrate * 1000) -(1/(25*[.B44]))" office:value-type="float" office:value="1351.35135135135">
            <text:p>1351</text:p>
          </table:table-cell>
          <table:table-cell table:number-columns-repeated="232"/>
        </table:table-row>
        <table:table-row table:style-name="ro1">
          <table:table-cell office:value-type="float" office:value="37">
            <text:p>37</text:p>
          </table:table-cell>
          <table:table-cell table:formula="oooc:=(1+[.A45])*(1/(frequency*1000000))" office:value-type="float" office:value="0.00000475">
            <text:p>4,75E-06</text:p>
          </table:table-cell>
          <table:table-cell table:style-name="ce12" table:formula="oooc:=(bitrate * 1000) - ( 1/(4*[.B45]))" office:value-type="float" office:value="-42631.5789473684">
            <text:p>-42632</text:p>
          </table:table-cell>
          <table:table-cell table:style-name="ce12" table:formula="oooc:=(bitrate * 1000) -(1/(5*[.B45]))" office:value-type="float" office:value="-32105.2631578947">
            <text:p>-32105</text:p>
          </table:table-cell>
          <table:table-cell table:style-name="ce12" table:formula="oooc:=(bitrate * 1000) -(1/(6*[.B45]))" office:value-type="float" office:value="-25087.7192982456">
            <text:p>-25088</text:p>
          </table:table-cell>
          <table:table-cell table:style-name="ce12" table:formula="oooc:=(bitrate * 1000) -(1/(7*[.B45]))" office:value-type="float" office:value="-20075.1879699248">
            <text:p>-20075</text:p>
          </table:table-cell>
          <table:table-cell table:style-name="ce10" table:formula="oooc:=(bitrate * 1000) -(1/(8*[.B45]))" office:value-type="float" office:value="-16315.7894736842">
            <text:p>-16316</text:p>
          </table:table-cell>
          <table:table-cell table:style-name="ce10" table:formula="oooc:=(bitrate * 1000) -(1/(9*[.B45]))" office:value-type="float" office:value="-13391.8128654971">
            <text:p>-13392</text:p>
          </table:table-cell>
          <table:table-cell table:style-name="ce10" table:formula="oooc:=(bitrate * 1000) -(1/(10*[.B45]))" office:value-type="float" office:value="-11052.6315789474">
            <text:p>-11053</text:p>
          </table:table-cell>
          <table:table-cell table:style-name="ce10" table:formula="oooc:=(bitrate * 1000) -(1/(11*[.B45]))" office:value-type="float" office:value="-9138.75598086125">
            <text:p>-9139</text:p>
          </table:table-cell>
          <table:table-cell table:style-name="ce10" table:formula="oooc:=(bitrate * 1000) -(1/(12*[.B45]))" office:value-type="float" office:value="-7543.85964912281">
            <text:p>-7544</text:p>
          </table:table-cell>
          <table:table-cell table:style-name="ce10" table:formula="oooc:=(bitrate * 1000) -(1/(13*[.B45]))" office:value-type="float" office:value="-6194.33198380567">
            <text:p>-6194</text:p>
          </table:table-cell>
          <table:table-cell table:style-name="ce10" table:formula="oooc:=(bitrate * 1000) -(1/(14*[.B45]))" office:value-type="float" office:value="-5037.59398496241">
            <text:p>-5038</text:p>
          </table:table-cell>
          <table:table-cell table:style-name="ce10" table:formula="oooc:=(bitrate * 1000) -(1/(15*[.B45]))" office:value-type="float" office:value="-4035.08771929825">
            <text:p>-4035</text:p>
          </table:table-cell>
          <table:table-cell table:style-name="ce10" table:formula="oooc:=(bitrate * 1000) -(1/(16*[.B45]))" office:value-type="float" office:value="-3157.89473684211">
            <text:p>-3158</text:p>
          </table:table-cell>
          <table:table-cell table:style-name="ce10" table:formula="oooc:=(bitrate * 1000) -(1/(17*[.B45]))" office:value-type="float" office:value="-2383.90092879257">
            <text:p>-2384</text:p>
          </table:table-cell>
          <table:table-cell table:style-name="ce10" table:formula="oooc:=(bitrate * 1000) -(1/(18*[.B45]))" office:value-type="float" office:value="-1695.90643274854">
            <text:p>-1696</text:p>
          </table:table-cell>
          <table:table-cell table:style-name="ce10" table:formula="oooc:=(bitrate * 1000) -(1/(19*[.B45]))" office:value-type="float" office:value="-1080.3324099723">
            <text:p>-1080</text:p>
          </table:table-cell>
          <table:table-cell table:style-name="ce10" table:formula="oooc:=(bitrate * 1000) -(1/(20*[.B45]))" office:value-type="float" office:value="-526.315789473685">
            <text:p>-526</text:p>
          </table:table-cell>
          <table:table-cell table:style-name="ce10" table:formula="oooc:=(bitrate * 1000) -(1/(21*[.B45]))" office:value-type="float" office:value="-25.0626566416049">
            <text:p>-25</text:p>
          </table:table-cell>
          <table:table-cell table:style-name="ce10" table:formula="oooc:=(bitrate * 1000) -(1/(22*[.B45]))" office:value-type="float" office:value="430.622009569377">
            <text:p>431</text:p>
          </table:table-cell>
          <table:table-cell table:style-name="ce10" table:formula="oooc:=(bitrate * 1000) -(1/(23*[.B45]))" office:value-type="float" office:value="846.681922196794">
            <text:p>847</text:p>
          </table:table-cell>
          <table:table-cell table:style-name="ce10" table:formula="oooc:=(bitrate * 1000) -(1/(24*[.B45]))" office:value-type="float" office:value="1228.0701754386">
            <text:p>1228</text:p>
          </table:table-cell>
          <table:table-cell table:style-name="ce10" table:formula="oooc:=(bitrate * 1000) -(1/(25*[.B45]))" office:value-type="float" office:value="1578.94736842105">
            <text:p>1579</text:p>
          </table:table-cell>
          <table:table-cell table:number-columns-repeated="232"/>
        </table:table-row>
        <table:table-row table:style-name="ro1">
          <table:table-cell office:value-type="float" office:value="38">
            <text:p>38</text:p>
          </table:table-cell>
          <table:table-cell table:formula="oooc:=(1+[.A46])*(1/(frequency*1000000))" office:value-type="float" office:value="0.000004875">
            <text:p>4,88E-06</text:p>
          </table:table-cell>
          <table:table-cell table:style-name="ce12" table:formula="oooc:=(bitrate * 1000) - ( 1/(4*[.B46]))" office:value-type="float" office:value="-41282.0512820513">
            <text:p>-41282</text:p>
          </table:table-cell>
          <table:table-cell table:style-name="ce12" table:formula="oooc:=(bitrate * 1000) -(1/(5*[.B46]))" office:value-type="float" office:value="-31025.641025641">
            <text:p>-31026</text:p>
          </table:table-cell>
          <table:table-cell table:style-name="ce12" table:formula="oooc:=(bitrate * 1000) -(1/(6*[.B46]))" office:value-type="float" office:value="-24188.0341880342">
            <text:p>-24188</text:p>
          </table:table-cell>
          <table:table-cell table:style-name="ce12" table:formula="oooc:=(bitrate * 1000) -(1/(7*[.B46]))" office:value-type="float" office:value="-19304.0293040293">
            <text:p>-19304</text:p>
          </table:table-cell>
          <table:table-cell table:style-name="ce10" table:formula="oooc:=(bitrate * 1000) -(1/(8*[.B46]))" office:value-type="float" office:value="-15641.0256410256">
            <text:p>-15641</text:p>
          </table:table-cell>
          <table:table-cell table:style-name="ce10" table:formula="oooc:=(bitrate * 1000) -(1/(9*[.B46]))" office:value-type="float" office:value="-12792.0227920228">
            <text:p>-12792</text:p>
          </table:table-cell>
          <table:table-cell table:style-name="ce10" table:formula="oooc:=(bitrate * 1000) -(1/(10*[.B46]))" office:value-type="float" office:value="-10512.8205128205">
            <text:p>-10513</text:p>
          </table:table-cell>
          <table:table-cell table:style-name="ce10" table:formula="oooc:=(bitrate * 1000) -(1/(11*[.B46]))" office:value-type="float" office:value="-8648.01864801865">
            <text:p>-8648</text:p>
          </table:table-cell>
          <table:table-cell table:style-name="ce10" table:formula="oooc:=(bitrate * 1000) -(1/(12*[.B46]))" office:value-type="float" office:value="-7094.01709401709">
            <text:p>-7094</text:p>
          </table:table-cell>
          <table:table-cell table:style-name="ce10" table:formula="oooc:=(bitrate * 1000) -(1/(13*[.B46]))" office:value-type="float" office:value="-5779.09270216963">
            <text:p>-5779</text:p>
          </table:table-cell>
          <table:table-cell table:style-name="ce10" table:formula="oooc:=(bitrate * 1000) -(1/(14*[.B46]))" office:value-type="float" office:value="-4652.01465201465">
            <text:p>-4652</text:p>
          </table:table-cell>
          <table:table-cell table:style-name="ce10" table:formula="oooc:=(bitrate * 1000) -(1/(15*[.B46]))" office:value-type="float" office:value="-3675.21367521367">
            <text:p>-3675</text:p>
          </table:table-cell>
          <table:table-cell table:style-name="ce10" table:formula="oooc:=(bitrate * 1000) -(1/(16*[.B46]))" office:value-type="float" office:value="-2820.51282051282">
            <text:p>-2821</text:p>
          </table:table-cell>
          <table:table-cell table:style-name="ce10" table:formula="oooc:=(bitrate * 1000) -(1/(17*[.B46]))" office:value-type="float" office:value="-2066.36500754148">
            <text:p>-2066</text:p>
          </table:table-cell>
          <table:table-cell table:style-name="ce10" table:formula="oooc:=(bitrate * 1000) -(1/(18*[.B46]))" office:value-type="float" office:value="-1396.0113960114">
            <text:p>-1396</text:p>
          </table:table-cell>
          <table:table-cell table:style-name="ce10" table:formula="oooc:=(bitrate * 1000) -(1/(19*[.B46]))" office:value-type="float" office:value="-796.221322537112">
            <text:p>-796</text:p>
          </table:table-cell>
          <table:table-cell table:style-name="ce10" table:formula="oooc:=(bitrate * 1000) -(1/(20*[.B46]))" office:value-type="float" office:value="-256.410256410256">
            <text:p>-256</text:p>
          </table:table-cell>
          <table:table-cell table:style-name="ce10" table:formula="oooc:=(bitrate * 1000) -(1/(21*[.B46]))" office:value-type="float" office:value="231.990231990232">
            <text:p>232</text:p>
          </table:table-cell>
          <table:table-cell table:style-name="ce10" table:formula="oooc:=(bitrate * 1000) -(1/(22*[.B46]))" office:value-type="float" office:value="675.990675990677">
            <text:p>676</text:p>
          </table:table-cell>
          <table:table-cell table:style-name="ce10" table:formula="oooc:=(bitrate * 1000) -(1/(23*[.B46]))" office:value-type="float" office:value="1081.38238573021">
            <text:p>1081</text:p>
          </table:table-cell>
          <table:table-cell table:style-name="ce10" table:formula="oooc:=(bitrate * 1000) -(1/(24*[.B46]))" office:value-type="float" office:value="1452.99145299145">
            <text:p>1453</text:p>
          </table:table-cell>
          <table:table-cell table:style-name="ce10" table:formula="oooc:=(bitrate * 1000) -(1/(25*[.B46]))" office:value-type="float" office:value="1794.8717948718">
            <text:p>1795</text:p>
          </table:table-cell>
          <table:table-cell table:number-columns-repeated="232"/>
        </table:table-row>
        <table:table-row table:style-name="ro1">
          <table:table-cell office:value-type="float" office:value="39">
            <text:p>39</text:p>
          </table:table-cell>
          <table:table-cell table:formula="oooc:=(1+[.A47])*(1/(frequency*1000000))" office:value-type="float" office:value="0.000005">
            <text:p>5,00E-06</text:p>
          </table:table-cell>
          <table:table-cell table:style-name="ce12" table:formula="oooc:=(bitrate * 1000) - ( 1/(4*[.B47]))" office:value-type="float" office:value="-40000">
            <text:p>-40000</text:p>
          </table:table-cell>
          <table:table-cell table:style-name="ce12" table:formula="oooc:=(bitrate * 1000) -(1/(5*[.B47]))" office:value-type="float" office:value="-30000">
            <text:p>-30000</text:p>
          </table:table-cell>
          <table:table-cell table:style-name="ce12" table:formula="oooc:=(bitrate * 1000) -(1/(6*[.B47]))" office:value-type="float" office:value="-23333.3333333333">
            <text:p>-23333</text:p>
          </table:table-cell>
          <table:table-cell table:style-name="ce12" table:formula="oooc:=(bitrate * 1000) -(1/(7*[.B47]))" office:value-type="float" office:value="-18571.4285714286">
            <text:p>-18571</text:p>
          </table:table-cell>
          <table:table-cell table:style-name="ce10" table:formula="oooc:=(bitrate * 1000) -(1/(8*[.B47]))" office:value-type="float" office:value="-15000">
            <text:p>-15000</text:p>
          </table:table-cell>
          <table:table-cell table:style-name="ce10" table:formula="oooc:=(bitrate * 1000) -(1/(9*[.B47]))" office:value-type="float" office:value="-12222.2222222222">
            <text:p>-12222</text:p>
          </table:table-cell>
          <table:table-cell table:style-name="ce10" table:formula="oooc:=(bitrate * 1000) -(1/(10*[.B47]))" office:value-type="float" office:value="-10000">
            <text:p>-10000</text:p>
          </table:table-cell>
          <table:table-cell table:style-name="ce10" table:formula="oooc:=(bitrate * 1000) -(1/(11*[.B47]))" office:value-type="float" office:value="-8181.81818181818">
            <text:p>-8182</text:p>
          </table:table-cell>
          <table:table-cell table:style-name="ce10" table:formula="oooc:=(bitrate * 1000) -(1/(12*[.B47]))" office:value-type="float" office:value="-6666.66666666667">
            <text:p>-6667</text:p>
          </table:table-cell>
          <table:table-cell table:style-name="ce10" table:formula="oooc:=(bitrate * 1000) -(1/(13*[.B47]))" office:value-type="float" office:value="-5384.61538461539">
            <text:p>-5385</text:p>
          </table:table-cell>
          <table:table-cell table:style-name="ce10" table:formula="oooc:=(bitrate * 1000) -(1/(14*[.B47]))" office:value-type="float" office:value="-4285.71428571429">
            <text:p>-4286</text:p>
          </table:table-cell>
          <table:table-cell table:style-name="ce10" table:formula="oooc:=(bitrate * 1000) -(1/(15*[.B47]))" office:value-type="float" office:value="-3333.33333333333">
            <text:p>-3333</text:p>
          </table:table-cell>
          <table:table-cell table:style-name="ce10" table:formula="oooc:=(bitrate * 1000) -(1/(16*[.B47]))" office:value-type="float" office:value="-2500">
            <text:p>-2500</text:p>
          </table:table-cell>
          <table:table-cell table:style-name="ce10" table:formula="oooc:=(bitrate * 1000) -(1/(17*[.B47]))" office:value-type="float" office:value="-1764.70588235294">
            <text:p>-1765</text:p>
          </table:table-cell>
          <table:table-cell table:style-name="ce10" table:formula="oooc:=(bitrate * 1000) -(1/(18*[.B47]))" office:value-type="float" office:value="-1111.11111111111">
            <text:p>-1111</text:p>
          </table:table-cell>
          <table:table-cell table:style-name="ce10" table:formula="oooc:=(bitrate * 1000) -(1/(19*[.B47]))" office:value-type="float" office:value="-526.315789473685">
            <text:p>-526</text:p>
          </table:table-cell>
          <table:table-cell table:style-name="ce10" table:formula="oooc:=(bitrate * 1000) -(1/(20*[.B47]))" office:value-type="float" office:value="0">
            <text:p>0</text:p>
          </table:table-cell>
          <table:table-cell table:style-name="ce10" table:formula="oooc:=(bitrate * 1000) -(1/(21*[.B47]))" office:value-type="float" office:value="476.190476190475">
            <text:p>476</text:p>
          </table:table-cell>
          <table:table-cell table:style-name="ce10" table:formula="oooc:=(bitrate * 1000) -(1/(22*[.B47]))" office:value-type="float" office:value="909.090909090908">
            <text:p>909</text:p>
          </table:table-cell>
          <table:table-cell table:style-name="ce10" table:formula="oooc:=(bitrate * 1000) -(1/(23*[.B47]))" office:value-type="float" office:value="1304.34782608696">
            <text:p>1304</text:p>
          </table:table-cell>
          <table:table-cell table:style-name="ce10" table:formula="oooc:=(bitrate * 1000) -(1/(24*[.B47]))" office:value-type="float" office:value="1666.66666666667">
            <text:p>1667</text:p>
          </table:table-cell>
          <table:table-cell table:style-name="ce10" table:formula="oooc:=(bitrate * 1000) -(1/(25*[.B47]))" office:value-type="float" office:value="2000">
            <text:p>2000</text:p>
          </table:table-cell>
          <table:table-cell table:number-columns-repeated="232"/>
        </table:table-row>
        <table:table-row table:style-name="ro1">
          <table:table-cell office:value-type="float" office:value="40">
            <text:p>40</text:p>
          </table:table-cell>
          <table:table-cell table:formula="oooc:=(1+[.A48])*(1/(frequency*1000000))" office:value-type="float" office:value="0.000005125">
            <text:p>5,13E-06</text:p>
          </table:table-cell>
          <table:table-cell table:style-name="ce12" table:formula="oooc:=(bitrate * 1000) - ( 1/(4*[.B48]))" office:value-type="float" office:value="-38780.487804878">
            <text:p>-38780</text:p>
          </table:table-cell>
          <table:table-cell table:style-name="ce12" table:formula="oooc:=(bitrate * 1000) -(1/(5*[.B48]))" office:value-type="float" office:value="-29024.3902439024">
            <text:p>-29024</text:p>
          </table:table-cell>
          <table:table-cell table:style-name="ce12" table:formula="oooc:=(bitrate * 1000) -(1/(6*[.B48]))" office:value-type="float" office:value="-22520.325203252">
            <text:p>-22520</text:p>
          </table:table-cell>
          <table:table-cell table:style-name="ce12" table:formula="oooc:=(bitrate * 1000) -(1/(7*[.B48]))" office:value-type="float" office:value="-17874.5644599303">
            <text:p>-17875</text:p>
          </table:table-cell>
          <table:table-cell table:style-name="ce10" table:formula="oooc:=(bitrate * 1000) -(1/(8*[.B48]))" office:value-type="float" office:value="-14390.243902439">
            <text:p>-14390</text:p>
          </table:table-cell>
          <table:table-cell table:style-name="ce10" table:formula="oooc:=(bitrate * 1000) -(1/(9*[.B48]))" office:value-type="float" office:value="-11680.216802168">
            <text:p>-11680</text:p>
          </table:table-cell>
          <table:table-cell table:style-name="ce10" table:formula="oooc:=(bitrate * 1000) -(1/(10*[.B48]))" office:value-type="float" office:value="-9512.19512195122">
            <text:p>-9512</text:p>
          </table:table-cell>
          <table:table-cell table:style-name="ce10" table:formula="oooc:=(bitrate * 1000) -(1/(11*[.B48]))" office:value-type="float" office:value="-7738.35920177383">
            <text:p>-7738</text:p>
          </table:table-cell>
          <table:table-cell table:style-name="ce10" table:formula="oooc:=(bitrate * 1000) -(1/(12*[.B48]))" office:value-type="float" office:value="-6260.16260162601">
            <text:p>-6260</text:p>
          </table:table-cell>
          <table:table-cell table:style-name="ce10" table:formula="oooc:=(bitrate * 1000) -(1/(13*[.B48]))" office:value-type="float" office:value="-5009.3808630394">
            <text:p>-5009</text:p>
          </table:table-cell>
          <table:table-cell table:style-name="ce10" table:formula="oooc:=(bitrate * 1000) -(1/(14*[.B48]))" office:value-type="float" office:value="-3937.28222996516">
            <text:p>-3937</text:p>
          </table:table-cell>
          <table:table-cell table:style-name="ce10" table:formula="oooc:=(bitrate * 1000) -(1/(15*[.B48]))" office:value-type="float" office:value="-3008.13008130081">
            <text:p>-3008</text:p>
          </table:table-cell>
          <table:table-cell table:style-name="ce10" table:formula="oooc:=(bitrate * 1000) -(1/(16*[.B48]))" office:value-type="float" office:value="-2195.12195121951">
            <text:p>-2195</text:p>
          </table:table-cell>
          <table:table-cell table:style-name="ce10" table:formula="oooc:=(bitrate * 1000) -(1/(17*[.B48]))" office:value-type="float" office:value="-1477.76183644189">
            <text:p>-1478</text:p>
          </table:table-cell>
          <table:table-cell table:style-name="ce10" table:formula="oooc:=(bitrate * 1000) -(1/(18*[.B48]))" office:value-type="float" office:value="-840.10840108401">
            <text:p>-840</text:p>
          </table:table-cell>
          <table:table-cell table:style-name="ce10" table:formula="oooc:=(bitrate * 1000) -(1/(19*[.B48]))" office:value-type="float" office:value="-269.576379974327">
            <text:p>-270</text:p>
          </table:table-cell>
          <table:table-cell table:style-name="ce10" table:formula="oooc:=(bitrate * 1000) -(1/(20*[.B48]))" office:value-type="float" office:value="243.90243902439">
            <text:p>244</text:p>
          </table:table-cell>
          <table:table-cell table:style-name="ce10" table:formula="oooc:=(bitrate * 1000) -(1/(21*[.B48]))" office:value-type="float" office:value="708.478513356562">
            <text:p>708</text:p>
          </table:table-cell>
          <table:table-cell table:style-name="ce10" table:formula="oooc:=(bitrate * 1000) -(1/(22*[.B48]))" office:value-type="float" office:value="1130.82039911308">
            <text:p>1131</text:p>
          </table:table-cell>
          <table:table-cell table:style-name="ce10" table:formula="oooc:=(bitrate * 1000) -(1/(23*[.B48]))" office:value-type="float" office:value="1516.43690349947">
            <text:p>1516</text:p>
          </table:table-cell>
          <table:table-cell table:style-name="ce10" table:formula="oooc:=(bitrate * 1000) -(1/(24*[.B48]))" office:value-type="float" office:value="1869.91869918699">
            <text:p>1870</text:p>
          </table:table-cell>
          <table:table-cell table:style-name="ce10" table:formula="oooc:=(bitrate * 1000) -(1/(25*[.B48]))" office:value-type="float" office:value="2195.12195121951">
            <text:p>2195</text:p>
          </table:table-cell>
          <table:table-cell table:number-columns-repeated="232"/>
        </table:table-row>
        <table:table-row table:style-name="ro1">
          <table:table-cell office:value-type="float" office:value="41">
            <text:p>41</text:p>
          </table:table-cell>
          <table:table-cell table:formula="oooc:=(1+[.A49])*(1/(frequency*1000000))" office:value-type="float" office:value="0.00000525">
            <text:p>5,25E-06</text:p>
          </table:table-cell>
          <table:table-cell table:style-name="ce12" table:formula="oooc:=(bitrate * 1000) - ( 1/(4*[.B49]))" office:value-type="float" office:value="-37619.0476190476">
            <text:p>-37619</text:p>
          </table:table-cell>
          <table:table-cell table:style-name="ce12" table:formula="oooc:=(bitrate * 1000) -(1/(5*[.B49]))" office:value-type="float" office:value="-28095.2380952381">
            <text:p>-28095</text:p>
          </table:table-cell>
          <table:table-cell table:style-name="ce12" table:formula="oooc:=(bitrate * 1000) -(1/(6*[.B49]))" office:value-type="float" office:value="-21746.0317460317">
            <text:p>-21746</text:p>
          </table:table-cell>
          <table:table-cell table:style-name="ce12" table:formula="oooc:=(bitrate * 1000) -(1/(7*[.B49]))" office:value-type="float" office:value="-17210.8843537415">
            <text:p>-17211</text:p>
          </table:table-cell>
          <table:table-cell table:style-name="ce10" table:formula="oooc:=(bitrate * 1000) -(1/(8*[.B49]))" office:value-type="float" office:value="-13809.5238095238">
            <text:p>-13810</text:p>
          </table:table-cell>
          <table:table-cell table:style-name="ce10" table:formula="oooc:=(bitrate * 1000) -(1/(9*[.B49]))" office:value-type="float" office:value="-11164.0211640212">
            <text:p>-11164</text:p>
          </table:table-cell>
          <table:table-cell table:style-name="ce10" table:formula="oooc:=(bitrate * 1000) -(1/(10*[.B49]))" office:value-type="float" office:value="-9047.61904761905">
            <text:p>-9048</text:p>
          </table:table-cell>
          <table:table-cell table:style-name="ce10" table:formula="oooc:=(bitrate * 1000) -(1/(11*[.B49]))" office:value-type="float" office:value="-7316.01731601732">
            <text:p>-7316</text:p>
          </table:table-cell>
          <table:table-cell table:style-name="ce10" table:formula="oooc:=(bitrate * 1000) -(1/(12*[.B49]))" office:value-type="float" office:value="-5873.01587301587">
            <text:p>-5873</text:p>
          </table:table-cell>
          <table:table-cell table:style-name="ce10" table:formula="oooc:=(bitrate * 1000) -(1/(13*[.B49]))" office:value-type="float" office:value="-4652.01465201465">
            <text:p>-4652</text:p>
          </table:table-cell>
          <table:table-cell table:style-name="ce10" table:formula="oooc:=(bitrate * 1000) -(1/(14*[.B49]))" office:value-type="float" office:value="-3605.44217687075">
            <text:p>-3605</text:p>
          </table:table-cell>
          <table:table-cell table:style-name="ce10" table:formula="oooc:=(bitrate * 1000) -(1/(15*[.B49]))" office:value-type="float" office:value="-2698.4126984127">
            <text:p>-2698</text:p>
          </table:table-cell>
          <table:table-cell table:style-name="ce10" table:formula="oooc:=(bitrate * 1000) -(1/(16*[.B49]))" office:value-type="float" office:value="-1904.7619047619">
            <text:p>-1905</text:p>
          </table:table-cell>
          <table:table-cell table:style-name="ce10" table:formula="oooc:=(bitrate * 1000) -(1/(17*[.B49]))" office:value-type="float" office:value="-1204.48179271709">
            <text:p>-1204</text:p>
          </table:table-cell>
          <table:table-cell table:style-name="ce10" table:formula="oooc:=(bitrate * 1000) -(1/(18*[.B49]))" office:value-type="float" office:value="-582.010582010584">
            <text:p>-582</text:p>
          </table:table-cell>
          <table:table-cell table:style-name="ce10" table:formula="oooc:=(bitrate * 1000) -(1/(19*[.B49]))" office:value-type="float" office:value="-25.0626566416049">
            <text:p>-25</text:p>
          </table:table-cell>
          <table:table-cell table:style-name="ce10" table:formula="oooc:=(bitrate * 1000) -(1/(20*[.B49]))" office:value-type="float" office:value="476.190476190475">
            <text:p>476</text:p>
          </table:table-cell>
          <table:table-cell table:style-name="ce10" table:formula="oooc:=(bitrate * 1000) -(1/(21*[.B49]))" office:value-type="float" office:value="929.705215419501">
            <text:p>930</text:p>
          </table:table-cell>
          <table:table-cell table:style-name="ce10" table:formula="oooc:=(bitrate * 1000) -(1/(22*[.B49]))" office:value-type="float" office:value="1341.99134199134">
            <text:p>1342</text:p>
          </table:table-cell>
          <table:table-cell table:style-name="ce10" table:formula="oooc:=(bitrate * 1000) -(1/(23*[.B49]))" office:value-type="float" office:value="1718.4265010352">
            <text:p>1718</text:p>
          </table:table-cell>
          <table:table-cell table:style-name="ce10" table:formula="oooc:=(bitrate * 1000) -(1/(24*[.B49]))" office:value-type="float" office:value="2063.49206349206">
            <text:p>2063</text:p>
          </table:table-cell>
          <table:table-cell table:style-name="ce10" table:formula="oooc:=(bitrate * 1000) -(1/(25*[.B49]))" office:value-type="float" office:value="2380.95238095238">
            <text:p>2381</text:p>
          </table:table-cell>
          <table:table-cell table:number-columns-repeated="232"/>
        </table:table-row>
        <table:table-row table:style-name="ro1">
          <table:table-cell office:value-type="float" office:value="42">
            <text:p>42</text:p>
          </table:table-cell>
          <table:table-cell table:formula="oooc:=(1+[.A50])*(1/(frequency*1000000))" office:value-type="float" office:value="0.000005375">
            <text:p>5,38E-06</text:p>
          </table:table-cell>
          <table:table-cell table:style-name="ce12" table:formula="oooc:=(bitrate * 1000) - ( 1/(4*[.B50]))" office:value-type="float" office:value="-36511.6279069767">
            <text:p>-36512</text:p>
          </table:table-cell>
          <table:table-cell table:style-name="ce12" table:formula="oooc:=(bitrate * 1000) -(1/(5*[.B50]))" office:value-type="float" office:value="-27209.3023255814">
            <text:p>-27209</text:p>
          </table:table-cell>
          <table:table-cell table:style-name="ce12" table:formula="oooc:=(bitrate * 1000) -(1/(6*[.B50]))" office:value-type="float" office:value="-21007.7519379845">
            <text:p>-21008</text:p>
          </table:table-cell>
          <table:table-cell table:style-name="ce12" table:formula="oooc:=(bitrate * 1000) -(1/(7*[.B50]))" office:value-type="float" office:value="-16578.073089701">
            <text:p>-16578</text:p>
          </table:table-cell>
          <table:table-cell table:style-name="ce10" table:formula="oooc:=(bitrate * 1000) -(1/(8*[.B50]))" office:value-type="float" office:value="-13255.8139534884">
            <text:p>-13256</text:p>
          </table:table-cell>
          <table:table-cell table:style-name="ce10" table:formula="oooc:=(bitrate * 1000) -(1/(9*[.B50]))" office:value-type="float" office:value="-10671.834625323">
            <text:p>-10672</text:p>
          </table:table-cell>
          <table:table-cell table:style-name="ce10" table:formula="oooc:=(bitrate * 1000) -(1/(10*[.B50]))" office:value-type="float" office:value="-8604.6511627907">
            <text:p>-8605</text:p>
          </table:table-cell>
          <table:table-cell table:style-name="ce10" table:formula="oooc:=(bitrate * 1000) -(1/(11*[.B50]))" office:value-type="float" office:value="-6913.31923890064">
            <text:p>-6913</text:p>
          </table:table-cell>
          <table:table-cell table:style-name="ce10" table:formula="oooc:=(bitrate * 1000) -(1/(12*[.B50]))" office:value-type="float" office:value="-5503.87596899225">
            <text:p>-5504</text:p>
          </table:table-cell>
          <table:table-cell table:style-name="ce10" table:formula="oooc:=(bitrate * 1000) -(1/(13*[.B50]))" office:value-type="float" office:value="-4311.27012522362">
            <text:p>-4311</text:p>
          </table:table-cell>
          <table:table-cell table:style-name="ce10" table:formula="oooc:=(bitrate * 1000) -(1/(14*[.B50]))" office:value-type="float" office:value="-3289.0365448505">
            <text:p>-3289</text:p>
          </table:table-cell>
          <table:table-cell table:style-name="ce10" table:formula="oooc:=(bitrate * 1000) -(1/(15*[.B50]))" office:value-type="float" office:value="-2403.1007751938">
            <text:p>-2403</text:p>
          </table:table-cell>
          <table:table-cell table:style-name="ce10" table:formula="oooc:=(bitrate * 1000) -(1/(16*[.B50]))" office:value-type="float" office:value="-1627.90697674419">
            <text:p>-1628</text:p>
          </table:table-cell>
          <table:table-cell table:style-name="ce10" table:formula="oooc:=(bitrate * 1000) -(1/(17*[.B50]))" office:value-type="float" office:value="-943.912448700412">
            <text:p>-944</text:p>
          </table:table-cell>
          <table:table-cell table:style-name="ce10" table:formula="oooc:=(bitrate * 1000) -(1/(18*[.B50]))" office:value-type="float" office:value="-335.917312661499">
            <text:p>-336</text:p>
          </table:table-cell>
          <table:table-cell table:style-name="ce10" table:formula="oooc:=(bitrate * 1000) -(1/(19*[.B50]))" office:value-type="float" office:value="208.078335373317">
            <text:p>208</text:p>
          </table:table-cell>
          <table:table-cell table:style-name="ce10" table:formula="oooc:=(bitrate * 1000) -(1/(20*[.B50]))" office:value-type="float" office:value="697.674418604649">
            <text:p>698</text:p>
          </table:table-cell>
          <table:table-cell table:style-name="ce10" table:formula="oooc:=(bitrate * 1000) -(1/(21*[.B50]))" office:value-type="float" office:value="1140.642303433">
            <text:p>1141</text:p>
          </table:table-cell>
          <table:table-cell table:style-name="ce10" table:formula="oooc:=(bitrate * 1000) -(1/(22*[.B50]))" office:value-type="float" office:value="1543.34038054968">
            <text:p>1543</text:p>
          </table:table-cell>
          <table:table-cell table:style-name="ce10" table:formula="oooc:=(bitrate * 1000) -(1/(23*[.B50]))" office:value-type="float" office:value="1911.02123356926">
            <text:p>1911</text:p>
          </table:table-cell>
          <table:table-cell table:style-name="ce10" table:formula="oooc:=(bitrate * 1000) -(1/(24*[.B50]))" office:value-type="float" office:value="2248.06201550387">
            <text:p>2248</text:p>
          </table:table-cell>
          <table:table-cell table:style-name="ce10" table:formula="oooc:=(bitrate * 1000) -(1/(25*[.B50]))" office:value-type="float" office:value="2558.13953488372">
            <text:p>2558</text:p>
          </table:table-cell>
          <table:table-cell table:number-columns-repeated="232"/>
        </table:table-row>
        <table:table-row table:style-name="ro1">
          <table:table-cell office:value-type="float" office:value="43">
            <text:p>43</text:p>
          </table:table-cell>
          <table:table-cell table:formula="oooc:=(1+[.A51])*(1/(frequency*1000000))" office:value-type="float" office:value="0.0000055">
            <text:p>5,50E-06</text:p>
          </table:table-cell>
          <table:table-cell table:style-name="ce12" table:formula="oooc:=(bitrate * 1000) - ( 1/(4*[.B51]))" office:value-type="float" office:value="-35454.5454545455">
            <text:p>-35455</text:p>
          </table:table-cell>
          <table:table-cell table:style-name="ce12" table:formula="oooc:=(bitrate * 1000) -(1/(5*[.B51]))" office:value-type="float" office:value="-26363.6363636364">
            <text:p>-26364</text:p>
          </table:table-cell>
          <table:table-cell table:style-name="ce12" table:formula="oooc:=(bitrate * 1000) -(1/(6*[.B51]))" office:value-type="float" office:value="-20303.0303030303">
            <text:p>-20303</text:p>
          </table:table-cell>
          <table:table-cell table:style-name="ce12" table:formula="oooc:=(bitrate * 1000) -(1/(7*[.B51]))" office:value-type="float" office:value="-15974.025974026">
            <text:p>-15974</text:p>
          </table:table-cell>
          <table:table-cell table:style-name="ce10" table:formula="oooc:=(bitrate * 1000) -(1/(8*[.B51]))" office:value-type="float" office:value="-12727.2727272727">
            <text:p>-12727</text:p>
          </table:table-cell>
          <table:table-cell table:style-name="ce10" table:formula="oooc:=(bitrate * 1000) -(1/(9*[.B51]))" office:value-type="float" office:value="-10202.0202020202">
            <text:p>-10202</text:p>
          </table:table-cell>
          <table:table-cell table:style-name="ce10" table:formula="oooc:=(bitrate * 1000) -(1/(10*[.B51]))" office:value-type="float" office:value="-8181.81818181818">
            <text:p>-8182</text:p>
          </table:table-cell>
          <table:table-cell table:style-name="ce10" table:formula="oooc:=(bitrate * 1000) -(1/(11*[.B51]))" office:value-type="float" office:value="-6528.92561983471">
            <text:p>-6529</text:p>
          </table:table-cell>
          <table:table-cell table:style-name="ce10" table:formula="oooc:=(bitrate * 1000) -(1/(12*[.B51]))" office:value-type="float" office:value="-5151.51515151515">
            <text:p>-5152</text:p>
          </table:table-cell>
          <table:table-cell table:style-name="ce10" table:formula="oooc:=(bitrate * 1000) -(1/(13*[.B51]))" office:value-type="float" office:value="-3986.01398601399">
            <text:p>-3986</text:p>
          </table:table-cell>
          <table:table-cell table:style-name="ce10" table:formula="oooc:=(bitrate * 1000) -(1/(14*[.B51]))" office:value-type="float" office:value="-2987.01298701299">
            <text:p>-2987</text:p>
          </table:table-cell>
          <table:table-cell table:style-name="ce10" table:formula="oooc:=(bitrate * 1000) -(1/(15*[.B51]))" office:value-type="float" office:value="-2121.21212121212">
            <text:p>-2121</text:p>
          </table:table-cell>
          <table:table-cell table:style-name="ce10" table:formula="oooc:=(bitrate * 1000) -(1/(16*[.B51]))" office:value-type="float" office:value="-1363.63636363636">
            <text:p>-1364</text:p>
          </table:table-cell>
          <table:table-cell table:style-name="ce10" table:formula="oooc:=(bitrate * 1000) -(1/(17*[.B51]))" office:value-type="float" office:value="-695.187165775402">
            <text:p>-695</text:p>
          </table:table-cell>
          <table:table-cell table:style-name="ce10" table:formula="oooc:=(bitrate * 1000) -(1/(18*[.B51]))" office:value-type="float" office:value="-101.010101010103">
            <text:p>-101</text:p>
          </table:table-cell>
          <table:table-cell table:style-name="ce10" table:formula="oooc:=(bitrate * 1000) -(1/(19*[.B51]))" office:value-type="float" office:value="430.622009569377">
            <text:p>431</text:p>
          </table:table-cell>
          <table:table-cell table:style-name="ce10" table:formula="oooc:=(bitrate * 1000) -(1/(20*[.B51]))" office:value-type="float" office:value="909.090909090908">
            <text:p>909</text:p>
          </table:table-cell>
          <table:table-cell table:style-name="ce10" table:formula="oooc:=(bitrate * 1000) -(1/(21*[.B51]))" office:value-type="float" office:value="1341.99134199134">
            <text:p>1342</text:p>
          </table:table-cell>
          <table:table-cell table:style-name="ce10" table:formula="oooc:=(bitrate * 1000) -(1/(22*[.B51]))" office:value-type="float" office:value="1735.53719008264">
            <text:p>1736</text:p>
          </table:table-cell>
          <table:table-cell table:style-name="ce10" table:formula="oooc:=(bitrate * 1000) -(1/(23*[.B51]))" office:value-type="float" office:value="2094.86166007905">
            <text:p>2095</text:p>
          </table:table-cell>
          <table:table-cell table:style-name="ce10" table:formula="oooc:=(bitrate * 1000) -(1/(24*[.B51]))" office:value-type="float" office:value="2424.24242424242">
            <text:p>2424</text:p>
          </table:table-cell>
          <table:table-cell table:style-name="ce10" table:formula="oooc:=(bitrate * 1000) -(1/(25*[.B51]))" office:value-type="float" office:value="2727.27272727273">
            <text:p>2727</text:p>
          </table:table-cell>
          <table:table-cell table:number-columns-repeated="232"/>
        </table:table-row>
        <table:table-row table:style-name="ro1">
          <table:table-cell office:value-type="float" office:value="44">
            <text:p>44</text:p>
          </table:table-cell>
          <table:table-cell table:formula="oooc:=(1+[.A52])*(1/(frequency*1000000))" office:value-type="float" office:value="0.000005625">
            <text:p>5,63E-06</text:p>
          </table:table-cell>
          <table:table-cell table:style-name="ce12" table:formula="oooc:=(bitrate * 1000) - ( 1/(4*[.B52]))" office:value-type="float" office:value="-34444.4444444444">
            <text:p>-34444</text:p>
          </table:table-cell>
          <table:table-cell table:style-name="ce12" table:formula="oooc:=(bitrate * 1000) -(1/(5*[.B52]))" office:value-type="float" office:value="-25555.5555555556">
            <text:p>-25556</text:p>
          </table:table-cell>
          <table:table-cell table:style-name="ce12" table:formula="oooc:=(bitrate * 1000) -(1/(6*[.B52]))" office:value-type="float" office:value="-19629.6296296296">
            <text:p>-19630</text:p>
          </table:table-cell>
          <table:table-cell table:style-name="ce12" table:formula="oooc:=(bitrate * 1000) -(1/(7*[.B52]))" office:value-type="float" office:value="-15396.8253968254">
            <text:p>-15397</text:p>
          </table:table-cell>
          <table:table-cell table:style-name="ce10" table:formula="oooc:=(bitrate * 1000) -(1/(8*[.B52]))" office:value-type="float" office:value="-12222.2222222222">
            <text:p>-12222</text:p>
          </table:table-cell>
          <table:table-cell table:style-name="ce10" table:formula="oooc:=(bitrate * 1000) -(1/(9*[.B52]))" office:value-type="float" office:value="-9753.08641975309">
            <text:p>-9753</text:p>
          </table:table-cell>
          <table:table-cell table:style-name="ce10" table:formula="oooc:=(bitrate * 1000) -(1/(10*[.B52]))" office:value-type="float" office:value="-7777.77777777778">
            <text:p>-7778</text:p>
          </table:table-cell>
          <table:table-cell table:style-name="ce10" table:formula="oooc:=(bitrate * 1000) -(1/(11*[.B52]))" office:value-type="float" office:value="-6161.61616161616">
            <text:p>-6162</text:p>
          </table:table-cell>
          <table:table-cell table:style-name="ce10" table:formula="oooc:=(bitrate * 1000) -(1/(12*[.B52]))" office:value-type="float" office:value="-4814.81481481482">
            <text:p>-4815</text:p>
          </table:table-cell>
          <table:table-cell table:style-name="ce10" table:formula="oooc:=(bitrate * 1000) -(1/(13*[.B52]))" office:value-type="float" office:value="-3675.21367521368">
            <text:p>-3675</text:p>
          </table:table-cell>
          <table:table-cell table:style-name="ce10" table:formula="oooc:=(bitrate * 1000) -(1/(14*[.B52]))" office:value-type="float" office:value="-2698.4126984127">
            <text:p>-2698</text:p>
          </table:table-cell>
          <table:table-cell table:style-name="ce10" table:formula="oooc:=(bitrate * 1000) -(1/(15*[.B52]))" office:value-type="float" office:value="-1851.85185185185">
            <text:p>-1852</text:p>
          </table:table-cell>
          <table:table-cell table:style-name="ce10" table:formula="oooc:=(bitrate * 1000) -(1/(16*[.B52]))" office:value-type="float" office:value="-1111.11111111111">
            <text:p>-1111</text:p>
          </table:table-cell>
          <table:table-cell table:style-name="ce10" table:formula="oooc:=(bitrate * 1000) -(1/(17*[.B52]))" office:value-type="float" office:value="-457.516339869282">
            <text:p>-458</text:p>
          </table:table-cell>
          <table:table-cell table:style-name="ce10" table:formula="oooc:=(bitrate * 1000) -(1/(18*[.B52]))" office:value-type="float" office:value="123.456790123457">
            <text:p>123</text:p>
          </table:table-cell>
          <table:table-cell table:style-name="ce10" table:formula="oooc:=(bitrate * 1000) -(1/(19*[.B52]))" office:value-type="float" office:value="643.274853801169">
            <text:p>643</text:p>
          </table:table-cell>
          <table:table-cell table:style-name="ce10" table:formula="oooc:=(bitrate * 1000) -(1/(20*[.B52]))" office:value-type="float" office:value="1111.11111111111">
            <text:p>1111</text:p>
          </table:table-cell>
          <table:table-cell table:style-name="ce10" table:formula="oooc:=(bitrate * 1000) -(1/(21*[.B52]))" office:value-type="float" office:value="1534.39153439153">
            <text:p>1534</text:p>
          </table:table-cell>
          <table:table-cell table:style-name="ce10" table:formula="oooc:=(bitrate * 1000) -(1/(22*[.B52]))" office:value-type="float" office:value="1919.19191919192">
            <text:p>1919</text:p>
          </table:table-cell>
          <table:table-cell table:style-name="ce10" table:formula="oooc:=(bitrate * 1000) -(1/(23*[.B52]))" office:value-type="float" office:value="2270.53140096618">
            <text:p>2271</text:p>
          </table:table-cell>
          <table:table-cell table:style-name="ce10" table:formula="oooc:=(bitrate * 1000) -(1/(24*[.B52]))" office:value-type="float" office:value="2592.59259259259">
            <text:p>2593</text:p>
          </table:table-cell>
          <table:table-cell table:style-name="ce10" table:formula="oooc:=(bitrate * 1000) -(1/(25*[.B52]))" office:value-type="float" office:value="2888.88888888889">
            <text:p>2889</text:p>
          </table:table-cell>
          <table:table-cell table:number-columns-repeated="232"/>
        </table:table-row>
        <table:table-row table:style-name="ro1">
          <table:table-cell office:value-type="float" office:value="45">
            <text:p>45</text:p>
          </table:table-cell>
          <table:table-cell table:formula="oooc:=(1+[.A53])*(1/(frequency*1000000))" office:value-type="float" office:value="0.00000575">
            <text:p>5,75E-06</text:p>
          </table:table-cell>
          <table:table-cell table:style-name="ce12" table:formula="oooc:=(bitrate * 1000) - ( 1/(4*[.B53]))" office:value-type="float" office:value="-33478.2608695652">
            <text:p>-33478</text:p>
          </table:table-cell>
          <table:table-cell table:style-name="ce12" table:formula="oooc:=(bitrate * 1000) -(1/(5*[.B53]))" office:value-type="float" office:value="-24782.6086956522">
            <text:p>-24783</text:p>
          </table:table-cell>
          <table:table-cell table:style-name="ce12" table:formula="oooc:=(bitrate * 1000) -(1/(6*[.B53]))" office:value-type="float" office:value="-18985.5072463768">
            <text:p>-18986</text:p>
          </table:table-cell>
          <table:table-cell table:style-name="ce12" table:formula="oooc:=(bitrate * 1000) -(1/(7*[.B53]))" office:value-type="float" office:value="-14844.7204968944">
            <text:p>-14845</text:p>
          </table:table-cell>
          <table:table-cell table:style-name="ce10" table:formula="oooc:=(bitrate * 1000) -(1/(8*[.B53]))" office:value-type="float" office:value="-11739.1304347826">
            <text:p>-11739</text:p>
          </table:table-cell>
          <table:table-cell table:style-name="ce10" table:formula="oooc:=(bitrate * 1000) -(1/(9*[.B53]))" office:value-type="float" office:value="-9323.67149758454">
            <text:p>-9324</text:p>
          </table:table-cell>
          <table:table-cell table:style-name="ce10" table:formula="oooc:=(bitrate * 1000) -(1/(10*[.B53]))" office:value-type="float" office:value="-7391.30434782609">
            <text:p>-7391</text:p>
          </table:table-cell>
          <table:table-cell table:style-name="ce10" table:formula="oooc:=(bitrate * 1000) -(1/(11*[.B53]))" office:value-type="float" office:value="-5810.2766798419">
            <text:p>-5810</text:p>
          </table:table-cell>
          <table:table-cell table:style-name="ce10" table:formula="oooc:=(bitrate * 1000) -(1/(12*[.B53]))" office:value-type="float" office:value="-4492.75362318841">
            <text:p>-4493</text:p>
          </table:table-cell>
          <table:table-cell table:style-name="ce10" table:formula="oooc:=(bitrate * 1000) -(1/(13*[.B53]))" office:value-type="float" office:value="-3377.92642140468">
            <text:p>-3378</text:p>
          </table:table-cell>
          <table:table-cell table:style-name="ce10" table:formula="oooc:=(bitrate * 1000) -(1/(14*[.B53]))" office:value-type="float" office:value="-2422.3602484472">
            <text:p>-2422</text:p>
          </table:table-cell>
          <table:table-cell table:style-name="ce10" table:formula="oooc:=(bitrate * 1000) -(1/(15*[.B53]))" office:value-type="float" office:value="-1594.20289855073">
            <text:p>-1594</text:p>
          </table:table-cell>
          <table:table-cell table:style-name="ce10" table:formula="oooc:=(bitrate * 1000) -(1/(16*[.B53]))" office:value-type="float" office:value="-869.565217391304">
            <text:p>-870</text:p>
          </table:table-cell>
          <table:table-cell table:style-name="ce10" table:formula="oooc:=(bitrate * 1000) -(1/(17*[.B53]))" office:value-type="float" office:value="-230.179028132992">
            <text:p>-230</text:p>
          </table:table-cell>
          <table:table-cell table:style-name="ce10" table:formula="oooc:=(bitrate * 1000) -(1/(18*[.B53]))" office:value-type="float" office:value="338.164251207729">
            <text:p>338</text:p>
          </table:table-cell>
          <table:table-cell table:style-name="ce10" table:formula="oooc:=(bitrate * 1000) -(1/(19*[.B53]))" office:value-type="float" office:value="846.681922196796">
            <text:p>847</text:p>
          </table:table-cell>
          <table:table-cell table:style-name="ce10" table:formula="oooc:=(bitrate * 1000) -(1/(20*[.B53]))" office:value-type="float" office:value="1304.34782608696">
            <text:p>1304</text:p>
          </table:table-cell>
          <table:table-cell table:style-name="ce10" table:formula="oooc:=(bitrate * 1000) -(1/(21*[.B53]))" office:value-type="float" office:value="1718.4265010352">
            <text:p>1718</text:p>
          </table:table-cell>
          <table:table-cell table:style-name="ce10" table:formula="oooc:=(bitrate * 1000) -(1/(22*[.B53]))" office:value-type="float" office:value="2094.86166007905">
            <text:p>2095</text:p>
          </table:table-cell>
          <table:table-cell table:style-name="ce10" table:formula="oooc:=(bitrate * 1000) -(1/(23*[.B53]))" office:value-type="float" office:value="2438.56332703214">
            <text:p>2439</text:p>
          </table:table-cell>
          <table:table-cell table:style-name="ce10" table:formula="oooc:=(bitrate * 1000) -(1/(24*[.B53]))" office:value-type="float" office:value="2753.6231884058">
            <text:p>2754</text:p>
          </table:table-cell>
          <table:table-cell table:style-name="ce10" table:formula="oooc:=(bitrate * 1000) -(1/(25*[.B53]))" office:value-type="float" office:value="3043.47826086956">
            <text:p>3043</text:p>
          </table:table-cell>
          <table:table-cell table:number-columns-repeated="232"/>
        </table:table-row>
        <table:table-row table:style-name="ro1">
          <table:table-cell office:value-type="float" office:value="46">
            <text:p>46</text:p>
          </table:table-cell>
          <table:table-cell table:formula="oooc:=(1+[.A54])*(1/(frequency*1000000))" office:value-type="float" office:value="0.000005875">
            <text:p>5,88E-06</text:p>
          </table:table-cell>
          <table:table-cell table:style-name="ce12" table:formula="oooc:=(bitrate * 1000) - ( 1/(4*[.B54]))" office:value-type="float" office:value="-32553.1914893617">
            <text:p>-32553</text:p>
          </table:table-cell>
          <table:table-cell table:style-name="ce12" table:formula="oooc:=(bitrate * 1000) -(1/(5*[.B54]))" office:value-type="float" office:value="-24042.5531914894">
            <text:p>-24043</text:p>
          </table:table-cell>
          <table:table-cell table:style-name="ce12" table:formula="oooc:=(bitrate * 1000) -(1/(6*[.B54]))" office:value-type="float" office:value="-18368.7943262411">
            <text:p>-18369</text:p>
          </table:table-cell>
          <table:table-cell table:style-name="ce12" table:formula="oooc:=(bitrate * 1000) -(1/(7*[.B54]))" office:value-type="float" office:value="-14316.1094224924">
            <text:p>-14316</text:p>
          </table:table-cell>
          <table:table-cell table:style-name="ce10" table:formula="oooc:=(bitrate * 1000) -(1/(8*[.B54]))" office:value-type="float" office:value="-11276.5957446809">
            <text:p>-11277</text:p>
          </table:table-cell>
          <table:table-cell table:style-name="ce10" table:formula="oooc:=(bitrate * 1000) -(1/(9*[.B54]))" office:value-type="float" office:value="-8912.52955082743">
            <text:p>-8913</text:p>
          </table:table-cell>
          <table:table-cell table:style-name="ce10" table:formula="oooc:=(bitrate * 1000) -(1/(10*[.B54]))" office:value-type="float" office:value="-7021.27659574468">
            <text:p>-7021</text:p>
          </table:table-cell>
          <table:table-cell table:style-name="ce10" table:formula="oooc:=(bitrate * 1000) -(1/(11*[.B54]))" office:value-type="float" office:value="-5473.88781431335">
            <text:p>-5474</text:p>
          </table:table-cell>
          <table:table-cell table:style-name="ce10" table:formula="oooc:=(bitrate * 1000) -(1/(12*[.B54]))" office:value-type="float" office:value="-4184.39716312057">
            <text:p>-4184</text:p>
          </table:table-cell>
          <table:table-cell table:style-name="ce10" table:formula="oooc:=(bitrate * 1000) -(1/(13*[.B54]))" office:value-type="float" office:value="-3093.28968903437">
            <text:p>-3093</text:p>
          </table:table-cell>
          <table:table-cell table:style-name="ce10" table:formula="oooc:=(bitrate * 1000) -(1/(14*[.B54]))" office:value-type="float" office:value="-2158.0547112462">
            <text:p>-2158</text:p>
          </table:table-cell>
          <table:table-cell table:style-name="ce10" table:formula="oooc:=(bitrate * 1000) -(1/(15*[.B54]))" office:value-type="float" office:value="-1347.51773049645">
            <text:p>-1348</text:p>
          </table:table-cell>
          <table:table-cell table:style-name="ce10" table:formula="oooc:=(bitrate * 1000) -(1/(16*[.B54]))" office:value-type="float" office:value="-638.297872340427">
            <text:p>-638</text:p>
          </table:table-cell>
          <table:table-cell table:style-name="ce10" table:formula="oooc:=(bitrate * 1000) -(1/(17*[.B54]))" office:value-type="float" office:value="-12.515644555695">
            <text:p>-13</text:p>
          </table:table-cell>
          <table:table-cell table:style-name="ce10" table:formula="oooc:=(bitrate * 1000) -(1/(18*[.B54]))" office:value-type="float" office:value="543.735224586288">
            <text:p>544</text:p>
          </table:table-cell>
          <table:table-cell table:style-name="ce10" table:formula="oooc:=(bitrate * 1000) -(1/(19*[.B54]))" office:value-type="float" office:value="1041.43337066069">
            <text:p>1041</text:p>
          </table:table-cell>
          <table:table-cell table:style-name="ce10" table:formula="oooc:=(bitrate * 1000) -(1/(20*[.B54]))" office:value-type="float" office:value="1489.36170212766">
            <text:p>1489</text:p>
          </table:table-cell>
          <table:table-cell table:style-name="ce10" table:formula="oooc:=(bitrate * 1000) -(1/(21*[.B54]))" office:value-type="float" office:value="1894.63019250253">
            <text:p>1895</text:p>
          </table:table-cell>
          <table:table-cell table:style-name="ce10" table:formula="oooc:=(bitrate * 1000) -(1/(22*[.B54]))" office:value-type="float" office:value="2263.05609284333">
            <text:p>2263</text:p>
          </table:table-cell>
          <table:table-cell table:style-name="ce10" table:formula="oooc:=(bitrate * 1000) -(1/(23*[.B54]))" office:value-type="float" office:value="2599.44495837188">
            <text:p>2599</text:p>
          </table:table-cell>
          <table:table-cell table:style-name="ce10" table:formula="oooc:=(bitrate * 1000) -(1/(24*[.B54]))" office:value-type="float" office:value="2907.80141843972">
            <text:p>2908</text:p>
          </table:table-cell>
          <table:table-cell table:style-name="ce10" table:formula="oooc:=(bitrate * 1000) -(1/(25*[.B54]))" office:value-type="float" office:value="3191.48936170213">
            <text:p>3191</text:p>
          </table:table-cell>
          <table:table-cell table:number-columns-repeated="232"/>
        </table:table-row>
        <table:table-row table:style-name="ro1">
          <table:table-cell office:value-type="float" office:value="47">
            <text:p>47</text:p>
          </table:table-cell>
          <table:table-cell table:formula="oooc:=(1+[.A55])*(1/(frequency*1000000))" office:value-type="float" office:value="0.000006">
            <text:p>6,00E-06</text:p>
          </table:table-cell>
          <table:table-cell table:style-name="ce12" table:formula="oooc:=(bitrate * 1000) - ( 1/(4*[.B55]))" office:value-type="float" office:value="-31666.6666666667">
            <text:p>-31667</text:p>
          </table:table-cell>
          <table:table-cell table:style-name="ce12" table:formula="oooc:=(bitrate * 1000) -(1/(5*[.B55]))" office:value-type="float" office:value="-23333.3333333333">
            <text:p>-23333</text:p>
          </table:table-cell>
          <table:table-cell table:style-name="ce12" table:formula="oooc:=(bitrate * 1000) -(1/(6*[.B55]))" office:value-type="float" office:value="-17777.7777777778">
            <text:p>-17778</text:p>
          </table:table-cell>
          <table:table-cell table:style-name="ce12" table:formula="oooc:=(bitrate * 1000) -(1/(7*[.B55]))" office:value-type="float" office:value="-13809.5238095238">
            <text:p>-13810</text:p>
          </table:table-cell>
          <table:table-cell table:style-name="ce10" table:formula="oooc:=(bitrate * 1000) -(1/(8*[.B55]))" office:value-type="float" office:value="-10833.3333333333">
            <text:p>-10833</text:p>
          </table:table-cell>
          <table:table-cell table:style-name="ce10" table:formula="oooc:=(bitrate * 1000) -(1/(9*[.B55]))" office:value-type="float" office:value="-8518.51851851852">
            <text:p>-8519</text:p>
          </table:table-cell>
          <table:table-cell table:style-name="ce10" table:formula="oooc:=(bitrate * 1000) -(1/(10*[.B55]))" office:value-type="float" office:value="-6666.66666666667">
            <text:p>-6667</text:p>
          </table:table-cell>
          <table:table-cell table:style-name="ce10" table:formula="oooc:=(bitrate * 1000) -(1/(11*[.B55]))" office:value-type="float" office:value="-5151.51515151515">
            <text:p>-5152</text:p>
          </table:table-cell>
          <table:table-cell table:style-name="ce10" table:formula="oooc:=(bitrate * 1000) -(1/(12*[.B55]))" office:value-type="float" office:value="-3888.88888888889">
            <text:p>-3889</text:p>
          </table:table-cell>
          <table:table-cell table:style-name="ce10" table:formula="oooc:=(bitrate * 1000) -(1/(13*[.B55]))" office:value-type="float" office:value="-2820.51282051282">
            <text:p>-2821</text:p>
          </table:table-cell>
          <table:table-cell table:style-name="ce10" table:formula="oooc:=(bitrate * 1000) -(1/(14*[.B55]))" office:value-type="float" office:value="-1904.7619047619">
            <text:p>-1905</text:p>
          </table:table-cell>
          <table:table-cell table:style-name="ce10" table:formula="oooc:=(bitrate * 1000) -(1/(15*[.B55]))" office:value-type="float" office:value="-1111.11111111111">
            <text:p>-1111</text:p>
          </table:table-cell>
          <table:table-cell table:style-name="ce10" table:formula="oooc:=(bitrate * 1000) -(1/(16*[.B55]))" office:value-type="float" office:value="-416.666666666666">
            <text:p>-417</text:p>
          </table:table-cell>
          <table:table-cell table:style-name="ce10" table:formula="oooc:=(bitrate * 1000) -(1/(17*[.B55]))" office:value-type="float" office:value="196.078431372549">
            <text:p>196</text:p>
          </table:table-cell>
          <table:table-cell table:style-name="ce10" table:formula="oooc:=(bitrate * 1000) -(1/(18*[.B55]))" office:value-type="float" office:value="740.740740740741">
            <text:p>741</text:p>
          </table:table-cell>
          <table:table-cell table:style-name="ce10" table:formula="oooc:=(bitrate * 1000) -(1/(19*[.B55]))" office:value-type="float" office:value="1228.0701754386">
            <text:p>1228</text:p>
          </table:table-cell>
          <table:table-cell table:style-name="ce10" table:formula="oooc:=(bitrate * 1000) -(1/(20*[.B55]))" office:value-type="float" office:value="1666.66666666667">
            <text:p>1667</text:p>
          </table:table-cell>
          <table:table-cell table:style-name="ce10" table:formula="oooc:=(bitrate * 1000) -(1/(21*[.B55]))" office:value-type="float" office:value="2063.49206349206">
            <text:p>2063</text:p>
          </table:table-cell>
          <table:table-cell table:style-name="ce10" table:formula="oooc:=(bitrate * 1000) -(1/(22*[.B55]))" office:value-type="float" office:value="2424.24242424242">
            <text:p>2424</text:p>
          </table:table-cell>
          <table:table-cell table:style-name="ce10" table:formula="oooc:=(bitrate * 1000) -(1/(23*[.B55]))" office:value-type="float" office:value="2753.6231884058">
            <text:p>2754</text:p>
          </table:table-cell>
          <table:table-cell table:style-name="ce10" table:formula="oooc:=(bitrate * 1000) -(1/(24*[.B55]))" office:value-type="float" office:value="3055.55555555556">
            <text:p>3056</text:p>
          </table:table-cell>
          <table:table-cell table:style-name="ce10" table:formula="oooc:=(bitrate * 1000) -(1/(25*[.B55]))" office:value-type="float" office:value="3333.33333333333">
            <text:p>3333</text:p>
          </table:table-cell>
          <table:table-cell table:number-columns-repeated="232"/>
        </table:table-row>
        <table:table-row table:style-name="ro1">
          <table:table-cell office:value-type="float" office:value="48">
            <text:p>48</text:p>
          </table:table-cell>
          <table:table-cell table:formula="oooc:=(1+[.A56])*(1/(frequency*1000000))" office:value-type="float" office:value="0.000006125">
            <text:p>6,13E-06</text:p>
          </table:table-cell>
          <table:table-cell table:style-name="ce12" table:formula="oooc:=(bitrate * 1000) - ( 1/(4*[.B56]))" office:value-type="float" office:value="-30816.3265306122">
            <text:p>-30816</text:p>
          </table:table-cell>
          <table:table-cell table:style-name="ce12" table:formula="oooc:=(bitrate * 1000) -(1/(5*[.B56]))" office:value-type="float" office:value="-22653.0612244898">
            <text:p>-22653</text:p>
          </table:table-cell>
          <table:table-cell table:style-name="ce12" table:formula="oooc:=(bitrate * 1000) -(1/(6*[.B56]))" office:value-type="float" office:value="-17210.8843537415">
            <text:p>-17211</text:p>
          </table:table-cell>
          <table:table-cell table:style-name="ce12" table:formula="oooc:=(bitrate * 1000) -(1/(7*[.B56]))" office:value-type="float" office:value="-13323.6151603499">
            <text:p>-13324</text:p>
          </table:table-cell>
          <table:table-cell table:style-name="ce10" table:formula="oooc:=(bitrate * 1000) -(1/(8*[.B56]))" office:value-type="float" office:value="-10408.1632653061">
            <text:p>-10408</text:p>
          </table:table-cell>
          <table:table-cell table:style-name="ce10" table:formula="oooc:=(bitrate * 1000) -(1/(9*[.B56]))" office:value-type="float" office:value="-8140.589569161">
            <text:p>-8141</text:p>
          </table:table-cell>
          <table:table-cell table:style-name="ce10" table:formula="oooc:=(bitrate * 1000) -(1/(10*[.B56]))" office:value-type="float" office:value="-6326.5306122449">
            <text:p>-6327</text:p>
          </table:table-cell>
          <table:table-cell table:style-name="ce10" table:formula="oooc:=(bitrate * 1000) -(1/(11*[.B56]))" office:value-type="float" office:value="-4842.30055658627">
            <text:p>-4842</text:p>
          </table:table-cell>
          <table:table-cell table:style-name="ce10" table:formula="oooc:=(bitrate * 1000) -(1/(12*[.B56]))" office:value-type="float" office:value="-3605.44217687075">
            <text:p>-3605</text:p>
          </table:table-cell>
          <table:table-cell table:style-name="ce10" table:formula="oooc:=(bitrate * 1000) -(1/(13*[.B56]))" office:value-type="float" office:value="-2558.86970172684">
            <text:p>-2559</text:p>
          </table:table-cell>
          <table:table-cell table:style-name="ce10" table:formula="oooc:=(bitrate * 1000) -(1/(14*[.B56]))" office:value-type="float" office:value="-1661.80758017493">
            <text:p>-1662</text:p>
          </table:table-cell>
          <table:table-cell table:style-name="ce10" table:formula="oooc:=(bitrate * 1000) -(1/(15*[.B56]))" office:value-type="float" office:value="-884.3537414966">
            <text:p>-884</text:p>
          </table:table-cell>
          <table:table-cell table:style-name="ce10" table:formula="oooc:=(bitrate * 1000) -(1/(16*[.B56]))" office:value-type="float" office:value="-204.081632653062">
            <text:p>-204</text:p>
          </table:table-cell>
          <table:table-cell table:style-name="ce10" table:formula="oooc:=(bitrate * 1000) -(1/(17*[.B56]))" office:value-type="float" office:value="396.158463385354">
            <text:p>396</text:p>
          </table:table-cell>
          <table:table-cell table:style-name="ce10" table:formula="oooc:=(bitrate * 1000) -(1/(18*[.B56]))" office:value-type="float" office:value="929.705215419501">
            <text:p>930</text:p>
          </table:table-cell>
          <table:table-cell table:style-name="ce10" table:formula="oooc:=(bitrate * 1000) -(1/(19*[.B56]))" office:value-type="float" office:value="1407.08915145005">
            <text:p>1407</text:p>
          </table:table-cell>
          <table:table-cell table:style-name="ce10" table:formula="oooc:=(bitrate * 1000) -(1/(20*[.B56]))" office:value-type="float" office:value="1836.73469387755">
            <text:p>1837</text:p>
          </table:table-cell>
          <table:table-cell table:style-name="ce10" table:formula="oooc:=(bitrate * 1000) -(1/(21*[.B56]))" office:value-type="float" office:value="2225.46161321671">
            <text:p>2225</text:p>
          </table:table-cell>
          <table:table-cell table:style-name="ce10" table:formula="oooc:=(bitrate * 1000) -(1/(22*[.B56]))" office:value-type="float" office:value="2578.84972170686">
            <text:p>2579</text:p>
          </table:table-cell>
          <table:table-cell table:style-name="ce10" table:formula="oooc:=(bitrate * 1000) -(1/(23*[.B56]))" office:value-type="float" office:value="2901.50842945874">
            <text:p>2902</text:p>
          </table:table-cell>
          <table:table-cell table:style-name="ce10" table:formula="oooc:=(bitrate * 1000) -(1/(24*[.B56]))" office:value-type="float" office:value="3197.27891156463">
            <text:p>3197</text:p>
          </table:table-cell>
          <table:table-cell table:style-name="ce10" table:formula="oooc:=(bitrate * 1000) -(1/(25*[.B56]))" office:value-type="float" office:value="3469.38775510204">
            <text:p>3469</text:p>
          </table:table-cell>
          <table:table-cell table:number-columns-repeated="232"/>
        </table:table-row>
        <table:table-row table:style-name="ro1">
          <table:table-cell office:value-type="float" office:value="49">
            <text:p>49</text:p>
          </table:table-cell>
          <table:table-cell table:formula="oooc:=(1+[.A57])*(1/(frequency*1000000))" office:value-type="float" office:value="0.00000625">
            <text:p>6,25E-06</text:p>
          </table:table-cell>
          <table:table-cell table:style-name="ce12" table:formula="oooc:=(bitrate * 1000) - ( 1/(4*[.B57]))" office:value-type="float" office:value="-30000">
            <text:p>-30000</text:p>
          </table:table-cell>
          <table:table-cell table:style-name="ce12" table:formula="oooc:=(bitrate * 1000) -(1/(5*[.B57]))" office:value-type="float" office:value="-22000">
            <text:p>-22000</text:p>
          </table:table-cell>
          <table:table-cell table:style-name="ce12" table:formula="oooc:=(bitrate * 1000) -(1/(6*[.B57]))" office:value-type="float" office:value="-16666.6666666667">
            <text:p>-16667</text:p>
          </table:table-cell>
          <table:table-cell table:style-name="ce12" table:formula="oooc:=(bitrate * 1000) -(1/(7*[.B57]))" office:value-type="float" office:value="-12857.1428571429">
            <text:p>-12857</text:p>
          </table:table-cell>
          <table:table-cell table:style-name="ce10" table:formula="oooc:=(bitrate * 1000) -(1/(8*[.B57]))" office:value-type="float" office:value="-10000">
            <text:p>-10000</text:p>
          </table:table-cell>
          <table:table-cell table:style-name="ce10" table:formula="oooc:=(bitrate * 1000) -(1/(9*[.B57]))" office:value-type="float" office:value="-7777.77777777778">
            <text:p>-7778</text:p>
          </table:table-cell>
          <table:table-cell table:style-name="ce10" table:formula="oooc:=(bitrate * 1000) -(1/(10*[.B57]))" office:value-type="float" office:value="-6000">
            <text:p>-6000</text:p>
          </table:table-cell>
          <table:table-cell table:style-name="ce10" table:formula="oooc:=(bitrate * 1000) -(1/(11*[.B57]))" office:value-type="float" office:value="-4545.45454545455">
            <text:p>-4545</text:p>
          </table:table-cell>
          <table:table-cell table:style-name="ce10" table:formula="oooc:=(bitrate * 1000) -(1/(12*[.B57]))" office:value-type="float" office:value="-3333.33333333333">
            <text:p>-3333</text:p>
          </table:table-cell>
          <table:table-cell table:style-name="ce10" table:formula="oooc:=(bitrate * 1000) -(1/(13*[.B57]))" office:value-type="float" office:value="-2307.69230769231">
            <text:p>-2308</text:p>
          </table:table-cell>
          <table:table-cell table:style-name="ce10" table:formula="oooc:=(bitrate * 1000) -(1/(14*[.B57]))" office:value-type="float" office:value="-1428.57142857143">
            <text:p>-1429</text:p>
          </table:table-cell>
          <table:table-cell table:style-name="ce10" table:formula="oooc:=(bitrate * 1000) -(1/(15*[.B57]))" office:value-type="float" office:value="-666.666666666668">
            <text:p>-667</text:p>
          </table:table-cell>
          <table:table-cell table:style-name="ce10" table:formula="oooc:=(bitrate * 1000) -(1/(16*[.B57]))" office:value-type="float" office:value="0">
            <text:p>0</text:p>
          </table:table-cell>
          <table:table-cell table:style-name="ce10" table:formula="oooc:=(bitrate * 1000) -(1/(17*[.B57]))" office:value-type="float" office:value="588.235294117647">
            <text:p>588</text:p>
          </table:table-cell>
          <table:table-cell table:style-name="ce10" table:formula="oooc:=(bitrate * 1000) -(1/(18*[.B57]))" office:value-type="float" office:value="1111.11111111111">
            <text:p>1111</text:p>
          </table:table-cell>
          <table:table-cell table:style-name="ce10" table:formula="oooc:=(bitrate * 1000) -(1/(19*[.B57]))" office:value-type="float" office:value="1578.94736842105">
            <text:p>1579</text:p>
          </table:table-cell>
          <table:table-cell table:style-name="ce10" table:formula="oooc:=(bitrate * 1000) -(1/(20*[.B57]))" office:value-type="float" office:value="2000">
            <text:p>2000</text:p>
          </table:table-cell>
          <table:table-cell table:style-name="ce10" table:formula="oooc:=(bitrate * 1000) -(1/(21*[.B57]))" office:value-type="float" office:value="2380.95238095238">
            <text:p>2381</text:p>
          </table:table-cell>
          <table:table-cell table:style-name="ce10" table:formula="oooc:=(bitrate * 1000) -(1/(22*[.B57]))" office:value-type="float" office:value="2727.27272727273">
            <text:p>2727</text:p>
          </table:table-cell>
          <table:table-cell table:style-name="ce10" table:formula="oooc:=(bitrate * 1000) -(1/(23*[.B57]))" office:value-type="float" office:value="3043.47826086956">
            <text:p>3043</text:p>
          </table:table-cell>
          <table:table-cell table:style-name="ce10" table:formula="oooc:=(bitrate * 1000) -(1/(24*[.B57]))" office:value-type="float" office:value="3333.33333333333">
            <text:p>3333</text:p>
          </table:table-cell>
          <table:table-cell table:style-name="ce10" table:formula="oooc:=(bitrate * 1000) -(1/(25*[.B57]))" office:value-type="float" office:value="3600">
            <text:p>3600</text:p>
          </table:table-cell>
          <table:table-cell table:number-columns-repeated="232"/>
        </table:table-row>
        <table:table-row table:style-name="ro1">
          <table:table-cell office:value-type="float" office:value="50">
            <text:p>50</text:p>
          </table:table-cell>
          <table:table-cell table:formula="oooc:=(1+[.A58])*(1/(frequency*1000000))" office:value-type="float" office:value="0.000006375">
            <text:p>6,38E-06</text:p>
          </table:table-cell>
          <table:table-cell table:style-name="ce12" table:formula="oooc:=(bitrate * 1000) - ( 1/(4*[.B58]))" office:value-type="float" office:value="-29215.6862745098">
            <text:p>-29216</text:p>
          </table:table-cell>
          <table:table-cell table:style-name="ce12" table:formula="oooc:=(bitrate * 1000) -(1/(5*[.B58]))" office:value-type="float" office:value="-21372.5490196078">
            <text:p>-21373</text:p>
          </table:table-cell>
          <table:table-cell table:style-name="ce12" table:formula="oooc:=(bitrate * 1000) -(1/(6*[.B58]))" office:value-type="float" office:value="-16143.7908496732">
            <text:p>-16144</text:p>
          </table:table-cell>
          <table:table-cell table:style-name="ce12" table:formula="oooc:=(bitrate * 1000) -(1/(7*[.B58]))" office:value-type="float" office:value="-12408.9635854342">
            <text:p>-12409</text:p>
          </table:table-cell>
          <table:table-cell table:style-name="ce10" table:formula="oooc:=(bitrate * 1000) -(1/(8*[.B58]))" office:value-type="float" office:value="-9607.8431372549">
            <text:p>-9608</text:p>
          </table:table-cell>
          <table:table-cell table:style-name="ce10" table:formula="oooc:=(bitrate * 1000) -(1/(9*[.B58]))" office:value-type="float" office:value="-7429.19389978214">
            <text:p>-7429</text:p>
          </table:table-cell>
          <table:table-cell table:style-name="ce10" table:formula="oooc:=(bitrate * 1000) -(1/(10*[.B58]))" office:value-type="float" office:value="-5686.27450980392">
            <text:p>-5686</text:p>
          </table:table-cell>
          <table:table-cell table:style-name="ce10" table:formula="oooc:=(bitrate * 1000) -(1/(11*[.B58]))" office:value-type="float" office:value="-4260.2495543672">
            <text:p>-4260</text:p>
          </table:table-cell>
          <table:table-cell table:style-name="ce10" table:formula="oooc:=(bitrate * 1000) -(1/(12*[.B58]))" office:value-type="float" office:value="-3071.8954248366">
            <text:p>-3072</text:p>
          </table:table-cell>
          <table:table-cell table:style-name="ce10" table:formula="oooc:=(bitrate * 1000) -(1/(13*[.B58]))" office:value-type="float" office:value="-2066.36500754148">
            <text:p>-2066</text:p>
          </table:table-cell>
          <table:table-cell table:style-name="ce10" table:formula="oooc:=(bitrate * 1000) -(1/(14*[.B58]))" office:value-type="float" office:value="-1204.48179271709">
            <text:p>-1204</text:p>
          </table:table-cell>
          <table:table-cell table:style-name="ce10" table:formula="oooc:=(bitrate * 1000) -(1/(15*[.B58]))" office:value-type="float" office:value="-457.516339869282">
            <text:p>-458</text:p>
          </table:table-cell>
          <table:table-cell table:style-name="ce10" table:formula="oooc:=(bitrate * 1000) -(1/(16*[.B58]))" office:value-type="float" office:value="196.078431372549">
            <text:p>196</text:p>
          </table:table-cell>
          <table:table-cell table:style-name="ce10" table:formula="oooc:=(bitrate * 1000) -(1/(17*[.B58]))" office:value-type="float" office:value="772.779700115341">
            <text:p>773</text:p>
          </table:table-cell>
          <table:table-cell table:style-name="ce10" table:formula="oooc:=(bitrate * 1000) -(1/(18*[.B58]))" office:value-type="float" office:value="1285.40305010893">
            <text:p>1285</text:p>
          </table:table-cell>
          <table:table-cell table:style-name="ce10" table:formula="oooc:=(bitrate * 1000) -(1/(19*[.B58]))" office:value-type="float" office:value="1744.06604747162">
            <text:p>1744</text:p>
          </table:table-cell>
          <table:table-cell table:style-name="ce10" table:formula="oooc:=(bitrate * 1000) -(1/(20*[.B58]))" office:value-type="float" office:value="2156.86274509804">
            <text:p>2157</text:p>
          </table:table-cell>
          <table:table-cell table:style-name="ce10" table:formula="oooc:=(bitrate * 1000) -(1/(21*[.B58]))" office:value-type="float" office:value="2530.34547152194">
            <text:p>2530</text:p>
          </table:table-cell>
          <table:table-cell table:style-name="ce10" table:formula="oooc:=(bitrate * 1000) -(1/(22*[.B58]))" office:value-type="float" office:value="2869.8752228164">
            <text:p>2870</text:p>
          </table:table-cell>
          <table:table-cell table:style-name="ce10" table:formula="oooc:=(bitrate * 1000) -(1/(23*[.B58]))" office:value-type="float" office:value="3179.88064791134">
            <text:p>3180</text:p>
          </table:table-cell>
          <table:table-cell table:style-name="ce10" table:formula="oooc:=(bitrate * 1000) -(1/(24*[.B58]))" office:value-type="float" office:value="3464.0522875817">
            <text:p>3464</text:p>
          </table:table-cell>
          <table:table-cell table:style-name="ce10" table:formula="oooc:=(bitrate * 1000) -(1/(25*[.B58]))" office:value-type="float" office:value="3725.49019607843">
            <text:p>3725</text:p>
          </table:table-cell>
          <table:table-cell table:number-columns-repeated="232"/>
        </table:table-row>
        <table:table-row table:style-name="ro1">
          <table:table-cell office:value-type="float" office:value="51">
            <text:p>51</text:p>
          </table:table-cell>
          <table:table-cell table:formula="oooc:=(1+[.A59])*(1/(frequency*1000000))" office:value-type="float" office:value="0.0000065">
            <text:p>6,50E-06</text:p>
          </table:table-cell>
          <table:table-cell table:style-name="ce12" table:formula="oooc:=(bitrate * 1000) - ( 1/(4*[.B59]))" office:value-type="float" office:value="-28461.5384615385">
            <text:p>-28462</text:p>
          </table:table-cell>
          <table:table-cell table:style-name="ce12" table:formula="oooc:=(bitrate * 1000) -(1/(5*[.B59]))" office:value-type="float" office:value="-20769.2307692308">
            <text:p>-20769</text:p>
          </table:table-cell>
          <table:table-cell table:style-name="ce12" table:formula="oooc:=(bitrate * 1000) -(1/(6*[.B59]))" office:value-type="float" office:value="-15641.0256410256">
            <text:p>-15641</text:p>
          </table:table-cell>
          <table:table-cell table:style-name="ce12" table:formula="oooc:=(bitrate * 1000) -(1/(7*[.B59]))" office:value-type="float" office:value="-11978.021978022">
            <text:p>-11978</text:p>
          </table:table-cell>
          <table:table-cell table:style-name="ce10" table:formula="oooc:=(bitrate * 1000) -(1/(8*[.B59]))" office:value-type="float" office:value="-9230.76923076923">
            <text:p>-9231</text:p>
          </table:table-cell>
          <table:table-cell table:style-name="ce10" table:formula="oooc:=(bitrate * 1000) -(1/(9*[.B59]))" office:value-type="float" office:value="-7094.01709401709">
            <text:p>-7094</text:p>
          </table:table-cell>
          <table:table-cell table:style-name="ce10" table:formula="oooc:=(bitrate * 1000) -(1/(10*[.B59]))" office:value-type="float" office:value="-5384.61538461539">
            <text:p>-5385</text:p>
          </table:table-cell>
          <table:table-cell table:style-name="ce10" table:formula="oooc:=(bitrate * 1000) -(1/(11*[.B59]))" office:value-type="float" office:value="-3986.01398601399">
            <text:p>-3986</text:p>
          </table:table-cell>
          <table:table-cell table:style-name="ce10" table:formula="oooc:=(bitrate * 1000) -(1/(12*[.B59]))" office:value-type="float" office:value="-2820.51282051282">
            <text:p>-2821</text:p>
          </table:table-cell>
          <table:table-cell table:style-name="ce10" table:formula="oooc:=(bitrate * 1000) -(1/(13*[.B59]))" office:value-type="float" office:value="-1834.31952662722">
            <text:p>-1834</text:p>
          </table:table-cell>
          <table:table-cell table:style-name="ce10" table:formula="oooc:=(bitrate * 1000) -(1/(14*[.B59]))" office:value-type="float" office:value="-989.010989010991">
            <text:p>-989</text:p>
          </table:table-cell>
          <table:table-cell table:style-name="ce10" table:formula="oooc:=(bitrate * 1000) -(1/(15*[.B59]))" office:value-type="float" office:value="-256.410256410256">
            <text:p>-256</text:p>
          </table:table-cell>
          <table:table-cell table:style-name="ce10" table:formula="oooc:=(bitrate * 1000) -(1/(16*[.B59]))" office:value-type="float" office:value="384.615384615385">
            <text:p>385</text:p>
          </table:table-cell>
          <table:table-cell table:style-name="ce10" table:formula="oooc:=(bitrate * 1000) -(1/(17*[.B59]))" office:value-type="float" office:value="950.22624434389">
            <text:p>950</text:p>
          </table:table-cell>
          <table:table-cell table:style-name="ce10" table:formula="oooc:=(bitrate * 1000) -(1/(18*[.B59]))" office:value-type="float" office:value="1452.99145299145">
            <text:p>1453</text:p>
          </table:table-cell>
          <table:table-cell table:style-name="ce10" table:formula="oooc:=(bitrate * 1000) -(1/(19*[.B59]))" office:value-type="float" office:value="1902.83400809717">
            <text:p>1903</text:p>
          </table:table-cell>
          <table:table-cell table:style-name="ce10" table:formula="oooc:=(bitrate * 1000) -(1/(20*[.B59]))" office:value-type="float" office:value="2307.69230769231">
            <text:p>2308</text:p>
          </table:table-cell>
          <table:table-cell table:style-name="ce10" table:formula="oooc:=(bitrate * 1000) -(1/(21*[.B59]))" office:value-type="float" office:value="2673.99267399267">
            <text:p>2674</text:p>
          </table:table-cell>
          <table:table-cell table:style-name="ce10" table:formula="oooc:=(bitrate * 1000) -(1/(22*[.B59]))" office:value-type="float" office:value="3006.99300699301">
            <text:p>3007</text:p>
          </table:table-cell>
          <table:table-cell table:style-name="ce10" table:formula="oooc:=(bitrate * 1000) -(1/(23*[.B59]))" office:value-type="float" office:value="3311.03678929766">
            <text:p>3311</text:p>
          </table:table-cell>
          <table:table-cell table:style-name="ce10" table:formula="oooc:=(bitrate * 1000) -(1/(24*[.B59]))" office:value-type="float" office:value="3589.74358974359">
            <text:p>3590</text:p>
          </table:table-cell>
          <table:table-cell table:style-name="ce10" table:formula="oooc:=(bitrate * 1000) -(1/(25*[.B59]))" office:value-type="float" office:value="3846.15384615385">
            <text:p>3846</text:p>
          </table:table-cell>
          <table:table-cell table:number-columns-repeated="232"/>
        </table:table-row>
        <table:table-row table:style-name="ro1">
          <table:table-cell office:value-type="float" office:value="52">
            <text:p>52</text:p>
          </table:table-cell>
          <table:table-cell table:formula="oooc:=(1+[.A60])*(1/(frequency*1000000))" office:value-type="float" office:value="0.000006625">
            <text:p>6,63E-06</text:p>
          </table:table-cell>
          <table:table-cell table:style-name="ce12" table:formula="oooc:=(bitrate * 1000) - ( 1/(4*[.B60]))" office:value-type="float" office:value="-27735.8490566038">
            <text:p>-27736</text:p>
          </table:table-cell>
          <table:table-cell table:style-name="ce12" table:formula="oooc:=(bitrate * 1000) -(1/(5*[.B60]))" office:value-type="float" office:value="-20188.679245283">
            <text:p>-20189</text:p>
          </table:table-cell>
          <table:table-cell table:style-name="ce12" table:formula="oooc:=(bitrate * 1000) -(1/(6*[.B60]))" office:value-type="float" office:value="-15157.2327044025">
            <text:p>-15157</text:p>
          </table:table-cell>
          <table:table-cell table:style-name="ce12" table:formula="oooc:=(bitrate * 1000) -(1/(7*[.B60]))" office:value-type="float" office:value="-11563.3423180593">
            <text:p>-11563</text:p>
          </table:table-cell>
          <table:table-cell table:style-name="ce10" table:formula="oooc:=(bitrate * 1000) -(1/(8*[.B60]))" office:value-type="float" office:value="-8867.92452830189">
            <text:p>-8868</text:p>
          </table:table-cell>
          <table:table-cell table:style-name="ce10" table:formula="oooc:=(bitrate * 1000) -(1/(9*[.B60]))" office:value-type="float" office:value="-6771.48846960168">
            <text:p>-6771</text:p>
          </table:table-cell>
          <table:table-cell table:style-name="ce10" table:formula="oooc:=(bitrate * 1000) -(1/(10*[.B60]))" office:value-type="float" office:value="-5094.33962264151">
            <text:p>-5094</text:p>
          </table:table-cell>
          <table:table-cell table:style-name="ce10" table:formula="oooc:=(bitrate * 1000) -(1/(11*[.B60]))" office:value-type="float" office:value="-3722.1269296741">
            <text:p>-3722</text:p>
          </table:table-cell>
          <table:table-cell table:style-name="ce10" table:formula="oooc:=(bitrate * 1000) -(1/(12*[.B60]))" office:value-type="float" office:value="-2578.61635220126">
            <text:p>-2579</text:p>
          </table:table-cell>
          <table:table-cell table:style-name="ce10" table:formula="oooc:=(bitrate * 1000) -(1/(13*[.B60]))" office:value-type="float" office:value="-1611.03047895501">
            <text:p>-1611</text:p>
          </table:table-cell>
          <table:table-cell table:style-name="ce10" table:formula="oooc:=(bitrate * 1000) -(1/(14*[.B60]))" office:value-type="float" office:value="-781.671159029649">
            <text:p>-782</text:p>
          </table:table-cell>
          <table:table-cell table:style-name="ce10" table:formula="oooc:=(bitrate * 1000) -(1/(15*[.B60]))" office:value-type="float" office:value="-62.8930817610053">
            <text:p>-63</text:p>
          </table:table-cell>
          <table:table-cell table:style-name="ce10" table:formula="oooc:=(bitrate * 1000) -(1/(16*[.B60]))" office:value-type="float" office:value="566.037735849057">
            <text:p>566</text:p>
          </table:table-cell>
          <table:table-cell table:style-name="ce10" table:formula="oooc:=(bitrate * 1000) -(1/(17*[.B60]))" office:value-type="float" office:value="1120.97669256382">
            <text:p>1121</text:p>
          </table:table-cell>
          <table:table-cell table:style-name="ce10" table:formula="oooc:=(bitrate * 1000) -(1/(18*[.B60]))" office:value-type="float" office:value="1614.25576519916">
            <text:p>1614</text:p>
          </table:table-cell>
          <table:table-cell table:style-name="ce10" table:formula="oooc:=(bitrate * 1000) -(1/(19*[.B60]))" office:value-type="float" office:value="2055.61072492552">
            <text:p>2056</text:p>
          </table:table-cell>
          <table:table-cell table:style-name="ce10" table:formula="oooc:=(bitrate * 1000) -(1/(20*[.B60]))" office:value-type="float" office:value="2452.83018867925">
            <text:p>2453</text:p>
          </table:table-cell>
          <table:table-cell table:style-name="ce10" table:formula="oooc:=(bitrate * 1000) -(1/(21*[.B60]))" office:value-type="float" office:value="2812.21922731357">
            <text:p>2812</text:p>
          </table:table-cell>
          <table:table-cell table:style-name="ce10" table:formula="oooc:=(bitrate * 1000) -(1/(22*[.B60]))" office:value-type="float" office:value="3138.93653516295">
            <text:p>3139</text:p>
          </table:table-cell>
          <table:table-cell table:style-name="ce10" table:formula="oooc:=(bitrate * 1000) -(1/(23*[.B60]))" office:value-type="float" office:value="3437.24364232978">
            <text:p>3437</text:p>
          </table:table-cell>
          <table:table-cell table:style-name="ce10" table:formula="oooc:=(bitrate * 1000) -(1/(24*[.B60]))" office:value-type="float" office:value="3710.69182389937">
            <text:p>3711</text:p>
          </table:table-cell>
          <table:table-cell table:style-name="ce10" table:formula="oooc:=(bitrate * 1000) -(1/(25*[.B60]))" office:value-type="float" office:value="3962.2641509434">
            <text:p>3962</text:p>
          </table:table-cell>
          <table:table-cell table:number-columns-repeated="232"/>
        </table:table-row>
        <table:table-row table:style-name="ro1">
          <table:table-cell office:value-type="float" office:value="53">
            <text:p>53</text:p>
          </table:table-cell>
          <table:table-cell table:formula="oooc:=(1+[.A61])*(1/(frequency*1000000))" office:value-type="float" office:value="0.00000675">
            <text:p>6,75E-06</text:p>
          </table:table-cell>
          <table:table-cell table:style-name="ce12" table:formula="oooc:=(bitrate * 1000) - ( 1/(4*[.B61]))" office:value-type="float" office:value="-27037.037037037">
            <text:p>-27037</text:p>
          </table:table-cell>
          <table:table-cell table:style-name="ce12" table:formula="oooc:=(bitrate * 1000) -(1/(5*[.B61]))" office:value-type="float" office:value="-19629.6296296296">
            <text:p>-19630</text:p>
          </table:table-cell>
          <table:table-cell table:style-name="ce12" table:formula="oooc:=(bitrate * 1000) -(1/(6*[.B61]))" office:value-type="float" office:value="-14691.3580246914">
            <text:p>-14691</text:p>
          </table:table-cell>
          <table:table-cell table:style-name="ce12" table:formula="oooc:=(bitrate * 1000) -(1/(7*[.B61]))" office:value-type="float" office:value="-11164.0211640212">
            <text:p>-11164</text:p>
          </table:table-cell>
          <table:table-cell table:style-name="ce10" table:formula="oooc:=(bitrate * 1000) -(1/(8*[.B61]))" office:value-type="float" office:value="-8518.51851851852">
            <text:p>-8519</text:p>
          </table:table-cell>
          <table:table-cell table:style-name="ce10" table:formula="oooc:=(bitrate * 1000) -(1/(9*[.B61]))" office:value-type="float" office:value="-6460.90534979424">
            <text:p>-6461</text:p>
          </table:table-cell>
          <table:table-cell table:style-name="ce10" table:formula="oooc:=(bitrate * 1000) -(1/(10*[.B61]))" office:value-type="float" office:value="-4814.81481481481">
            <text:p>-4815</text:p>
          </table:table-cell>
          <table:table-cell table:style-name="ce10" table:formula="oooc:=(bitrate * 1000) -(1/(11*[.B61]))" office:value-type="float" office:value="-3468.01346801347">
            <text:p>-3468</text:p>
          </table:table-cell>
          <table:table-cell table:style-name="ce10" table:formula="oooc:=(bitrate * 1000) -(1/(12*[.B61]))" office:value-type="float" office:value="-2345.67901234568">
            <text:p>-2346</text:p>
          </table:table-cell>
          <table:table-cell table:style-name="ce10" table:formula="oooc:=(bitrate * 1000) -(1/(13*[.B61]))" office:value-type="float" office:value="-1396.0113960114">
            <text:p>-1396</text:p>
          </table:table-cell>
          <table:table-cell table:style-name="ce10" table:formula="oooc:=(bitrate * 1000) -(1/(14*[.B61]))" office:value-type="float" office:value="-582.010582010584">
            <text:p>-582</text:p>
          </table:table-cell>
          <table:table-cell table:style-name="ce10" table:formula="oooc:=(bitrate * 1000) -(1/(15*[.B61]))" office:value-type="float" office:value="123.456790123457">
            <text:p>123</text:p>
          </table:table-cell>
          <table:table-cell table:style-name="ce10" table:formula="oooc:=(bitrate * 1000) -(1/(16*[.B61]))" office:value-type="float" office:value="740.740740740741">
            <text:p>741</text:p>
          </table:table-cell>
          <table:table-cell table:style-name="ce10" table:formula="oooc:=(bitrate * 1000) -(1/(17*[.B61]))" office:value-type="float" office:value="1285.40305010893">
            <text:p>1285</text:p>
          </table:table-cell>
          <table:table-cell table:style-name="ce10" table:formula="oooc:=(bitrate * 1000) -(1/(18*[.B61]))" office:value-type="float" office:value="1769.54732510288">
            <text:p>1770</text:p>
          </table:table-cell>
          <table:table-cell table:style-name="ce10" table:formula="oooc:=(bitrate * 1000) -(1/(19*[.B61]))" office:value-type="float" office:value="2202.72904483431">
            <text:p>2203</text:p>
          </table:table-cell>
          <table:table-cell table:style-name="ce10" table:formula="oooc:=(bitrate * 1000) -(1/(20*[.B61]))" office:value-type="float" office:value="2592.59259259259">
            <text:p>2593</text:p>
          </table:table-cell>
          <table:table-cell table:style-name="ce10" table:formula="oooc:=(bitrate * 1000) -(1/(21*[.B61]))" office:value-type="float" office:value="2945.32627865961">
            <text:p>2945</text:p>
          </table:table-cell>
          <table:table-cell table:style-name="ce10" table:formula="oooc:=(bitrate * 1000) -(1/(22*[.B61]))" office:value-type="float" office:value="3265.99326599327">
            <text:p>3266</text:p>
          </table:table-cell>
          <table:table-cell table:style-name="ce10" table:formula="oooc:=(bitrate * 1000) -(1/(23*[.B61]))" office:value-type="float" office:value="3558.77616747182">
            <text:p>3559</text:p>
          </table:table-cell>
          <table:table-cell table:style-name="ce10" table:formula="oooc:=(bitrate * 1000) -(1/(24*[.B61]))" office:value-type="float" office:value="3827.16049382716">
            <text:p>3827</text:p>
          </table:table-cell>
          <table:table-cell table:style-name="ce10" table:formula="oooc:=(bitrate * 1000) -(1/(25*[.B61]))" office:value-type="float" office:value="4074.07407407407">
            <text:p>4074</text:p>
          </table:table-cell>
          <table:table-cell table:number-columns-repeated="232"/>
        </table:table-row>
        <table:table-row table:style-name="ro1">
          <table:table-cell office:value-type="float" office:value="54">
            <text:p>54</text:p>
          </table:table-cell>
          <table:table-cell table:formula="oooc:=(1+[.A62])*(1/(frequency*1000000))" office:value-type="float" office:value="0.000006875">
            <text:p>6,88E-06</text:p>
          </table:table-cell>
          <table:table-cell table:style-name="ce12" table:formula="oooc:=(bitrate * 1000) - ( 1/(4*[.B62]))" office:value-type="float" office:value="-26363.6363636364">
            <text:p>-26364</text:p>
          </table:table-cell>
          <table:table-cell table:style-name="ce12" table:formula="oooc:=(bitrate * 1000) -(1/(5*[.B62]))" office:value-type="float" office:value="-19090.9090909091">
            <text:p>-19091</text:p>
          </table:table-cell>
          <table:table-cell table:style-name="ce12" table:formula="oooc:=(bitrate * 1000) -(1/(6*[.B62]))" office:value-type="float" office:value="-14242.4242424242">
            <text:p>-14242</text:p>
          </table:table-cell>
          <table:table-cell table:style-name="ce12" table:formula="oooc:=(bitrate * 1000) -(1/(7*[.B62]))" office:value-type="float" office:value="-10779.2207792208">
            <text:p>-10779</text:p>
          </table:table-cell>
          <table:table-cell table:style-name="ce10" table:formula="oooc:=(bitrate * 1000) -(1/(8*[.B62]))" office:value-type="float" office:value="-8181.81818181818">
            <text:p>-8182</text:p>
          </table:table-cell>
          <table:table-cell table:style-name="ce10" table:formula="oooc:=(bitrate * 1000) -(1/(9*[.B62]))" office:value-type="float" office:value="-6161.61616161616">
            <text:p>-6162</text:p>
          </table:table-cell>
          <table:table-cell table:style-name="ce10" table:formula="oooc:=(bitrate * 1000) -(1/(10*[.B62]))" office:value-type="float" office:value="-4545.45454545455">
            <text:p>-4545</text:p>
          </table:table-cell>
          <table:table-cell table:style-name="ce10" table:formula="oooc:=(bitrate * 1000) -(1/(11*[.B62]))" office:value-type="float" office:value="-3223.14049586777">
            <text:p>-3223</text:p>
          </table:table-cell>
          <table:table-cell table:style-name="ce10" table:formula="oooc:=(bitrate * 1000) -(1/(12*[.B62]))" office:value-type="float" office:value="-2121.21212121212">
            <text:p>-2121</text:p>
          </table:table-cell>
          <table:table-cell table:style-name="ce10" table:formula="oooc:=(bitrate * 1000) -(1/(13*[.B62]))" office:value-type="float" office:value="-1188.81118881119">
            <text:p>-1189</text:p>
          </table:table-cell>
          <table:table-cell table:style-name="ce10" table:formula="oooc:=(bitrate * 1000) -(1/(14*[.B62]))" office:value-type="float" office:value="-389.61038961039">
            <text:p>-390</text:p>
          </table:table-cell>
          <table:table-cell table:style-name="ce10" table:formula="oooc:=(bitrate * 1000) -(1/(15*[.B62]))" office:value-type="float" office:value="303.030303030302">
            <text:p>303</text:p>
          </table:table-cell>
          <table:table-cell table:style-name="ce10" table:formula="oooc:=(bitrate * 1000) -(1/(16*[.B62]))" office:value-type="float" office:value="909.090909090908">
            <text:p>909</text:p>
          </table:table-cell>
          <table:table-cell table:style-name="ce10" table:formula="oooc:=(bitrate * 1000) -(1/(17*[.B62]))" office:value-type="float" office:value="1443.85026737968">
            <text:p>1444</text:p>
          </table:table-cell>
          <table:table-cell table:style-name="ce10" table:formula="oooc:=(bitrate * 1000) -(1/(18*[.B62]))" office:value-type="float" office:value="1919.19191919192">
            <text:p>1919</text:p>
          </table:table-cell>
          <table:table-cell table:style-name="ce10" table:formula="oooc:=(bitrate * 1000) -(1/(19*[.B62]))" office:value-type="float" office:value="2344.4976076555">
            <text:p>2344</text:p>
          </table:table-cell>
          <table:table-cell table:style-name="ce10" table:formula="oooc:=(bitrate * 1000) -(1/(20*[.B62]))" office:value-type="float" office:value="2727.27272727273">
            <text:p>2727</text:p>
          </table:table-cell>
          <table:table-cell table:style-name="ce10" table:formula="oooc:=(bitrate * 1000) -(1/(21*[.B62]))" office:value-type="float" office:value="3073.59307359307">
            <text:p>3074</text:p>
          </table:table-cell>
          <table:table-cell table:style-name="ce10" table:formula="oooc:=(bitrate * 1000) -(1/(22*[.B62]))" office:value-type="float" office:value="3388.42975206612">
            <text:p>3388</text:p>
          </table:table-cell>
          <table:table-cell table:style-name="ce10" table:formula="oooc:=(bitrate * 1000) -(1/(23*[.B62]))" office:value-type="float" office:value="3675.88932806324">
            <text:p>3676</text:p>
          </table:table-cell>
          <table:table-cell table:style-name="ce10" table:formula="oooc:=(bitrate * 1000) -(1/(24*[.B62]))" office:value-type="float" office:value="3939.39393939394">
            <text:p>3939</text:p>
          </table:table-cell>
          <table:table-cell table:style-name="ce10" table:formula="oooc:=(bitrate * 1000) -(1/(25*[.B62]))" office:value-type="float" office:value="4181.81818181818">
            <text:p>4182</text:p>
          </table:table-cell>
          <table:table-cell table:number-columns-repeated="232"/>
        </table:table-row>
        <table:table-row table:style-name="ro1">
          <table:table-cell office:value-type="float" office:value="55">
            <text:p>55</text:p>
          </table:table-cell>
          <table:table-cell table:formula="oooc:=(1+[.A63])*(1/(frequency*1000000))" office:value-type="float" office:value="0.000007">
            <text:p>7,00E-06</text:p>
          </table:table-cell>
          <table:table-cell table:style-name="ce12" table:formula="oooc:=(bitrate * 1000) - ( 1/(4*[.B63]))" office:value-type="float" office:value="-25714.2857142857">
            <text:p>-25714</text:p>
          </table:table-cell>
          <table:table-cell table:style-name="ce12" table:formula="oooc:=(bitrate * 1000) -(1/(5*[.B63]))" office:value-type="float" office:value="-18571.4285714286">
            <text:p>-18571</text:p>
          </table:table-cell>
          <table:table-cell table:style-name="ce12" table:formula="oooc:=(bitrate * 1000) -(1/(6*[.B63]))" office:value-type="float" office:value="-13809.5238095238">
            <text:p>-13810</text:p>
          </table:table-cell>
          <table:table-cell table:style-name="ce12" table:formula="oooc:=(bitrate * 1000) -(1/(7*[.B63]))" office:value-type="float" office:value="-10408.1632653061">
            <text:p>-10408</text:p>
          </table:table-cell>
          <table:table-cell table:style-name="ce10" table:formula="oooc:=(bitrate * 1000) -(1/(8*[.B63]))" office:value-type="float" office:value="-7857.14285714286">
            <text:p>-7857</text:p>
          </table:table-cell>
          <table:table-cell table:style-name="ce10" table:formula="oooc:=(bitrate * 1000) -(1/(9*[.B63]))" office:value-type="float" office:value="-5873.01587301587">
            <text:p>-5873</text:p>
          </table:table-cell>
          <table:table-cell table:style-name="ce10" table:formula="oooc:=(bitrate * 1000) -(1/(10*[.B63]))" office:value-type="float" office:value="-4285.71428571429">
            <text:p>-4286</text:p>
          </table:table-cell>
          <table:table-cell table:style-name="ce10" table:formula="oooc:=(bitrate * 1000) -(1/(11*[.B63]))" office:value-type="float" office:value="-2987.01298701299">
            <text:p>-2987</text:p>
          </table:table-cell>
          <table:table-cell table:style-name="ce10" table:formula="oooc:=(bitrate * 1000) -(1/(12*[.B63]))" office:value-type="float" office:value="-1904.7619047619">
            <text:p>-1905</text:p>
          </table:table-cell>
          <table:table-cell table:style-name="ce10" table:formula="oooc:=(bitrate * 1000) -(1/(13*[.B63]))" office:value-type="float" office:value="-989.010989010989">
            <text:p>-989</text:p>
          </table:table-cell>
          <table:table-cell table:style-name="ce10" table:formula="oooc:=(bitrate * 1000) -(1/(14*[.B63]))" office:value-type="float" office:value="-204.081632653062">
            <text:p>-204</text:p>
          </table:table-cell>
          <table:table-cell table:style-name="ce10" table:formula="oooc:=(bitrate * 1000) -(1/(15*[.B63]))" office:value-type="float" office:value="476.190476190477">
            <text:p>476</text:p>
          </table:table-cell>
          <table:table-cell table:style-name="ce10" table:formula="oooc:=(bitrate * 1000) -(1/(16*[.B63]))" office:value-type="float" office:value="1071.42857142857">
            <text:p>1071</text:p>
          </table:table-cell>
          <table:table-cell table:style-name="ce10" table:formula="oooc:=(bitrate * 1000) -(1/(17*[.B63]))" office:value-type="float" office:value="1596.63865546218">
            <text:p>1597</text:p>
          </table:table-cell>
          <table:table-cell table:style-name="ce10" table:formula="oooc:=(bitrate * 1000) -(1/(18*[.B63]))" office:value-type="float" office:value="2063.49206349206">
            <text:p>2063</text:p>
          </table:table-cell>
          <table:table-cell table:style-name="ce10" table:formula="oooc:=(bitrate * 1000) -(1/(19*[.B63]))" office:value-type="float" office:value="2481.2030075188">
            <text:p>2481</text:p>
          </table:table-cell>
          <table:table-cell table:style-name="ce10" table:formula="oooc:=(bitrate * 1000) -(1/(20*[.B63]))" office:value-type="float" office:value="2857.14285714286">
            <text:p>2857</text:p>
          </table:table-cell>
          <table:table-cell table:style-name="ce10" table:formula="oooc:=(bitrate * 1000) -(1/(21*[.B63]))" office:value-type="float" office:value="3197.27891156463">
            <text:p>3197</text:p>
          </table:table-cell>
          <table:table-cell table:style-name="ce10" table:formula="oooc:=(bitrate * 1000) -(1/(22*[.B63]))" office:value-type="float" office:value="3506.49350649351">
            <text:p>3506</text:p>
          </table:table-cell>
          <table:table-cell table:style-name="ce10" table:formula="oooc:=(bitrate * 1000) -(1/(23*[.B63]))" office:value-type="float" office:value="3788.8198757764">
            <text:p>3789</text:p>
          </table:table-cell>
          <table:table-cell table:style-name="ce10" table:formula="oooc:=(bitrate * 1000) -(1/(24*[.B63]))" office:value-type="float" office:value="4047.61904761905">
            <text:p>4048</text:p>
          </table:table-cell>
          <table:table-cell table:style-name="ce10" table:formula="oooc:=(bitrate * 1000) -(1/(25*[.B63]))" office:value-type="float" office:value="4285.71428571429">
            <text:p>4286</text:p>
          </table:table-cell>
          <table:table-cell table:number-columns-repeated="232"/>
        </table:table-row>
        <table:table-row table:style-name="ro1">
          <table:table-cell office:value-type="float" office:value="56">
            <text:p>56</text:p>
          </table:table-cell>
          <table:table-cell table:formula="oooc:=(1+[.A64])*(1/(frequency*1000000))" office:value-type="float" office:value="0.000007125">
            <text:p>7,13E-06</text:p>
          </table:table-cell>
          <table:table-cell table:style-name="ce12" table:formula="oooc:=(bitrate * 1000) - ( 1/(4*[.B64]))" office:value-type="float" office:value="-25087.7192982456">
            <text:p>-25088</text:p>
          </table:table-cell>
          <table:table-cell table:style-name="ce12" table:formula="oooc:=(bitrate * 1000) -(1/(5*[.B64]))" office:value-type="float" office:value="-18070.1754385965">
            <text:p>-18070</text:p>
          </table:table-cell>
          <table:table-cell table:style-name="ce12" table:formula="oooc:=(bitrate * 1000) -(1/(6*[.B64]))" office:value-type="float" office:value="-13391.8128654971">
            <text:p>-13392</text:p>
          </table:table-cell>
          <table:table-cell table:style-name="ce12" table:formula="oooc:=(bitrate * 1000) -(1/(7*[.B64]))" office:value-type="float" office:value="-10050.1253132832">
            <text:p>-10050</text:p>
          </table:table-cell>
          <table:table-cell table:style-name="ce10" table:formula="oooc:=(bitrate * 1000) -(1/(8*[.B64]))" office:value-type="float" office:value="-7543.85964912281">
            <text:p>-7544</text:p>
          </table:table-cell>
          <table:table-cell table:style-name="ce10" table:formula="oooc:=(bitrate * 1000) -(1/(9*[.B64]))" office:value-type="float" office:value="-5594.54191033138">
            <text:p>-5595</text:p>
          </table:table-cell>
          <table:table-cell table:style-name="ce10" table:formula="oooc:=(bitrate * 1000) -(1/(10*[.B64]))" office:value-type="float" office:value="-4035.08771929825">
            <text:p>-4035</text:p>
          </table:table-cell>
          <table:table-cell table:style-name="ce10" table:formula="oooc:=(bitrate * 1000) -(1/(11*[.B64]))" office:value-type="float" office:value="-2759.1706539075">
            <text:p>-2759</text:p>
          </table:table-cell>
          <table:table-cell table:style-name="ce10" table:formula="oooc:=(bitrate * 1000) -(1/(12*[.B64]))" office:value-type="float" office:value="-1695.90643274854">
            <text:p>-1696</text:p>
          </table:table-cell>
          <table:table-cell table:style-name="ce10" table:formula="oooc:=(bitrate * 1000) -(1/(13*[.B64]))" office:value-type="float" office:value="-796.221322537114">
            <text:p>-796</text:p>
          </table:table-cell>
          <table:table-cell table:style-name="ce10" table:formula="oooc:=(bitrate * 1000) -(1/(14*[.B64]))" office:value-type="float" office:value="-25.0626566416049">
            <text:p>-25</text:p>
          </table:table-cell>
          <table:table-cell table:style-name="ce10" table:formula="oooc:=(bitrate * 1000) -(1/(15*[.B64]))" office:value-type="float" office:value="643.274853801169">
            <text:p>643</text:p>
          </table:table-cell>
          <table:table-cell table:style-name="ce10" table:formula="oooc:=(bitrate * 1000) -(1/(16*[.B64]))" office:value-type="float" office:value="1228.0701754386">
            <text:p>1228</text:p>
          </table:table-cell>
          <table:table-cell table:style-name="ce10" table:formula="oooc:=(bitrate * 1000) -(1/(17*[.B64]))" office:value-type="float" office:value="1744.06604747162">
            <text:p>1744</text:p>
          </table:table-cell>
          <table:table-cell table:style-name="ce10" table:formula="oooc:=(bitrate * 1000) -(1/(18*[.B64]))" office:value-type="float" office:value="2202.72904483431">
            <text:p>2203</text:p>
          </table:table-cell>
          <table:table-cell table:style-name="ce10" table:formula="oooc:=(bitrate * 1000) -(1/(19*[.B64]))" office:value-type="float" office:value="2613.11172668513">
            <text:p>2613</text:p>
          </table:table-cell>
          <table:table-cell table:style-name="ce10" table:formula="oooc:=(bitrate * 1000) -(1/(20*[.B64]))" office:value-type="float" office:value="2982.45614035088">
            <text:p>2982</text:p>
          </table:table-cell>
          <table:table-cell table:style-name="ce10" table:formula="oooc:=(bitrate * 1000) -(1/(21*[.B64]))" office:value-type="float" office:value="3316.62489557226">
            <text:p>3317</text:p>
          </table:table-cell>
          <table:table-cell table:style-name="ce10" table:formula="oooc:=(bitrate * 1000) -(1/(22*[.B64]))" office:value-type="float" office:value="3620.41467304625">
            <text:p>3620</text:p>
          </table:table-cell>
          <table:table-cell table:style-name="ce10" table:formula="oooc:=(bitrate * 1000) -(1/(23*[.B64]))" office:value-type="float" office:value="3897.7879481312">
            <text:p>3898</text:p>
          </table:table-cell>
          <table:table-cell table:style-name="ce10" table:formula="oooc:=(bitrate * 1000) -(1/(24*[.B64]))" office:value-type="float" office:value="4152.04678362573">
            <text:p>4152</text:p>
          </table:table-cell>
          <table:table-cell table:style-name="ce10" table:formula="oooc:=(bitrate * 1000) -(1/(25*[.B64]))" office:value-type="float" office:value="4385.9649122807">
            <text:p>4386</text:p>
          </table:table-cell>
          <table:table-cell table:number-columns-repeated="232"/>
        </table:table-row>
        <table:table-row table:style-name="ro1">
          <table:table-cell office:value-type="float" office:value="57">
            <text:p>57</text:p>
          </table:table-cell>
          <table:table-cell table:formula="oooc:=(1+[.A65])*(1/(frequency*1000000))" office:value-type="float" office:value="0.00000725">
            <text:p>7,25E-06</text:p>
          </table:table-cell>
          <table:table-cell table:style-name="ce12" table:formula="oooc:=(bitrate * 1000) - ( 1/(4*[.B65]))" office:value-type="float" office:value="-24482.7586206897">
            <text:p>-24483</text:p>
          </table:table-cell>
          <table:table-cell table:style-name="ce12" table:formula="oooc:=(bitrate * 1000) -(1/(5*[.B65]))" office:value-type="float" office:value="-17586.2068965517">
            <text:p>-17586</text:p>
          </table:table-cell>
          <table:table-cell table:style-name="ce12" table:formula="oooc:=(bitrate * 1000) -(1/(6*[.B65]))" office:value-type="float" office:value="-12988.5057471264">
            <text:p>-12989</text:p>
          </table:table-cell>
          <table:table-cell table:style-name="ce12" table:formula="oooc:=(bitrate * 1000) -(1/(7*[.B65]))" office:value-type="float" office:value="-9704.43349753695">
            <text:p>-9704</text:p>
          </table:table-cell>
          <table:table-cell table:style-name="ce10" table:formula="oooc:=(bitrate * 1000) -(1/(8*[.B65]))" office:value-type="float" office:value="-7241.37931034483">
            <text:p>-7241</text:p>
          </table:table-cell>
          <table:table-cell table:style-name="ce10" table:formula="oooc:=(bitrate * 1000) -(1/(9*[.B65]))" office:value-type="float" office:value="-5325.67049808429">
            <text:p>-5326</text:p>
          </table:table-cell>
          <table:table-cell table:style-name="ce10" table:formula="oooc:=(bitrate * 1000) -(1/(10*[.B65]))" office:value-type="float" office:value="-3793.10344827586">
            <text:p>-3793</text:p>
          </table:table-cell>
          <table:table-cell table:style-name="ce10" table:formula="oooc:=(bitrate * 1000) -(1/(11*[.B65]))" office:value-type="float" office:value="-2539.18495297806">
            <text:p>-2539</text:p>
          </table:table-cell>
          <table:table-cell table:style-name="ce10" table:formula="oooc:=(bitrate * 1000) -(1/(12*[.B65]))" office:value-type="float" office:value="-1494.25287356322">
            <text:p>-1494</text:p>
          </table:table-cell>
          <table:table-cell table:style-name="ce10" table:formula="oooc:=(bitrate * 1000) -(1/(13*[.B65]))" office:value-type="float" office:value="-610.079575596818">
            <text:p>-610</text:p>
          </table:table-cell>
          <table:table-cell table:style-name="ce10" table:formula="oooc:=(bitrate * 1000) -(1/(14*[.B65]))" office:value-type="float" office:value="147.783251231527">
            <text:p>148</text:p>
          </table:table-cell>
          <table:table-cell table:style-name="ce10" table:formula="oooc:=(bitrate * 1000) -(1/(15*[.B65]))" office:value-type="float" office:value="804.597701149425">
            <text:p>805</text:p>
          </table:table-cell>
          <table:table-cell table:style-name="ce10" table:formula="oooc:=(bitrate * 1000) -(1/(16*[.B65]))" office:value-type="float" office:value="1379.31034482759">
            <text:p>1379</text:p>
          </table:table-cell>
          <table:table-cell table:style-name="ce10" table:formula="oooc:=(bitrate * 1000) -(1/(17*[.B65]))" office:value-type="float" office:value="1886.40973630832">
            <text:p>1886</text:p>
          </table:table-cell>
          <table:table-cell table:style-name="ce10" table:formula="oooc:=(bitrate * 1000) -(1/(18*[.B65]))" office:value-type="float" office:value="2337.16475095785">
            <text:p>2337</text:p>
          </table:table-cell>
          <table:table-cell table:style-name="ce10" table:formula="oooc:=(bitrate * 1000) -(1/(19*[.B65]))" office:value-type="float" office:value="2740.47186932849">
            <text:p>2740</text:p>
          </table:table-cell>
          <table:table-cell table:style-name="ce10" table:formula="oooc:=(bitrate * 1000) -(1/(20*[.B65]))" office:value-type="float" office:value="3103.44827586207">
            <text:p>3103</text:p>
          </table:table-cell>
          <table:table-cell table:style-name="ce10" table:formula="oooc:=(bitrate * 1000) -(1/(21*[.B65]))" office:value-type="float" office:value="3431.85550082102">
            <text:p>3432</text:p>
          </table:table-cell>
          <table:table-cell table:style-name="ce10" table:formula="oooc:=(bitrate * 1000) -(1/(22*[.B65]))" office:value-type="float" office:value="3730.40752351097">
            <text:p>3730</text:p>
          </table:table-cell>
          <table:table-cell table:style-name="ce10" table:formula="oooc:=(bitrate * 1000) -(1/(23*[.B65]))" office:value-type="float" office:value="4002.99850074963">
            <text:p>4003</text:p>
          </table:table-cell>
          <table:table-cell table:style-name="ce10" table:formula="oooc:=(bitrate * 1000) -(1/(24*[.B65]))" office:value-type="float" office:value="4252.87356321839">
            <text:p>4253</text:p>
          </table:table-cell>
          <table:table-cell table:style-name="ce10" table:formula="oooc:=(bitrate * 1000) -(1/(25*[.B65]))" office:value-type="float" office:value="4482.75862068966">
            <text:p>4483</text:p>
          </table:table-cell>
          <table:table-cell table:number-columns-repeated="232"/>
        </table:table-row>
        <table:table-row table:style-name="ro1">
          <table:table-cell office:value-type="float" office:value="58">
            <text:p>58</text:p>
          </table:table-cell>
          <table:table-cell table:formula="oooc:=(1+[.A66])*(1/(frequency*1000000))" office:value-type="float" office:value="0.000007375">
            <text:p>7,38E-06</text:p>
          </table:table-cell>
          <table:table-cell table:style-name="ce12" table:formula="oooc:=(bitrate * 1000) - ( 1/(4*[.B66]))" office:value-type="float" office:value="-23898.3050847458">
            <text:p>-23898</text:p>
          </table:table-cell>
          <table:table-cell table:style-name="ce12" table:formula="oooc:=(bitrate * 1000) -(1/(5*[.B66]))" office:value-type="float" office:value="-17118.6440677966">
            <text:p>-17119</text:p>
          </table:table-cell>
          <table:table-cell table:style-name="ce12" table:formula="oooc:=(bitrate * 1000) -(1/(6*[.B66]))" office:value-type="float" office:value="-12598.8700564972">
            <text:p>-12599</text:p>
          </table:table-cell>
          <table:table-cell table:style-name="ce12" table:formula="oooc:=(bitrate * 1000) -(1/(7*[.B66]))" office:value-type="float" office:value="-9370.46004842615">
            <text:p>-9370</text:p>
          </table:table-cell>
          <table:table-cell table:style-name="ce10" table:formula="oooc:=(bitrate * 1000) -(1/(8*[.B66]))" office:value-type="float" office:value="-6949.15254237288">
            <text:p>-6949</text:p>
          </table:table-cell>
          <table:table-cell table:style-name="ce10" table:formula="oooc:=(bitrate * 1000) -(1/(9*[.B66]))" office:value-type="float" office:value="-5065.91337099812">
            <text:p>-5066</text:p>
          </table:table-cell>
          <table:table-cell table:style-name="ce10" table:formula="oooc:=(bitrate * 1000) -(1/(10*[.B66]))" office:value-type="float" office:value="-3559.3220338983">
            <text:p>-3559</text:p>
          </table:table-cell>
          <table:table-cell table:style-name="ce10" table:formula="oooc:=(bitrate * 1000) -(1/(11*[.B66]))" office:value-type="float" office:value="-2326.65639445301">
            <text:p>-2327</text:p>
          </table:table-cell>
          <table:table-cell table:style-name="ce10" table:formula="oooc:=(bitrate * 1000) -(1/(12*[.B66]))" office:value-type="float" office:value="-1299.43502824859">
            <text:p>-1299</text:p>
          </table:table-cell>
          <table:table-cell table:style-name="ce10" table:formula="oooc:=(bitrate * 1000) -(1/(13*[.B66]))" office:value-type="float" office:value="-430.247718383313">
            <text:p>-430</text:p>
          </table:table-cell>
          <table:table-cell table:style-name="ce10" table:formula="oooc:=(bitrate * 1000) -(1/(14*[.B66]))" office:value-type="float" office:value="314.769975786923">
            <text:p>315</text:p>
          </table:table-cell>
          <table:table-cell table:style-name="ce10" table:formula="oooc:=(bitrate * 1000) -(1/(15*[.B66]))" office:value-type="float" office:value="960.45197740113">
            <text:p>960</text:p>
          </table:table-cell>
          <table:table-cell table:style-name="ce10" table:formula="oooc:=(bitrate * 1000) -(1/(16*[.B66]))" office:value-type="float" office:value="1525.42372881356">
            <text:p>1525</text:p>
          </table:table-cell>
          <table:table-cell table:style-name="ce10" table:formula="oooc:=(bitrate * 1000) -(1/(17*[.B66]))" office:value-type="float" office:value="2023.92821535394">
            <text:p>2024</text:p>
          </table:table-cell>
          <table:table-cell table:style-name="ce10" table:formula="oooc:=(bitrate * 1000) -(1/(18*[.B66]))" office:value-type="float" office:value="2467.04331450094">
            <text:p>2467</text:p>
          </table:table-cell>
          <table:table-cell table:style-name="ce10" table:formula="oooc:=(bitrate * 1000) -(1/(19*[.B66]))" office:value-type="float" office:value="2863.51471900089">
            <text:p>2864</text:p>
          </table:table-cell>
          <table:table-cell table:style-name="ce10" table:formula="oooc:=(bitrate * 1000) -(1/(20*[.B66]))" office:value-type="float" office:value="3220.33898305085">
            <text:p>3220</text:p>
          </table:table-cell>
          <table:table-cell table:style-name="ce10" table:formula="oooc:=(bitrate * 1000) -(1/(21*[.B66]))" office:value-type="float" office:value="3543.17998385795">
            <text:p>3543</text:p>
          </table:table-cell>
          <table:table-cell table:style-name="ce10" table:formula="oooc:=(bitrate * 1000) -(1/(22*[.B66]))" office:value-type="float" office:value="3836.6718027735">
            <text:p>3837</text:p>
          </table:table-cell>
          <table:table-cell table:style-name="ce10" table:formula="oooc:=(bitrate * 1000) -(1/(23*[.B66]))" office:value-type="float" office:value="4104.64259395726">
            <text:p>4105</text:p>
          </table:table-cell>
          <table:table-cell table:style-name="ce10" table:formula="oooc:=(bitrate * 1000) -(1/(24*[.B66]))" office:value-type="float" office:value="4350.28248587571">
            <text:p>4350</text:p>
          </table:table-cell>
          <table:table-cell table:style-name="ce10" table:formula="oooc:=(bitrate * 1000) -(1/(25*[.B66]))" office:value-type="float" office:value="4576.27118644068">
            <text:p>4576</text:p>
          </table:table-cell>
          <table:table-cell table:number-columns-repeated="232"/>
        </table:table-row>
        <table:table-row table:style-name="ro1">
          <table:table-cell office:value-type="float" office:value="59">
            <text:p>59</text:p>
          </table:table-cell>
          <table:table-cell table:formula="oooc:=(1+[.A67])*(1/(frequency*1000000))" office:value-type="float" office:value="0.0000075">
            <text:p>7,50E-06</text:p>
          </table:table-cell>
          <table:table-cell table:style-name="ce12" table:formula="oooc:=(bitrate * 1000) - ( 1/(4*[.B67]))" office:value-type="float" office:value="-23333.3333333333">
            <text:p>-23333</text:p>
          </table:table-cell>
          <table:table-cell table:style-name="ce12" table:formula="oooc:=(bitrate * 1000) -(1/(5*[.B67]))" office:value-type="float" office:value="-16666.6666666667">
            <text:p>-16667</text:p>
          </table:table-cell>
          <table:table-cell table:style-name="ce12" table:formula="oooc:=(bitrate * 1000) -(1/(6*[.B67]))" office:value-type="float" office:value="-12222.2222222222">
            <text:p>-12222</text:p>
          </table:table-cell>
          <table:table-cell table:style-name="ce12" table:formula="oooc:=(bitrate * 1000) -(1/(7*[.B67]))" office:value-type="float" office:value="-9047.61904761905">
            <text:p>-9048</text:p>
          </table:table-cell>
          <table:table-cell table:style-name="ce10" table:formula="oooc:=(bitrate * 1000) -(1/(8*[.B67]))" office:value-type="float" office:value="-6666.66666666667">
            <text:p>-6667</text:p>
          </table:table-cell>
          <table:table-cell table:style-name="ce10" table:formula="oooc:=(bitrate * 1000) -(1/(9*[.B67]))" office:value-type="float" office:value="-4814.81481481482">
            <text:p>-4815</text:p>
          </table:table-cell>
          <table:table-cell table:style-name="ce10" table:formula="oooc:=(bitrate * 1000) -(1/(10*[.B67]))" office:value-type="float" office:value="-3333.33333333333">
            <text:p>-3333</text:p>
          </table:table-cell>
          <table:table-cell table:style-name="ce10" table:formula="oooc:=(bitrate * 1000) -(1/(11*[.B67]))" office:value-type="float" office:value="-2121.21212121212">
            <text:p>-2121</text:p>
          </table:table-cell>
          <table:table-cell table:style-name="ce10" table:formula="oooc:=(bitrate * 1000) -(1/(12*[.B67]))" office:value-type="float" office:value="-1111.11111111111">
            <text:p>-1111</text:p>
          </table:table-cell>
          <table:table-cell table:style-name="ce10" table:formula="oooc:=(bitrate * 1000) -(1/(13*[.B67]))" office:value-type="float" office:value="-256.410256410258">
            <text:p>-256</text:p>
          </table:table-cell>
          <table:table-cell table:style-name="ce10" table:formula="oooc:=(bitrate * 1000) -(1/(14*[.B67]))" office:value-type="float" office:value="476.190476190475">
            <text:p>476</text:p>
          </table:table-cell>
          <table:table-cell table:style-name="ce10" table:formula="oooc:=(bitrate * 1000) -(1/(15*[.B67]))" office:value-type="float" office:value="1111.11111111111">
            <text:p>1111</text:p>
          </table:table-cell>
          <table:table-cell table:style-name="ce10" table:formula="oooc:=(bitrate * 1000) -(1/(16*[.B67]))" office:value-type="float" office:value="1666.66666666667">
            <text:p>1667</text:p>
          </table:table-cell>
          <table:table-cell table:style-name="ce10" table:formula="oooc:=(bitrate * 1000) -(1/(17*[.B67]))" office:value-type="float" office:value="2156.86274509804">
            <text:p>2157</text:p>
          </table:table-cell>
          <table:table-cell table:style-name="ce10" table:formula="oooc:=(bitrate * 1000) -(1/(18*[.B67]))" office:value-type="float" office:value="2592.59259259259">
            <text:p>2593</text:p>
          </table:table-cell>
          <table:table-cell table:style-name="ce10" table:formula="oooc:=(bitrate * 1000) -(1/(19*[.B67]))" office:value-type="float" office:value="2982.45614035088">
            <text:p>2982</text:p>
          </table:table-cell>
          <table:table-cell table:style-name="ce10" table:formula="oooc:=(bitrate * 1000) -(1/(20*[.B67]))" office:value-type="float" office:value="3333.33333333333">
            <text:p>3333</text:p>
          </table:table-cell>
          <table:table-cell table:style-name="ce10" table:formula="oooc:=(bitrate * 1000) -(1/(21*[.B67]))" office:value-type="float" office:value="3650.79365079365">
            <text:p>3651</text:p>
          </table:table-cell>
          <table:table-cell table:style-name="ce10" table:formula="oooc:=(bitrate * 1000) -(1/(22*[.B67]))" office:value-type="float" office:value="3939.39393939394">
            <text:p>3939</text:p>
          </table:table-cell>
          <table:table-cell table:style-name="ce10" table:formula="oooc:=(bitrate * 1000) -(1/(23*[.B67]))" office:value-type="float" office:value="4202.89855072464">
            <text:p>4203</text:p>
          </table:table-cell>
          <table:table-cell table:style-name="ce10" table:formula="oooc:=(bitrate * 1000) -(1/(24*[.B67]))" office:value-type="float" office:value="4444.44444444444">
            <text:p>4444</text:p>
          </table:table-cell>
          <table:table-cell table:style-name="ce10" table:formula="oooc:=(bitrate * 1000) -(1/(25*[.B67]))" office:value-type="float" office:value="4666.66666666667">
            <text:p>4667</text:p>
          </table:table-cell>
          <table:table-cell table:number-columns-repeated="232"/>
        </table:table-row>
        <table:table-row table:style-name="ro1">
          <table:table-cell office:value-type="float" office:value="60">
            <text:p>60</text:p>
          </table:table-cell>
          <table:table-cell table:formula="oooc:=(1+[.A68])*(1/(frequency*1000000))" office:value-type="float" office:value="0.000007625">
            <text:p>7,63E-06</text:p>
          </table:table-cell>
          <table:table-cell table:style-name="ce12" table:formula="oooc:=(bitrate * 1000) - ( 1/(4*[.B68]))" office:value-type="float" office:value="-22786.8852459016">
            <text:p>-22787</text:p>
          </table:table-cell>
          <table:table-cell table:style-name="ce12" table:formula="oooc:=(bitrate * 1000) -(1/(5*[.B68]))" office:value-type="float" office:value="-16229.5081967213">
            <text:p>-16230</text:p>
          </table:table-cell>
          <table:table-cell table:style-name="ce12" table:formula="oooc:=(bitrate * 1000) -(1/(6*[.B68]))" office:value-type="float" office:value="-11857.9234972678">
            <text:p>-11858</text:p>
          </table:table-cell>
          <table:table-cell table:style-name="ce12" table:formula="oooc:=(bitrate * 1000) -(1/(7*[.B68]))" office:value-type="float" office:value="-8735.36299765808">
            <text:p>-8735</text:p>
          </table:table-cell>
          <table:table-cell table:style-name="ce10" table:formula="oooc:=(bitrate * 1000) -(1/(8*[.B68]))" office:value-type="float" office:value="-6393.44262295082">
            <text:p>-6393</text:p>
          </table:table-cell>
          <table:table-cell table:style-name="ce10" table:formula="oooc:=(bitrate * 1000) -(1/(9*[.B68]))" office:value-type="float" office:value="-4571.94899817851">
            <text:p>-4572</text:p>
          </table:table-cell>
          <table:table-cell table:style-name="ce10" table:formula="oooc:=(bitrate * 1000) -(1/(10*[.B68]))" office:value-type="float" office:value="-3114.75409836066">
            <text:p>-3115</text:p>
          </table:table-cell>
          <table:table-cell table:style-name="ce10" table:formula="oooc:=(bitrate * 1000) -(1/(11*[.B68]))" office:value-type="float" office:value="-1922.50372578242">
            <text:p>-1923</text:p>
          </table:table-cell>
          <table:table-cell table:style-name="ce10" table:formula="oooc:=(bitrate * 1000) -(1/(12*[.B68]))" office:value-type="float" office:value="-928.961748633879">
            <text:p>-929</text:p>
          </table:table-cell>
          <table:table-cell table:style-name="ce10" table:formula="oooc:=(bitrate * 1000) -(1/(13*[.B68]))" office:value-type="float" office:value="-88.2723833543514">
            <text:p>-88</text:p>
          </table:table-cell>
          <table:table-cell table:style-name="ce10" table:formula="oooc:=(bitrate * 1000) -(1/(14*[.B68]))" office:value-type="float" office:value="632.318501170959">
            <text:p>632</text:p>
          </table:table-cell>
          <table:table-cell table:style-name="ce10" table:formula="oooc:=(bitrate * 1000) -(1/(15*[.B68]))" office:value-type="float" office:value="1256.8306010929">
            <text:p>1257</text:p>
          </table:table-cell>
          <table:table-cell table:style-name="ce10" table:formula="oooc:=(bitrate * 1000) -(1/(16*[.B68]))" office:value-type="float" office:value="1803.27868852459">
            <text:p>1803</text:p>
          </table:table-cell>
          <table:table-cell table:style-name="ce10" table:formula="oooc:=(bitrate * 1000) -(1/(17*[.B68]))" office:value-type="float" office:value="2285.4387656702">
            <text:p>2285</text:p>
          </table:table-cell>
          <table:table-cell table:style-name="ce10" table:formula="oooc:=(bitrate * 1000) -(1/(18*[.B68]))" office:value-type="float" office:value="2714.02550091075">
            <text:p>2714</text:p>
          </table:table-cell>
          <table:table-cell table:style-name="ce10" table:formula="oooc:=(bitrate * 1000) -(1/(19*[.B68]))" office:value-type="float" office:value="3097.49784296807">
            <text:p>3097</text:p>
          </table:table-cell>
          <table:table-cell table:style-name="ce10" table:formula="oooc:=(bitrate * 1000) -(1/(20*[.B68]))" office:value-type="float" office:value="3442.62295081967">
            <text:p>3443</text:p>
          </table:table-cell>
          <table:table-cell table:style-name="ce10" table:formula="oooc:=(bitrate * 1000) -(1/(21*[.B68]))" office:value-type="float" office:value="3754.87900078064">
            <text:p>3755</text:p>
          </table:table-cell>
          <table:table-cell table:style-name="ce10" table:formula="oooc:=(bitrate * 1000) -(1/(22*[.B68]))" office:value-type="float" office:value="4038.74813710879">
            <text:p>4039</text:p>
          </table:table-cell>
          <table:table-cell table:style-name="ce10" table:formula="oooc:=(bitrate * 1000) -(1/(23*[.B68]))" office:value-type="float" office:value="4297.93300071276">
            <text:p>4298</text:p>
          </table:table-cell>
          <table:table-cell table:style-name="ce10" table:formula="oooc:=(bitrate * 1000) -(1/(24*[.B68]))" office:value-type="float" office:value="4535.51912568306">
            <text:p>4536</text:p>
          </table:table-cell>
          <table:table-cell table:style-name="ce10" table:formula="oooc:=(bitrate * 1000) -(1/(25*[.B68]))" office:value-type="float" office:value="4754.09836065574">
            <text:p>4754</text:p>
          </table:table-cell>
          <table:table-cell table:number-columns-repeated="232"/>
        </table:table-row>
        <table:table-row table:style-name="ro1">
          <table:table-cell office:value-type="float" office:value="61">
            <text:p>61</text:p>
          </table:table-cell>
          <table:table-cell table:formula="oooc:=(1+[.A69])*(1/(frequency*1000000))" office:value-type="float" office:value="0.00000775">
            <text:p>7,75E-06</text:p>
          </table:table-cell>
          <table:table-cell table:style-name="ce12" table:formula="oooc:=(bitrate * 1000) - ( 1/(4*[.B69]))" office:value-type="float" office:value="-22258.064516129">
            <text:p>-22258</text:p>
          </table:table-cell>
          <table:table-cell table:style-name="ce12" table:formula="oooc:=(bitrate * 1000) -(1/(5*[.B69]))" office:value-type="float" office:value="-15806.4516129032">
            <text:p>-15806</text:p>
          </table:table-cell>
          <table:table-cell table:style-name="ce12" table:formula="oooc:=(bitrate * 1000) -(1/(6*[.B69]))" office:value-type="float" office:value="-11505.376344086">
            <text:p>-11505</text:p>
          </table:table-cell>
          <table:table-cell table:style-name="ce12" table:formula="oooc:=(bitrate * 1000) -(1/(7*[.B69]))" office:value-type="float" office:value="-8433.1797235023">
            <text:p>-8433</text:p>
          </table:table-cell>
          <table:table-cell table:style-name="ce10" table:formula="oooc:=(bitrate * 1000) -(1/(8*[.B69]))" office:value-type="float" office:value="-6129.03225806452">
            <text:p>-6129</text:p>
          </table:table-cell>
          <table:table-cell table:style-name="ce10" table:formula="oooc:=(bitrate * 1000) -(1/(9*[.B69]))" office:value-type="float" office:value="-4336.91756272401">
            <text:p>-4337</text:p>
          </table:table-cell>
          <table:table-cell table:style-name="ce10" table:formula="oooc:=(bitrate * 1000) -(1/(10*[.B69]))" office:value-type="float" office:value="-2903.22580645161">
            <text:p>-2903</text:p>
          </table:table-cell>
          <table:table-cell table:style-name="ce10" table:formula="oooc:=(bitrate * 1000) -(1/(11*[.B69]))" office:value-type="float" office:value="-1730.20527859238">
            <text:p>-1730</text:p>
          </table:table-cell>
          <table:table-cell table:style-name="ce10" table:formula="oooc:=(bitrate * 1000) -(1/(12*[.B69]))" office:value-type="float" office:value="-752.68817204301">
            <text:p>-753</text:p>
          </table:table-cell>
          <table:table-cell table:style-name="ce10" table:formula="oooc:=(bitrate * 1000) -(1/(13*[.B69]))" office:value-type="float" office:value="74.4416873449136">
            <text:p>74</text:p>
          </table:table-cell>
          <table:table-cell table:style-name="ce10" table:formula="oooc:=(bitrate * 1000) -(1/(14*[.B69]))" office:value-type="float" office:value="783.410138248848">
            <text:p>783</text:p>
          </table:table-cell>
          <table:table-cell table:style-name="ce10" table:formula="oooc:=(bitrate * 1000) -(1/(15*[.B69]))" office:value-type="float" office:value="1397.84946236559">
            <text:p>1398</text:p>
          </table:table-cell>
          <table:table-cell table:style-name="ce10" table:formula="oooc:=(bitrate * 1000) -(1/(16*[.B69]))" office:value-type="float" office:value="1935.48387096774">
            <text:p>1935</text:p>
          </table:table-cell>
          <table:table-cell table:style-name="ce10" table:formula="oooc:=(bitrate * 1000) -(1/(17*[.B69]))" office:value-type="float" office:value="2409.86717267552">
            <text:p>2410</text:p>
          </table:table-cell>
          <table:table-cell table:style-name="ce10" table:formula="oooc:=(bitrate * 1000) -(1/(18*[.B69]))" office:value-type="float" office:value="2831.54121863799">
            <text:p>2832</text:p>
          </table:table-cell>
          <table:table-cell table:style-name="ce10" table:formula="oooc:=(bitrate * 1000) -(1/(19*[.B69]))" office:value-type="float" office:value="3208.8285229202">
            <text:p>3209</text:p>
          </table:table-cell>
          <table:table-cell table:style-name="ce10" table:formula="oooc:=(bitrate * 1000) -(1/(20*[.B69]))" office:value-type="float" office:value="3548.38709677419">
            <text:p>3548</text:p>
          </table:table-cell>
          <table:table-cell table:style-name="ce10" table:formula="oooc:=(bitrate * 1000) -(1/(21*[.B69]))" office:value-type="float" office:value="3855.60675883256">
            <text:p>3856</text:p>
          </table:table-cell>
          <table:table-cell table:style-name="ce10" table:formula="oooc:=(bitrate * 1000) -(1/(22*[.B69]))" office:value-type="float" office:value="4134.89736070381">
            <text:p>4135</text:p>
          </table:table-cell>
          <table:table-cell table:style-name="ce10" table:formula="oooc:=(bitrate * 1000) -(1/(23*[.B69]))" office:value-type="float" office:value="4389.90182328191">
            <text:p>4390</text:p>
          </table:table-cell>
          <table:table-cell table:style-name="ce10" table:formula="oooc:=(bitrate * 1000) -(1/(24*[.B69]))" office:value-type="float" office:value="4623.6559139785">
            <text:p>4624</text:p>
          </table:table-cell>
          <table:table-cell table:style-name="ce10" table:formula="oooc:=(bitrate * 1000) -(1/(25*[.B69]))" office:value-type="float" office:value="4838.70967741936">
            <text:p>4839</text:p>
          </table:table-cell>
          <table:table-cell table:number-columns-repeated="232"/>
        </table:table-row>
        <table:table-row table:style-name="ro1">
          <table:table-cell office:value-type="float" office:value="62">
            <text:p>62</text:p>
          </table:table-cell>
          <table:table-cell table:formula="oooc:=(1+[.A70])*(1/(frequency*1000000))" office:value-type="float" office:value="0.000007875">
            <text:p>7,88E-06</text:p>
          </table:table-cell>
          <table:table-cell table:style-name="ce12" table:formula="oooc:=(bitrate * 1000) - ( 1/(4*[.B70]))" office:value-type="float" office:value="-21746.0317460317">
            <text:p>-21746</text:p>
          </table:table-cell>
          <table:table-cell table:style-name="ce12" table:formula="oooc:=(bitrate * 1000) -(1/(5*[.B70]))" office:value-type="float" office:value="-15396.8253968254">
            <text:p>-15397</text:p>
          </table:table-cell>
          <table:table-cell table:style-name="ce12" table:formula="oooc:=(bitrate * 1000) -(1/(6*[.B70]))" office:value-type="float" office:value="-11164.0211640212">
            <text:p>-11164</text:p>
          </table:table-cell>
          <table:table-cell table:style-name="ce12" table:formula="oooc:=(bitrate * 1000) -(1/(7*[.B70]))" office:value-type="float" office:value="-8140.589569161">
            <text:p>-8141</text:p>
          </table:table-cell>
          <table:table-cell table:style-name="ce10" table:formula="oooc:=(bitrate * 1000) -(1/(8*[.B70]))" office:value-type="float" office:value="-5873.01587301587">
            <text:p>-5873</text:p>
          </table:table-cell>
          <table:table-cell table:style-name="ce10" table:formula="oooc:=(bitrate * 1000) -(1/(9*[.B70]))" office:value-type="float" office:value="-4109.34744268078">
            <text:p>-4109</text:p>
          </table:table-cell>
          <table:table-cell table:style-name="ce10" table:formula="oooc:=(bitrate * 1000) -(1/(10*[.B70]))" office:value-type="float" office:value="-2698.4126984127">
            <text:p>-2698</text:p>
          </table:table-cell>
          <table:table-cell table:style-name="ce10" table:formula="oooc:=(bitrate * 1000) -(1/(11*[.B70]))" office:value-type="float" office:value="-1544.01154401154">
            <text:p>-1544</text:p>
          </table:table-cell>
          <table:table-cell table:style-name="ce10" table:formula="oooc:=(bitrate * 1000) -(1/(12*[.B70]))" office:value-type="float" office:value="-582.010582010584">
            <text:p>-582</text:p>
          </table:table-cell>
          <table:table-cell table:style-name="ce10" table:formula="oooc:=(bitrate * 1000) -(1/(13*[.B70]))" office:value-type="float" office:value="231.990231990232">
            <text:p>232</text:p>
          </table:table-cell>
          <table:table-cell table:style-name="ce10" table:formula="oooc:=(bitrate * 1000) -(1/(14*[.B70]))" office:value-type="float" office:value="929.705215419501">
            <text:p>930</text:p>
          </table:table-cell>
          <table:table-cell table:style-name="ce10" table:formula="oooc:=(bitrate * 1000) -(1/(15*[.B70]))" office:value-type="float" office:value="1534.39153439153">
            <text:p>1534</text:p>
          </table:table-cell>
          <table:table-cell table:style-name="ce10" table:formula="oooc:=(bitrate * 1000) -(1/(16*[.B70]))" office:value-type="float" office:value="2063.49206349206">
            <text:p>2063</text:p>
          </table:table-cell>
          <table:table-cell table:style-name="ce10" table:formula="oooc:=(bitrate * 1000) -(1/(17*[.B70]))" office:value-type="float" office:value="2530.34547152194">
            <text:p>2530</text:p>
          </table:table-cell>
          <table:table-cell table:style-name="ce10" table:formula="oooc:=(bitrate * 1000) -(1/(18*[.B70]))" office:value-type="float" office:value="2945.32627865961">
            <text:p>2945</text:p>
          </table:table-cell>
          <table:table-cell table:style-name="ce10" table:formula="oooc:=(bitrate * 1000) -(1/(19*[.B70]))" office:value-type="float" office:value="3316.62489557226">
            <text:p>3317</text:p>
          </table:table-cell>
          <table:table-cell table:style-name="ce10" table:formula="oooc:=(bitrate * 1000) -(1/(20*[.B70]))" office:value-type="float" office:value="3650.79365079365">
            <text:p>3651</text:p>
          </table:table-cell>
          <table:table-cell table:style-name="ce10" table:formula="oooc:=(bitrate * 1000) -(1/(21*[.B70]))" office:value-type="float" office:value="3953.13681027967">
            <text:p>3953</text:p>
          </table:table-cell>
          <table:table-cell table:style-name="ce10" table:formula="oooc:=(bitrate * 1000) -(1/(22*[.B70]))" office:value-type="float" office:value="4227.99422799423">
            <text:p>4228</text:p>
          </table:table-cell>
          <table:table-cell table:style-name="ce10" table:formula="oooc:=(bitrate * 1000) -(1/(23*[.B70]))" office:value-type="float" office:value="4478.95100069013">
            <text:p>4479</text:p>
          </table:table-cell>
          <table:table-cell table:style-name="ce10" table:formula="oooc:=(bitrate * 1000) -(1/(24*[.B70]))" office:value-type="float" office:value="4708.99470899471">
            <text:p>4709</text:p>
          </table:table-cell>
          <table:table-cell table:style-name="ce10" table:formula="oooc:=(bitrate * 1000) -(1/(25*[.B70]))" office:value-type="float" office:value="4920.63492063492">
            <text:p>4921</text:p>
          </table:table-cell>
          <table:table-cell table:number-columns-repeated="232"/>
        </table:table-row>
        <table:table-row table:style-name="ro1">
          <table:table-cell office:value-type="float" office:value="63">
            <text:p>63</text:p>
          </table:table-cell>
          <table:table-cell table:formula="oooc:=(1+[.A71])*(1/(frequency*1000000))" office:value-type="float" office:value="0.000008">
            <text:p>8,00E-06</text:p>
          </table:table-cell>
          <table:table-cell table:style-name="ce12" table:formula="oooc:=(bitrate * 1000) - ( 1/(4*[.B71]))" office:value-type="float" office:value="-21250">
            <text:p>-21250</text:p>
          </table:table-cell>
          <table:table-cell table:style-name="ce12" table:formula="oooc:=(bitrate * 1000) -(1/(5*[.B71]))" office:value-type="float" office:value="-15000">
            <text:p>-15000</text:p>
          </table:table-cell>
          <table:table-cell table:style-name="ce12" table:formula="oooc:=(bitrate * 1000) -(1/(6*[.B71]))" office:value-type="float" office:value="-10833.3333333333">
            <text:p>-10833</text:p>
          </table:table-cell>
          <table:table-cell table:style-name="ce12" table:formula="oooc:=(bitrate * 1000) -(1/(7*[.B71]))" office:value-type="float" office:value="-7857.14285714286">
            <text:p>-7857</text:p>
          </table:table-cell>
          <table:table-cell table:style-name="ce10" table:formula="oooc:=(bitrate * 1000) -(1/(8*[.B71]))" office:value-type="float" office:value="-5625">
            <text:p>-5625</text:p>
          </table:table-cell>
          <table:table-cell table:style-name="ce10" table:formula="oooc:=(bitrate * 1000) -(1/(9*[.B71]))" office:value-type="float" office:value="-3888.88888888889">
            <text:p>-3889</text:p>
          </table:table-cell>
          <table:table-cell table:style-name="ce10" table:formula="oooc:=(bitrate * 1000) -(1/(10*[.B71]))" office:value-type="float" office:value="-2500">
            <text:p>-2500</text:p>
          </table:table-cell>
          <table:table-cell table:style-name="ce10" table:formula="oooc:=(bitrate * 1000) -(1/(11*[.B71]))" office:value-type="float" office:value="-1363.63636363636">
            <text:p>-1364</text:p>
          </table:table-cell>
          <table:table-cell table:style-name="ce10" table:formula="oooc:=(bitrate * 1000) -(1/(12*[.B71]))" office:value-type="float" office:value="-416.666666666666">
            <text:p>-417</text:p>
          </table:table-cell>
          <table:table-cell table:style-name="ce10" table:formula="oooc:=(bitrate * 1000) -(1/(13*[.B71]))" office:value-type="float" office:value="384.615384615385">
            <text:p>385</text:p>
          </table:table-cell>
          <table:table-cell table:style-name="ce10" table:formula="oooc:=(bitrate * 1000) -(1/(14*[.B71]))" office:value-type="float" office:value="1071.42857142857">
            <text:p>1071</text:p>
          </table:table-cell>
          <table:table-cell table:style-name="ce10" table:formula="oooc:=(bitrate * 1000) -(1/(15*[.B71]))" office:value-type="float" office:value="1666.66666666667">
            <text:p>1667</text:p>
          </table:table-cell>
          <table:table-cell table:style-name="ce10" table:formula="oooc:=(bitrate * 1000) -(1/(16*[.B71]))" office:value-type="float" office:value="2187.5">
            <text:p>2188</text:p>
          </table:table-cell>
          <table:table-cell table:style-name="ce10" table:formula="oooc:=(bitrate * 1000) -(1/(17*[.B71]))" office:value-type="float" office:value="2647.05882352941">
            <text:p>2647</text:p>
          </table:table-cell>
          <table:table-cell table:style-name="ce10" table:formula="oooc:=(bitrate * 1000) -(1/(18*[.B71]))" office:value-type="float" office:value="3055.55555555556">
            <text:p>3056</text:p>
          </table:table-cell>
          <table:table-cell table:style-name="ce10" table:formula="oooc:=(bitrate * 1000) -(1/(19*[.B71]))" office:value-type="float" office:value="3421.05263157895">
            <text:p>3421</text:p>
          </table:table-cell>
          <table:table-cell table:style-name="ce10" table:formula="oooc:=(bitrate * 1000) -(1/(20*[.B71]))" office:value-type="float" office:value="3750">
            <text:p>3750</text:p>
          </table:table-cell>
          <table:table-cell table:style-name="ce10" table:formula="oooc:=(bitrate * 1000) -(1/(21*[.B71]))" office:value-type="float" office:value="4047.61904761905">
            <text:p>4048</text:p>
          </table:table-cell>
          <table:table-cell table:style-name="ce10" table:formula="oooc:=(bitrate * 1000) -(1/(22*[.B71]))" office:value-type="float" office:value="4318.18181818182">
            <text:p>4318</text:p>
          </table:table-cell>
          <table:table-cell table:style-name="ce10" table:formula="oooc:=(bitrate * 1000) -(1/(23*[.B71]))" office:value-type="float" office:value="4565.21739130435">
            <text:p>4565</text:p>
          </table:table-cell>
          <table:table-cell table:style-name="ce10" table:formula="oooc:=(bitrate * 1000) -(1/(24*[.B71]))" office:value-type="float" office:value="4791.66666666667">
            <text:p>4792</text:p>
          </table:table-cell>
          <table:table-cell table:style-name="ce10" table:formula="oooc:=(bitrate * 1000) -(1/(25*[.B71]))" office:value-type="float" office:value="5000">
            <text:p>5000</text:p>
          </table:table-cell>
          <table:table-cell table:number-columns-repeated="232"/>
        </table:table-row>
        <table:table-row table:style-name="ro1" table:number-rows-repeated="4">
          <table:table-cell table:number-columns-repeated="14"/>
          <table:table-cell table:style-name="ce10"/>
          <table:table-cell table:number-columns-repeated="241"/>
        </table:table-row>
        <table:table-row table:style-name="ro1">
          <table:table-cell office:value-type="string">
            <text:p>Prop</text:p>
          </table:table-cell>
          <table:table-cell table:style-name="ce6" office:value-type="float" office:value="12">
            <text:p>12</text:p>
          </table:table-cell>
          <table:table-cell table:style-name="ce13"/>
          <table:table-cell table:number-columns-repeated="11"/>
          <table:table-cell table:style-name="ce10"/>
          <table:table-cell table:number-columns-repeated="241"/>
        </table:table-row>
        <table:table-row table:style-name="ro1">
          <table:table-cell office:value-type="string">
            <text:p>SJW</text:p>
          </table:table-cell>
          <table:table-cell table:style-name="ce6" office:value-type="float" office:value="4">
            <text:p>4</text:p>
          </table:table-cell>
          <table:table-cell table:style-name="ce13" office:value-type="string">
            <text:p>1-4</text:p>
          </table:table-cell>
          <table:table-cell table:number-columns-repeated="11"/>
          <table:table-cell table:style-name="ce10"/>
          <table:table-cell table:number-columns-repeated="241"/>
        </table:table-row>
        <table:table-row table:style-name="ro1">
          <table:table-cell office:value-type="string">
            <text:p>TSEG1</text:p>
          </table:table-cell>
          <table:table-cell table:style-name="ce7" table:formula="oooc:=[.B76]+[.B77]" office:value-type="float" office:value="16">
            <text:p>16</text:p>
          </table:table-cell>
          <table:table-cell table:style-name="ce13" office:value-type="string">
            <text:p>1-16</text:p>
          </table:table-cell>
          <table:table-cell table:number-columns-repeated="11"/>
          <table:table-cell table:style-name="ce10"/>
          <table:table-cell table:number-columns-repeated="241"/>
        </table:table-row>
        <table:table-row table:style-name="ro1">
          <table:table-cell office:value-type="string">
            <text:p>TSEG2</text:p>
          </table:table-cell>
          <table:table-cell table:style-name="ce6" office:value-type="float" office:value="7">
            <text:p>7</text:p>
          </table:table-cell>
          <table:table-cell table:style-name="ce13" office:value-type="string">
            <text:p>1-8</text:p>
          </table:table-cell>
          <table:table-cell table:number-columns-repeated="11"/>
          <table:table-cell table:style-name="ce10"/>
          <table:table-cell table:number-columns-repeated="241"/>
        </table:table-row>
        <table:table-row table:style-name="ro1">
          <table:table-cell office:value-type="string">
            <text:p>SYNC</text:p>
          </table:table-cell>
          <table:table-cell table:style-name="ce7" office:value-type="float" office:value="1">
            <text:p>1</text:p>
          </table:table-cell>
          <table:table-cell table:style-name="ce13"/>
          <table:table-cell table:number-columns-repeated="11"/>
          <table:table-cell table:style-name="ce10"/>
          <table:table-cell table:number-columns-repeated="241"/>
        </table:table-row>
        <table:table-row table:style-name="ro1">
          <table:table-cell office:value-type="string">
            <text:p>BITS</text:p>
          </table:table-cell>
          <table:table-cell table:style-name="ce8" office:value-type="float" office:value="24">
            <text:p>24</text:p>
          </table:table-cell>
          <table:table-cell table:style-name="ce14" table:formula="oooc:=[.B78]+[.B79]+[.B80]" office:value-type="float" office:value="24">
            <text:p>24</text:p>
          </table:table-cell>
          <table:table-cell table:number-columns-repeated="11"/>
          <table:table-cell table:style-name="ce10"/>
          <table:table-cell table:number-columns-repeated="241"/>
        </table:table-row>
        <table:table-row table:style-name="ro1">
          <table:table-cell office:value-type="string">
            <text:p>Sample point</text:p>
          </table:table-cell>
          <table:table-cell table:style-name="ce9" table:formula="oooc:=(1 + [.B78]) / [.B81]" office:value-type="percentage" office:value="0.708333333333333">
            <text:p>70,83%</text:p>
          </table:table-cell>
          <table:table-cell table:number-columns-repeated="12"/>
          <table:table-cell table:style-name="ce10"/>
          <table:table-cell table:number-columns-repeated="241"/>
        </table:table-row>
        <table:table-row table:style-name="ro1">
          <table:table-cell table:number-columns-repeated="14"/>
          <table:table-cell table:style-name="ce10"/>
          <table:table-cell table:number-columns-repeated="241"/>
        </table:table-row>
        <table:table-row table:style-name="ro1" table:number-rows-repeated="654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frequency" table:base-cell-address="$Sheet1.$C$2" table:cell-range-address="$Sheet1.$C$2"/>
        <table:named-range table:name="bitrate" table:base-cell-address="$Sheet1.$C$3" table:cell-range-address="$Sheet1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6">2008-04-16</text:date>, <text:time>21:5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Ake Hedman</meta:initial-creator>
    <meta:creation-date>2008-04-15T21:29:11</meta:creation-date>
    <dc:creator>Ake Hedman</dc:creator>
    <dc:date>2008-04-16T21:57:26</dc:date>
    <dc:language>sv-SE</dc:language>
    <meta:editing-cycles>8</meta:editing-cycles>
    <meta:editing-duration>P1DT0H28M19S</meta:editing-duration>
    <meta:user-defined meta:name="Info 1"/>
    <meta:user-defined meta:name="Info 2"/>
    <meta:user-defined meta:name="Info 3"/>
    <meta:user-defined meta:name="Info 4"/>
    <meta:document-statistic meta:table-count="3" meta:cell-count="1584"/>
  </office:meta>
</office:document-meta>
</file>